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1.7429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756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1.2618in"/>
    </style:style>
    <style:style style:name="co8" style:family="table-column">
      <style:table-column-properties fo:break-before="auto" style:column-width="2.3028in"/>
    </style:style>
    <style:style style:name="co9" style:family="table-column">
      <style:table-column-properties fo:break-before="auto" style:column-width="0.992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  <style:style style:name="ce3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lave" table:style-name="ta1" table:print="false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Typ(0-2)</text:p>
          </table:table-cell>
          <table:table-cell office:value-type="string">
            <text:p>Value</text:p>
          </table:table-cell>
          <table:table-cell office:value-type="string">
            <text:p>Addr</text:p>
          </table:table-cell>
          <table:table-cell office:value-type="string">
            <text:p>Modbus:blockname</text:p>
          </table:table-cell>
          <table:table-cell office:value-type="string">
            <text:p>Modbus:blocktype</text:p>
          </table:table-cell>
          <table:table-cell office:value-type="string">
            <text:p>type</text:p>
          </table:table-cell>
          <table:table-cell office:value-type="string">
            <text:p>Required?</text:p>
          </table:table-cell>
          <table:table-cell office:value-type="string">
            <text:p>Notes</text:p>
          </table:table-cell>
          <table:table-cell office:value-type="string">
            <text:p>PointString:</text:p>
          </table:table-cell>
          <table:table-cell table:number-columns-repeated="5"/>
          <table:table-cell office:value-type="string">
            <text:p>Modbus: Addr</text:p>
          </table:table-cell>
        </table:table-row>
        <table:table-row table:style-name="ro2">
          <table:table-cell office:value-type="string">
            <text:p>PumpRunCmd</text:p>
          </table:table-cell>
          <table:table-cell office:value-type="float" office:value="2">
            <text:p>2</text:p>
          </table:table-cell>
          <table:table-cell table:style-name="ce2" office:value-type="boolean" office:boolean-value="false">
            <text:p>FALSE</text:p>
          </table:table-cell>
          <table:table-cell table:formula="of:=[.P2]-1" office:value-type="float" office:value="4">
            <text:p>4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/>
          <table:table-cell/>
          <table:table-cell table:formula="of:=&quot;{'name':'&quot;&amp;[.A2]&amp;&quot;',  'typ':&quot;&amp;[.B2]&amp;&quot;, 'value':&quot;&amp;PROPER([.C2])&amp;&quot;, 'metadata':{&quot;&amp;CHAR(10)&amp;CHAR(9)&amp;&quot;'modbus':{ 'addr':&quot;&amp;[.D2]&amp;&quot;, 'blockname':'&quot;&amp;[.E2]&amp;&quot;',&quot;&amp;CHAR(10)&amp;CHAR(9)&amp;&quot;'blocktype':&quot;&amp;[.F2]&amp;&quot;, 'datatype':'&quot;&amp;[.G2]&amp;&quot;'}}},&quot;" office:value-type="string" office:string-value="{'name':'PumpRunCmd',  'typ':2, 'value':0, 'metadata':{&#10;&#9;'modbus':{ 'addr':4, 'blockname':'coil',&#10;&#9;'blocktype':1, 'datatype':'boolean'}}},">
            <text:p>{'name':'PumpRunCmd', <text:s/>'typ':2, 'value':0, 'metadata':{<text:line-break/><text:tab/>'modbus':{ 'addr':4, 'blockname':'coil',<text:line-break/><text:tab/>'blocktype':1, 'datatype':'boolean'}}},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olOpenCmd</text:p>
          </table:table-cell>
          <table:table-cell office:value-type="float" office:value="2">
            <text:p>2</text:p>
          </table:table-cell>
          <table:table-cell table:style-name="ce2" office:value-type="boolean" office:boolean-value="false">
            <text:p>FALSE</text:p>
          </table:table-cell>
          <table:table-cell table:formula="of:=[.P3]-1" office:value-type="float" office:value="5">
            <text:p>5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/>
          <table:table-cell/>
          <table:table-cell table:formula="of:=&quot;{'name':'&quot;&amp;[.A3]&amp;&quot;',  'typ':&quot;&amp;[.B3]&amp;&quot;, 'value':&quot;&amp;PROPER([.C3])&amp;&quot;, 'metadata':{&quot;&amp;CHAR(10)&amp;CHAR(9)&amp;&quot;'modbus':{ 'addr':&quot;&amp;[.D3]&amp;&quot;, 'blockname':'&quot;&amp;[.E3]&amp;&quot;',&quot;&amp;CHAR(10)&amp;CHAR(9)&amp;&quot;'blocktype':&quot;&amp;[.F3]&amp;&quot;, 'datatype':'&quot;&amp;[.G3]&amp;&quot;'}}},&quot;" office:value-type="string" office:string-value="{'name':'SolOpenCmd',  'typ':2, 'value':0, 'metadata':{&#10;&#9;'modbus':{ 'addr':5, 'blockname':'coil',&#10;&#9;'blocktype':1, 'datatype':'boolean'}}},">
            <text:p>{'name':'SolOpenCmd', <text:s/>'typ':2, 'value':0, 'metadata':{<text:line-break/><text:tab/>'modbus':{ 'addr':5, 'blockname':'coil',<text:line-break/><text:tab/>'blocktype':1, 'datatype':'boolean'}}},</text:p>
          </table:table-cell>
          <table:table-cell table:number-columns-repeated="5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LEDOn</text:p>
          </table:table-cell>
          <table:table-cell office:value-type="float" office:value="0">
            <text:p>0</text:p>
          </table:table-cell>
          <table:table-cell table:style-name="ce2" office:value-type="boolean" office:boolean-value="true">
            <text:p>TRUE</text:p>
          </table:table-cell>
          <table:table-cell table:formula="of:=[.P4]-1" office:value-type="float" office:value="12">
            <text:p>1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4]&amp;&quot;',  'typ':&quot;&amp;[.B4]&amp;&quot;, 'value':&quot;&amp;PROPER([.C4])&amp;&quot;, 'metadata':{&quot;&amp;CHAR(10)&amp;CHAR(9)&amp;&quot;'modbus':{ 'addr':&quot;&amp;[.D4]&amp;&quot;, 'blockname':'&quot;&amp;[.E4]&amp;&quot;',&quot;&amp;CHAR(10)&amp;CHAR(9)&amp;&quot;'blocktype':&quot;&amp;[.F4]&amp;&quot;, 'datatype':'&quot;&amp;[.G4]&amp;&quot;'}}},&quot;" office:value-type="string" office:string-value="{'name':'LEDOn',  'typ':0, 'value':1, 'metadata':{&#10;&#9;'modbus':{ 'addr':12, 'blockname':'coil',&#10;&#9;'blocktype':1, 'datatype':'boolean'}}},">
            <text:p>{'name':'LEDOn', <text:s/>'typ':0, 'value':1, 'metadata':{<text:line-break/><text:tab/>'modbus':{ 'addr':12, 'blockname':'coil',<text:line-break/><text:tab/>'blocktype':1, 'datatype':'boolean'}}},</text:p>
          </table:table-cell>
          <table:table-cell table:number-columns-repeated="5"/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ControlPump/Sol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P5]-1" office:value-type="float" office:value="99">
            <text:p>99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5]&amp;&quot;',  'typ':&quot;&amp;[.B5]&amp;&quot;, 'value':&quot;&amp;PROPER([.C5])&amp;&quot;, 'metadata':{&quot;&amp;CHAR(10)&amp;CHAR(9)&amp;&quot;'modbus':{ 'addr':&quot;&amp;[.D5]&amp;&quot;, 'blockname':'&quot;&amp;[.E5]&amp;&quot;',&quot;&amp;CHAR(10)&amp;CHAR(9)&amp;&quot;'blocktype':&quot;&amp;[.F5]&amp;&quot;, 'datatype':'&quot;&amp;[.G5]&amp;&quot;'}}},&quot;" office:value-type="string" office:string-value="{'name':'ControlPump/Sol',  'typ':0, 'value':0, 'metadata':{&#10;&#9;'modbus':{ 'addr':99, 'blockname':'coil',&#10;&#9;'blocktype':1, 'datatype':'boolean'}}},">
            <text:p>{'name':'ControlPump/Sol', <text:s/>'typ':0, 'value':0, 'metadata':{<text:line-break/><text:tab/>'modbus':{ 'addr':99, 'blockname':'coil',<text:line-break/><text:tab/>'blocktype':1, 'datatype':'boolean'}}},</text:p>
          </table:table-cell>
          <table:table-cell table:number-columns-repeated="5"/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SystemInMAN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P6]-1" office:value-type="float" office:value="100">
            <text:p>10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6]&amp;&quot;',  'typ':&quot;&amp;[.B6]&amp;&quot;, 'value':&quot;&amp;PROPER([.C6])&amp;&quot;, 'metadata':{&quot;&amp;CHAR(10)&amp;CHAR(9)&amp;&quot;'modbus':{ 'addr':&quot;&amp;[.D6]&amp;&quot;, 'blockname':'&quot;&amp;[.E6]&amp;&quot;',&quot;&amp;CHAR(10)&amp;CHAR(9)&amp;&quot;'blocktype':&quot;&amp;[.F6]&amp;&quot;, 'datatype':'&quot;&amp;[.G6]&amp;&quot;'}}},&quot;" office:value-type="string" office:string-value="{'name':'SystemInMAN',  'typ':0, 'value':0, 'metadata':{&#10;&#9;'modbus':{ 'addr':100, 'blockname':'coil',&#10;&#9;'blocktype':1, 'datatype':'boolean'}}},">
            <text:p>{'name':'SystemInMAN', <text:s/>'typ':0, 'value':0, 'metadata':{<text:line-break/><text:tab/>'modbus':{ 'addr':100, 'blockname':'coil',<text:line-break/><text:tab/>'blocktype':1, 'datatype':'boolean'}}},</text:p>
          </table:table-cell>
          <table:table-cell table:number-columns-repeated="5"/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SystemInAUTO</text:p>
          </table:table-cell>
          <table:table-cell office:value-type="float" office:value="0">
            <text:p>0</text:p>
          </table:table-cell>
          <table:table-cell table:style-name="ce2" office:value-type="boolean" office:boolean-value="true">
            <text:p>TRUE</text:p>
          </table:table-cell>
          <table:table-cell table:formula="of:=[.P7]-1" office:value-type="float" office:value="101">
            <text:p>10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7]&amp;&quot;',  'typ':&quot;&amp;[.B7]&amp;&quot;, 'value':&quot;&amp;PROPER([.C7])&amp;&quot;, 'metadata':{&quot;&amp;CHAR(10)&amp;CHAR(9)&amp;&quot;'modbus':{ 'addr':&quot;&amp;[.D7]&amp;&quot;, 'blockname':'&quot;&amp;[.E7]&amp;&quot;',&quot;&amp;CHAR(10)&amp;CHAR(9)&amp;&quot;'blocktype':&quot;&amp;[.F7]&amp;&quot;, 'datatype':'&quot;&amp;[.G7]&amp;&quot;'}}},&quot;" office:value-type="string" office:string-value="{'name':'SystemInAUTO',  'typ':0, 'value':1, 'metadata':{&#10;&#9;'modbus':{ 'addr':101, 'blockname':'coil',&#10;&#9;'blocktype':1, 'datatype':'boolean'}}},">
            <text:p>{'name':'SystemInAUTO', <text:s/>'typ':0, 'value':1, 'metadata':{<text:line-break/><text:tab/>'modbus':{ 'addr':101, 'blockname':'coil',<text:line-break/><text:tab/>'blocktype':1, 'datatype':'boolean'}}},</text:p>
          </table:table-cell>
          <table:table-cell table:number-columns-repeated="5"/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MANPumpRunCmd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P8]-1" office:value-type="float" office:value="102">
            <text:p>10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8]&amp;&quot;',  'typ':&quot;&amp;[.B8]&amp;&quot;, 'value':&quot;&amp;PROPER([.C8])&amp;&quot;, 'metadata':{&quot;&amp;CHAR(10)&amp;CHAR(9)&amp;&quot;'modbus':{ 'addr':&quot;&amp;[.D8]&amp;&quot;, 'blockname':'&quot;&amp;[.E8]&amp;&quot;',&quot;&amp;CHAR(10)&amp;CHAR(9)&amp;&quot;'blocktype':&quot;&amp;[.F8]&amp;&quot;, 'datatype':'&quot;&amp;[.G8]&amp;&quot;'}}},&quot;" office:value-type="string" office:string-value="{'name':'MANPumpRunCmd',  'typ':0, 'value':0, 'metadata':{&#10;&#9;'modbus':{ 'addr':102, 'blockname':'coil',&#10;&#9;'blocktype':1, 'datatype':'boolean'}}},">
            <text:p>{'name':'MANPumpRunCmd', <text:s/>'typ':0, 'value':0, 'metadata':{<text:line-break/><text:tab/>'modbus':{ 'addr':102, 'blockname':'coil',<text:line-break/><text:tab/>'blocktype':1, 'datatype':'boolean'}}},</text:p>
          </table:table-cell>
          <table:table-cell table:number-columns-repeated="5"/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MANSolOpenCmd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P9]-1" office:value-type="float" office:value="103">
            <text:p>103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9]&amp;&quot;',  'typ':&quot;&amp;[.B9]&amp;&quot;, 'value':&quot;&amp;PROPER([.C9])&amp;&quot;, 'metadata':{&quot;&amp;CHAR(10)&amp;CHAR(9)&amp;&quot;'modbus':{ 'addr':&quot;&amp;[.D9]&amp;&quot;, 'blockname':'&quot;&amp;[.E9]&amp;&quot;',&quot;&amp;CHAR(10)&amp;CHAR(9)&amp;&quot;'blocktype':&quot;&amp;[.F9]&amp;&quot;, 'datatype':'&quot;&amp;[.G9]&amp;&quot;'}}},&quot;" office:value-type="string" office:string-value="{'name':'MANSolOpenCmd',  'typ':0, 'value':0, 'metadata':{&#10;&#9;'modbus':{ 'addr':103, 'blockname':'coil',&#10;&#9;'blocktype':1, 'datatype':'boolean'}}},">
            <text:p>{'name':'MANSolOpenCmd', <text:s/>'typ':0, 'value':0, 'metadata':{<text:line-break/><text:tab/>'modbus':{ 'addr':103, 'blockname':'coil',<text:line-break/><text:tab/>'blocktype':1, 'datatype':'boolean'}}},</text:p>
          </table:table-cell>
          <table:table-cell table:number-columns-repeated="5"/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PIDIncrease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P10]-1" office:value-type="float" office:value="104">
            <text:p>104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0]&amp;&quot;',  'typ':&quot;&amp;[.B10]&amp;&quot;, 'value':&quot;&amp;PROPER([.C10])&amp;&quot;, 'metadata':{&quot;&amp;CHAR(10)&amp;CHAR(9)&amp;&quot;'modbus':{ 'addr':&quot;&amp;[.D10]&amp;&quot;, 'blockname':'&quot;&amp;[.E10]&amp;&quot;',&quot;&amp;CHAR(10)&amp;CHAR(9)&amp;&quot;'blocktype':&quot;&amp;[.F10]&amp;&quot;, 'datatype':'&quot;&amp;[.G10]&amp;&quot;'}}},&quot;" office:value-type="string" office:string-value="{'name':'PIDIncrease',  'typ':0, 'value':0, 'metadata':{&#10;&#9;'modbus':{ 'addr':104, 'blockname':'coil',&#10;&#9;'blocktype':1, 'datatype':'boolean'}}},">
            <text:p>{'name':'PIDIncrease', <text:s/>'typ':0, 'value':0, 'metadata':{<text:line-break/><text:tab/>'modbus':{ 'addr':104, 'blockname':'coil',<text:line-break/><text:tab/>'blocktype':1, 'datatype':'boolean'}}},</text:p>
          </table:table-cell>
          <table:table-cell table:number-columns-repeated="5"/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PIDDecrease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P11]-1" office:value-type="float" office:value="105">
            <text:p>105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1]&amp;&quot;',  'typ':&quot;&amp;[.B11]&amp;&quot;, 'value':&quot;&amp;PROPER([.C11])&amp;&quot;, 'metadata':{&quot;&amp;CHAR(10)&amp;CHAR(9)&amp;&quot;'modbus':{ 'addr':&quot;&amp;[.D11]&amp;&quot;, 'blockname':'&quot;&amp;[.E11]&amp;&quot;',&quot;&amp;CHAR(10)&amp;CHAR(9)&amp;&quot;'blocktype':&quot;&amp;[.F11]&amp;&quot;, 'datatype':'&quot;&amp;[.G11]&amp;&quot;'}}},&quot;" office:value-type="string" office:string-value="{'name':'PIDDecrease',  'typ':0, 'value':0, 'metadata':{&#10;&#9;'modbus':{ 'addr':105, 'blockname':'coil',&#10;&#9;'blocktype':1, 'datatype':'boolean'}}},">
            <text:p>{'name':'PIDDecrease', <text:s/>'typ':0, 'value':0, 'metadata':{<text:line-break/><text:tab/>'modbus':{ 'addr':105, 'blockname':'coil',<text:line-break/><text:tab/>'blocktype':1, 'datatype':'boolean'}}},</text:p>
          </table:table-cell>
          <table:table-cell table:number-columns-repeated="5"/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AUTOPumpRunCmd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P12]-1" office:value-type="float" office:value="106">
            <text:p>106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2]&amp;&quot;',  'typ':&quot;&amp;[.B12]&amp;&quot;, 'value':&quot;&amp;PROPER([.C12])&amp;&quot;, 'metadata':{&quot;&amp;CHAR(10)&amp;CHAR(9)&amp;&quot;'modbus':{ 'addr':&quot;&amp;[.D12]&amp;&quot;, 'blockname':'&quot;&amp;[.E12]&amp;&quot;',&quot;&amp;CHAR(10)&amp;CHAR(9)&amp;&quot;'blocktype':&quot;&amp;[.F12]&amp;&quot;, 'datatype':'&quot;&amp;[.G12]&amp;&quot;'}}},&quot;" office:value-type="string" office:string-value="{'name':'AUTOPumpRunCmd',  'typ':0, 'value':0, 'metadata':{&#10;&#9;'modbus':{ 'addr':106, 'blockname':'coil',&#10;&#9;'blocktype':1, 'datatype':'boolean'}}},">
            <text:p>{'name':'AUTOPumpRunCmd', <text:s/>'typ':0, 'value':0, 'metadata':{<text:line-break/><text:tab/>'modbus':{ 'addr':106, 'blockname':'coil',<text:line-break/><text:tab/>'blocktype':1, 'datatype':'boolean'}}},</text:p>
          </table:table-cell>
          <table:table-cell table:number-columns-repeated="5"/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AUTOSolOpenCmd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P13]-1" office:value-type="float" office:value="107">
            <text:p>107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3]&amp;&quot;',  'typ':&quot;&amp;[.B13]&amp;&quot;, 'value':&quot;&amp;PROPER([.C13])&amp;&quot;, 'metadata':{&quot;&amp;CHAR(10)&amp;CHAR(9)&amp;&quot;'modbus':{ 'addr':&quot;&amp;[.D13]&amp;&quot;, 'blockname':'&quot;&amp;[.E13]&amp;&quot;',&quot;&amp;CHAR(10)&amp;CHAR(9)&amp;&quot;'blocktype':&quot;&amp;[.F13]&amp;&quot;, 'datatype':'&quot;&amp;[.G13]&amp;&quot;'}}},&quot;" office:value-type="string" office:string-value="{'name':'AUTOSolOpenCmd',  'typ':0, 'value':0, 'metadata':{&#10;&#9;'modbus':{ 'addr':107, 'blockname':'coil',&#10;&#9;'blocktype':1, 'datatype':'boolean'}}},">
            <text:p>{'name':'AUTOSolOpenCmd', <text:s/>'typ':0, 'value':0, 'metadata':{<text:line-break/><text:tab/>'modbus':{ 'addr':107, 'blockname':'coil',<text:line-break/><text:tab/>'blocktype':1, 'datatype':'boolean'}}},</text:p>
          </table:table-cell>
          <table:table-cell table:number-columns-repeated="5"/>
          <table:table-cell office:value-type="float" office:value="108">
            <text:p>108</text:p>
          </table:table-cell>
        </table:table-row>
        <table:table-row table:style-name="ro2">
          <table:table-cell table:style-name="ce3" office:value-type="string">
            <text:p>DigInputR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P14]-10001" office:value-type="float" office:value="0">
            <text:p>0</text:p>
          </table:table-cell>
          <table:table-cell office:value-type="string">
            <text:p>statusreg</text:p>
          </table:table-cell>
          <table:table-cell office:value-type="float" office:value="2">
            <text:p>2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4]&amp;&quot;',  'typ':&quot;&amp;[.B14]&amp;&quot;, 'value':&quot;&amp;PROPER([.C14])&amp;&quot;, 'metadata':{&quot;&amp;CHAR(10)&amp;CHAR(9)&amp;&quot;'modbus':{ 'addr':&quot;&amp;[.D14]&amp;&quot;, 'blockname':'&quot;&amp;[.E14]&amp;&quot;',&quot;&amp;CHAR(10)&amp;CHAR(9)&amp;&quot;'blocktype':&quot;&amp;[.F14]&amp;&quot;, 'datatype':'&quot;&amp;[.G14]&amp;&quot;'}}},&quot;" office:value-type="string" office:string-value="{'name':'DigInputReg',  'typ':1, 'value':0, 'metadata':{&#10;&#9;'modbus':{ 'addr':0, 'blockname':'statusreg',&#10;&#9;'blocktype':2, 'datatype':'boolean'}}},">
            <text:p>{'name':'DigInputReg', <text:s/>'typ':1, 'value':0, 'metadata':{<text:line-break/><text:tab/>'modbus':{ 'addr':0, 'blockname':'statusreg',<text:line-break/><text:tab/>'blocktype':2, 'datatype':'boolean'}}},</text:p>
          </table:table-cell>
          <table:table-cell table:number-columns-repeated="5"/>
          <table:table-cell office:value-type="float" office:value="10001">
            <text:p>10001</text:p>
          </table:table-cell>
        </table:table-row>
        <table:table-row table:style-name="ro2">
          <table:table-cell office:value-type="string">
            <text:p>PressureRawInputReg</text:p>
          </table:table-cell>
          <table:table-cell office:value-type="float" office:value="1">
            <text:p>1</text:p>
          </table:table-cell>
          <table:table-cell office:value-type="float" office:value="3131">
            <text:p>3131</text:p>
          </table:table-cell>
          <table:table-cell table:formula="of:=[.P15]-30001" office:value-type="float" office:value="0">
            <text:p>0</text:p>
          </table:table-cell>
          <table:table-cell office:value-type="string">
            <text:p>inputreg</text:p>
          </table:table-cell>
          <table:table-cell office:value-type="float" office:value="4">
            <text:p>4</text:p>
          </table:table-cell>
          <table:table-cell office:value-type="string">
            <text:p>uint</text:p>
          </table:table-cell>
          <table:table-cell table:number-columns-repeated="2"/>
          <table:table-cell table:formula="of:=&quot;{'name':'&quot;&amp;[.A15]&amp;&quot;',  'typ':&quot;&amp;[.B15]&amp;&quot;, 'value':&quot;&amp;PROPER([.C15])&amp;&quot;, 'metadata':{&quot;&amp;CHAR(10)&amp;CHAR(9)&amp;&quot;'modbus':{ 'addr':&quot;&amp;[.D15]&amp;&quot;, 'blockname':'&quot;&amp;[.E15]&amp;&quot;',&quot;&amp;CHAR(10)&amp;CHAR(9)&amp;&quot;'blocktype':&quot;&amp;[.F15]&amp;&quot;, 'datatype':'&quot;&amp;[.G15]&amp;&quot;'}}},&quot;" office:value-type="string" office:string-value="{'name':'PressureRawInputReg',  'typ':1, 'value':3131, 'metadata':{&#10;&#9;'modbus':{ 'addr':0, 'blockname':'inputreg',&#10;&#9;'blocktype':4, 'datatype':'uint'}}},">
            <text:p>{'name':'PressureRawInputReg', <text:s/>'typ':1, 'value':3131, 'metadata':{<text:line-break/><text:tab/>'modbus':{ 'addr':0, 'blockname':'inputreg',<text:line-break/><text:tab/>'blocktype':4, 'datatype':'uint'}}},</text:p>
          </table:table-cell>
          <table:table-cell table:number-columns-repeated="5"/>
          <table:table-cell office:value-type="float" office:value="30001">
            <text:p>30001</text:p>
          </table:table-cell>
        </table:table-row>
        <table:table-row table:style-name="ro2">
          <table:table-cell office:value-type="string">
            <text:p>CalcReg1</text:p>
          </table:table-cell>
          <table:table-cell table:number-columns-repeated="2" office:value-type="float" office:value="0">
            <text:p>0</text:p>
          </table:table-cell>
          <table:table-cell table:formula="of:=[.P16]-40001" office:value-type="float" office:value="999">
            <text:p>99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6]&amp;&quot;',  'typ':&quot;&amp;[.B16]&amp;&quot;, 'value':&quot;&amp;PROPER([.C16])&amp;&quot;, 'metadata':{&quot;&amp;CHAR(10)&amp;CHAR(9)&amp;&quot;'modbus':{ 'addr':&quot;&amp;[.D16]&amp;&quot;, 'blockname':'&quot;&amp;[.E16]&amp;&quot;',&quot;&amp;CHAR(10)&amp;CHAR(9)&amp;&quot;'blocktype':&quot;&amp;[.F16]&amp;&quot;, 'datatype':'&quot;&amp;[.G16]&amp;&quot;'}}},&quot;" office:value-type="string" office:string-value="{'name':'CalcReg1',  'typ':0, 'value':0, 'metadata':{&#10;&#9;'modbus':{ 'addr':999, 'blockname':'holdingreg',&#10;&#9;'blocktype':3, 'datatype':'float'}}},">
            <text:p>{'name':'CalcReg1', <text:s/>'typ':0, 'value':0, 'metadata':{<text:line-break/><text:tab/>'modbus':{ 'addr':999, 'blockname':'holdingreg',<text:line-break/><text:tab/>'blocktype':3, 'datatype':'float'}}},</text:p>
          </table:table-cell>
          <table:table-cell table:number-columns-repeated="5"/>
          <table:table-cell office:value-type="float" office:value="41000">
            <text:p>41000</text:p>
          </table:table-cell>
        </table:table-row>
        <table:table-row table:style-name="ro2">
          <table:table-cell office:value-type="string">
            <text:p>CalcReg2</text:p>
          </table:table-cell>
          <table:table-cell table:number-columns-repeated="2" office:value-type="float" office:value="0">
            <text:p>0</text:p>
          </table:table-cell>
          <table:table-cell table:formula="of:=[.P17]-40001" office:value-type="float" office:value="1001">
            <text:p>100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7]&amp;&quot;',  'typ':&quot;&amp;[.B17]&amp;&quot;, 'value':&quot;&amp;PROPER([.C17])&amp;&quot;, 'metadata':{&quot;&amp;CHAR(10)&amp;CHAR(9)&amp;&quot;'modbus':{ 'addr':&quot;&amp;[.D17]&amp;&quot;, 'blockname':'&quot;&amp;[.E17]&amp;&quot;',&quot;&amp;CHAR(10)&amp;CHAR(9)&amp;&quot;'blocktype':&quot;&amp;[.F17]&amp;&quot;, 'datatype':'&quot;&amp;[.G17]&amp;&quot;'}}},&quot;" office:value-type="string" office:string-value="{'name':'CalcReg2',  'typ':0, 'value':0, 'metadata':{&#10;&#9;'modbus':{ 'addr':1001, 'blockname':'holdingreg',&#10;&#9;'blocktype':3, 'datatype':'float'}}},">
            <text:p>{'name':'CalcReg2', <text:s/>'typ':0, 'value':0, 'metadata':{<text:line-break/><text:tab/>'modbus':{ 'addr':1001, 'blockname':'holdingreg',<text:line-break/><text:tab/>'blocktype':3, 'datatype':'float'}}},</text:p>
          </table:table-cell>
          <table:table-cell table:number-columns-repeated="5"/>
          <table:table-cell office:value-type="float" office:value="41002">
            <text:p>41002</text:p>
          </table:table-cell>
        </table:table-row>
        <table:table-row table:style-name="ro2">
          <table:table-cell office:value-type="string">
            <text:p>CalcReg3</text:p>
          </table:table-cell>
          <table:table-cell table:number-columns-repeated="2" office:value-type="float" office:value="0">
            <text:p>0</text:p>
          </table:table-cell>
          <table:table-cell table:formula="of:=[.P18]-40001" office:value-type="float" office:value="1003">
            <text:p>1003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8]&amp;&quot;',  'typ':&quot;&amp;[.B18]&amp;&quot;, 'value':&quot;&amp;PROPER([.C18])&amp;&quot;, 'metadata':{&quot;&amp;CHAR(10)&amp;CHAR(9)&amp;&quot;'modbus':{ 'addr':&quot;&amp;[.D18]&amp;&quot;, 'blockname':'&quot;&amp;[.E18]&amp;&quot;',&quot;&amp;CHAR(10)&amp;CHAR(9)&amp;&quot;'blocktype':&quot;&amp;[.F18]&amp;&quot;, 'datatype':'&quot;&amp;[.G18]&amp;&quot;'}}},&quot;" office:value-type="string" office:string-value="{'name':'CalcReg3',  'typ':0, 'value':0, 'metadata':{&#10;&#9;'modbus':{ 'addr':1003, 'blockname':'holdingreg',&#10;&#9;'blocktype':3, 'datatype':'float'}}},">
            <text:p>{'name':'CalcReg3', <text:s/>'typ':0, 'value':0, 'metadata':{<text:line-break/><text:tab/>'modbus':{ 'addr':1003, 'blockname':'holdingreg',<text:line-break/><text:tab/>'blocktype':3, 'datatype':'float'}}},</text:p>
          </table:table-cell>
          <table:table-cell table:number-columns-repeated="5"/>
          <table:table-cell office:value-type="float" office:value="41004">
            <text:p>41004</text:p>
          </table:table-cell>
        </table:table-row>
        <table:table-row table:style-name="ro2">
          <table:table-cell office:value-type="string">
            <text:p>PressureScaled</text:p>
          </table:table-cell>
          <table:table-cell table:number-columns-repeated="2" office:value-type="float" office:value="0">
            <text:p>0</text:p>
          </table:table-cell>
          <table:table-cell table:formula="of:=[.P19]-40001" office:value-type="float" office:value="1005">
            <text:p>100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9]&amp;&quot;',  'typ':&quot;&amp;[.B19]&amp;&quot;, 'value':&quot;&amp;PROPER([.C19])&amp;&quot;, 'metadata':{&quot;&amp;CHAR(10)&amp;CHAR(9)&amp;&quot;'modbus':{ 'addr':&quot;&amp;[.D19]&amp;&quot;, 'blockname':'&quot;&amp;[.E19]&amp;&quot;',&quot;&amp;CHAR(10)&amp;CHAR(9)&amp;&quot;'blocktype':&quot;&amp;[.F19]&amp;&quot;, 'datatype':'&quot;&amp;[.G19]&amp;&quot;'}}},&quot;" office:value-type="string" office:string-value="{'name':'PressureScaled',  'typ':0, 'value':0, 'metadata':{&#10;&#9;'modbus':{ 'addr':1005, 'blockname':'holdingreg',&#10;&#9;'blocktype':3, 'datatype':'float'}}},">
            <text:p>{'name':'PressureScaled', <text:s/>'typ':0, 'value':0, 'metadata':{<text:line-break/><text:tab/>'modbus':{ 'addr':1005, 'blockname':'holdingreg',<text:line-break/><text:tab/>'blocktype':3, 'datatype':'float'}}},</text:p>
          </table:table-cell>
          <table:table-cell table:number-columns-repeated="5"/>
          <table:table-cell office:value-type="float" office:value="41006">
            <text:p>41006</text:p>
          </table:table-cell>
        </table:table-row>
        <table:table-row table:style-name="ro2">
          <table:table-cell office:value-type="string">
            <text:p>ComparisonReg</text:p>
          </table:table-cell>
          <table:table-cell table:number-columns-repeated="2" office:value-type="float" office:value="0">
            <text:p>0</text:p>
          </table:table-cell>
          <table:table-cell table:formula="of:=[.P20]-40001" office:value-type="float" office:value="1999">
            <text:p>199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0]&amp;&quot;',  'typ':&quot;&amp;[.B20]&amp;&quot;, 'value':&quot;&amp;PROPER([.C20])&amp;&quot;, 'metadata':{&quot;&amp;CHAR(10)&amp;CHAR(9)&amp;&quot;'modbus':{ 'addr':&quot;&amp;[.D20]&amp;&quot;, 'blockname':'&quot;&amp;[.E20]&amp;&quot;',&quot;&amp;CHAR(10)&amp;CHAR(9)&amp;&quot;'blocktype':&quot;&amp;[.F20]&amp;&quot;, 'datatype':'&quot;&amp;[.G20]&amp;&quot;'}}},&quot;" office:value-type="string" office:string-value="{'name':'ComparisonReg',  'typ':0, 'value':0, 'metadata':{&#10;&#9;'modbus':{ 'addr':1999, 'blockname':'holdingreg',&#10;&#9;'blocktype':3, 'datatype':'uint'}}},">
            <text:p>{'name':'ComparisonReg', <text:s/>'typ':0, 'value':0, 'metadata':{<text:line-break/><text:tab/>'modbus':{ 'addr':1999, 'blockname':'holdingreg',<text:line-break/><text:tab/>'blocktype':3, 'datatype':'uint'}}},</text:p>
          </table:table-cell>
          <table:table-cell table:number-columns-repeated="5"/>
          <table:table-cell office:value-type="float" office:value="42000">
            <text:p>42000</text:p>
          </table:table-cell>
        </table:table-row>
        <table:table-row table:style-name="ro2">
          <table:table-cell office:value-type="string">
            <text:p>MstrRDigOut</text:p>
          </table:table-cell>
          <table:table-cell table:number-columns-repeated="2" office:value-type="float" office:value="0">
            <text:p>0</text:p>
          </table:table-cell>
          <table:table-cell table:formula="of:=[.P21]-40001" office:value-type="float" office:value="2999">
            <text:p>299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1]&amp;&quot;',  'typ':&quot;&amp;[.B21]&amp;&quot;, 'value':&quot;&amp;PROPER([.C21])&amp;&quot;, 'metadata':{&quot;&amp;CHAR(10)&amp;CHAR(9)&amp;&quot;'modbus':{ 'addr':&quot;&amp;[.D21]&amp;&quot;, 'blockname':'&quot;&amp;[.E21]&amp;&quot;',&quot;&amp;CHAR(10)&amp;CHAR(9)&amp;&quot;'blocktype':&quot;&amp;[.F21]&amp;&quot;, 'datatype':'&quot;&amp;[.G21]&amp;&quot;'}}},&quot;" office:value-type="string" office:string-value="{'name':'MstrRDigOut',  'typ':0, 'value':0, 'metadata':{&#10;&#9;'modbus':{ 'addr':2999, 'blockname':'holdingreg',&#10;&#9;'blocktype':3, 'datatype':'boolean'}}},">
            <text:p>{'name':'MstrRDigOut', <text:s/>'typ':0, 'value':0, 'metadata':{<text:line-break/><text:tab/>'modbus':{ 'addr':2999, 'blockname':'holdingreg',<text:line-break/><text:tab/>'blocktype':3, 'datatype':'boolean'}}},</text:p>
          </table:table-cell>
          <table:table-cell table:number-columns-repeated="5"/>
          <table:table-cell office:value-type="float" office:value="43000">
            <text:p>43000</text:p>
          </table:table-cell>
        </table:table-row>
        <table:table-row table:style-name="ro2">
          <table:table-cell office:value-type="string">
            <text:p>MstrRDigIn</text:p>
          </table:table-cell>
          <table:table-cell table:number-columns-repeated="2" office:value-type="float" office:value="0">
            <text:p>0</text:p>
          </table:table-cell>
          <table:table-cell table:formula="of:=[.P22]-40001" office:value-type="float" office:value="3000">
            <text:p>3000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2]&amp;&quot;',  'typ':&quot;&amp;[.B22]&amp;&quot;, 'value':&quot;&amp;PROPER([.C22])&amp;&quot;, 'metadata':{&quot;&amp;CHAR(10)&amp;CHAR(9)&amp;&quot;'modbus':{ 'addr':&quot;&amp;[.D22]&amp;&quot;, 'blockname':'&quot;&amp;[.E22]&amp;&quot;',&quot;&amp;CHAR(10)&amp;CHAR(9)&amp;&quot;'blocktype':&quot;&amp;[.F22]&amp;&quot;, 'datatype':'&quot;&amp;[.G22]&amp;&quot;'}}},&quot;" office:value-type="string" office:string-value="{'name':'MstrRDigIn',  'typ':0, 'value':0, 'metadata':{&#10;&#9;'modbus':{ 'addr':3000, 'blockname':'holdingreg',&#10;&#9;'blocktype':3, 'datatype':'boolean'}}},">
            <text:p>{'name':'MstrRDigIn', <text:s/>'typ':0, 'value':0, 'metadata':{<text:line-break/><text:tab/>'modbus':{ 'addr':3000, 'blockname':'holdingreg',<text:line-break/><text:tab/>'blocktype':3, 'datatype':'boolean'}}},</text:p>
          </table:table-cell>
          <table:table-cell table:number-columns-repeated="5"/>
          <table:table-cell office:value-type="float" office:value="43001">
            <text:p>43001</text:p>
          </table:table-cell>
        </table:table-row>
        <table:table-row table:style-name="ro2">
          <table:table-cell office:value-type="string">
            <text:p>MstrRPressureInRaw</text:p>
          </table:table-cell>
          <table:table-cell table:number-columns-repeated="2" office:value-type="float" office:value="0">
            <text:p>0</text:p>
          </table:table-cell>
          <table:table-cell table:formula="of:=[.P23]-40001" office:value-type="float" office:value="3001">
            <text:p>300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number-columns-repeated="2"/>
          <table:table-cell table:formula="of:=&quot;{'name':'&quot;&amp;[.A23]&amp;&quot;',  'typ':&quot;&amp;[.B23]&amp;&quot;, 'value':&quot;&amp;PROPER([.C23])&amp;&quot;, 'metadata':{&quot;&amp;CHAR(10)&amp;CHAR(9)&amp;&quot;'modbus':{ 'addr':&quot;&amp;[.D23]&amp;&quot;, 'blockname':'&quot;&amp;[.E23]&amp;&quot;',&quot;&amp;CHAR(10)&amp;CHAR(9)&amp;&quot;'blocktype':&quot;&amp;[.F23]&amp;&quot;, 'datatype':'&quot;&amp;[.G23]&amp;&quot;'}}},&quot;" office:value-type="string" office:string-value="{'name':'MstrRPressureInRaw',  'typ':0, 'value':0, 'metadata':{&#10;&#9;'modbus':{ 'addr':3001, 'blockname':'holdingreg',&#10;&#9;'blocktype':3, 'datatype':'uint'}}},">
            <text:p>{'name':'MstrRPressureInRaw', <text:s/>'typ':0, 'value':0, 'metadata':{<text:line-break/><text:tab/>'modbus':{ 'addr':3001, 'blockname':'holdingreg',<text:line-break/><text:tab/>'blocktype':3, 'datatype':'uint'}}},</text:p>
          </table:table-cell>
          <table:table-cell table:number-columns-repeated="5"/>
          <table:table-cell office:value-type="float" office:value="43002">
            <text:p>43002</text:p>
          </table:table-cell>
        </table:table-row>
        <table:table-row table:style-name="ro2">
          <table:table-cell office:value-type="string">
            <text:p>MstrRAnalogIn1</text:p>
          </table:table-cell>
          <table:table-cell table:number-columns-repeated="2" office:value-type="float" office:value="0">
            <text:p>0</text:p>
          </table:table-cell>
          <table:table-cell table:formula="of:=[.P24]-40001" office:value-type="float" office:value="3002">
            <text:p>3002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4]&amp;&quot;',  'typ':&quot;&amp;[.B24]&amp;&quot;, 'value':&quot;&amp;PROPER([.C24])&amp;&quot;, 'metadata':{&quot;&amp;CHAR(10)&amp;CHAR(9)&amp;&quot;'modbus':{ 'addr':&quot;&amp;[.D24]&amp;&quot;, 'blockname':'&quot;&amp;[.E24]&amp;&quot;',&quot;&amp;CHAR(10)&amp;CHAR(9)&amp;&quot;'blocktype':&quot;&amp;[.F24]&amp;&quot;, 'datatype':'&quot;&amp;[.G24]&amp;&quot;'}}},&quot;" office:value-type="string" office:string-value="{'name':'MstrRAnalogIn1',  'typ':0, 'value':0, 'metadata':{&#10;&#9;'modbus':{ 'addr':3002, 'blockname':'holdingreg',&#10;&#9;'blocktype':3, 'datatype':'uint'}}},">
            <text:p>{'name':'MstrRAnalogIn1', <text:s/>'typ':0, 'value':0, 'metadata':{<text:line-break/><text:tab/>'modbus':{ 'addr':3002, 'blockname':'holdingreg',<text:line-break/><text:tab/>'blocktype':3, 'datatype':'uint'}}},</text:p>
          </table:table-cell>
          <table:table-cell table:number-columns-repeated="5"/>
          <table:table-cell office:value-type="float" office:value="43003">
            <text:p>43003</text:p>
          </table:table-cell>
        </table:table-row>
        <table:table-row table:style-name="ro2">
          <table:table-cell table:style-name="ce3" office:value-type="string">
            <text:p>MstrRAnalogIn2</text:p>
          </table:table-cell>
          <table:table-cell table:number-columns-repeated="2" office:value-type="float" office:value="0">
            <text:p>0</text:p>
          </table:table-cell>
          <table:table-cell table:formula="of:=[.P25]-40001" office:value-type="float" office:value="3003">
            <text:p>3003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5]&amp;&quot;',  'typ':&quot;&amp;[.B25]&amp;&quot;, 'value':&quot;&amp;PROPER([.C25])&amp;&quot;, 'metadata':{&quot;&amp;CHAR(10)&amp;CHAR(9)&amp;&quot;'modbus':{ 'addr':&quot;&amp;[.D25]&amp;&quot;, 'blockname':'&quot;&amp;[.E25]&amp;&quot;',&quot;&amp;CHAR(10)&amp;CHAR(9)&amp;&quot;'blocktype':&quot;&amp;[.F25]&amp;&quot;, 'datatype':'&quot;&amp;[.G25]&amp;&quot;'}}},&quot;" office:value-type="string" office:string-value="{'name':'MstrRAnalogIn2',  'typ':0, 'value':0, 'metadata':{&#10;&#9;'modbus':{ 'addr':3003, 'blockname':'holdingreg',&#10;&#9;'blocktype':3, 'datatype':'uint'}}},">
            <text:p>{'name':'MstrRAnalogIn2', <text:s/>'typ':0, 'value':0, 'metadata':{<text:line-break/><text:tab/>'modbus':{ 'addr':3003, 'blockname':'holdingreg',<text:line-break/><text:tab/>'blocktype':3, 'datatype':'uint'}}},</text:p>
          </table:table-cell>
          <table:table-cell table:number-columns-repeated="5"/>
          <table:table-cell office:value-type="float" office:value="43004">
            <text:p>43004</text:p>
          </table:table-cell>
        </table:table-row>
        <table:table-row table:style-name="ro2">
          <table:table-cell office:value-type="string">
            <text:p>MstrRAnalogIn3</text:p>
          </table:table-cell>
          <table:table-cell table:number-columns-repeated="2" office:value-type="float" office:value="0">
            <text:p>0</text:p>
          </table:table-cell>
          <table:table-cell table:formula="of:=[.P26]-40001" office:value-type="float" office:value="3004">
            <text:p>3004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6]&amp;&quot;',  'typ':&quot;&amp;[.B26]&amp;&quot;, 'value':&quot;&amp;PROPER([.C26])&amp;&quot;, 'metadata':{&quot;&amp;CHAR(10)&amp;CHAR(9)&amp;&quot;'modbus':{ 'addr':&quot;&amp;[.D26]&amp;&quot;, 'blockname':'&quot;&amp;[.E26]&amp;&quot;',&quot;&amp;CHAR(10)&amp;CHAR(9)&amp;&quot;'blocktype':&quot;&amp;[.F26]&amp;&quot;, 'datatype':'&quot;&amp;[.G26]&amp;&quot;'}}},&quot;" office:value-type="string" office:string-value="{'name':'MstrRAnalogIn3',  'typ':0, 'value':0, 'metadata':{&#10;&#9;'modbus':{ 'addr':3004, 'blockname':'holdingreg',&#10;&#9;'blocktype':3, 'datatype':'uint'}}},">
            <text:p>{'name':'MstrRAnalogIn3', <text:s/>'typ':0, 'value':0, 'metadata':{<text:line-break/><text:tab/>'modbus':{ 'addr':3004, 'blockname':'holdingreg',<text:line-break/><text:tab/>'blocktype':3, 'datatype':'uint'}}},</text:p>
          </table:table-cell>
          <table:table-cell table:number-columns-repeated="5"/>
          <table:table-cell office:value-type="float" office:value="43005">
            <text:p>43005</text:p>
          </table:table-cell>
        </table:table-row>
        <table:table-row table:style-name="ro2">
          <table:table-cell office:value-type="string">
            <text:p>MstrRAnalogIn4</text:p>
          </table:table-cell>
          <table:table-cell table:number-columns-repeated="2" office:value-type="float" office:value="0">
            <text:p>0</text:p>
          </table:table-cell>
          <table:table-cell table:formula="of:=[.P27]-40001" office:value-type="float" office:value="3005">
            <text:p>300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7]&amp;&quot;',  'typ':&quot;&amp;[.B27]&amp;&quot;, 'value':&quot;&amp;PROPER([.C27])&amp;&quot;, 'metadata':{&quot;&amp;CHAR(10)&amp;CHAR(9)&amp;&quot;'modbus':{ 'addr':&quot;&amp;[.D27]&amp;&quot;, 'blockname':'&quot;&amp;[.E27]&amp;&quot;',&quot;&amp;CHAR(10)&amp;CHAR(9)&amp;&quot;'blocktype':&quot;&amp;[.F27]&amp;&quot;, 'datatype':'&quot;&amp;[.G27]&amp;&quot;'}}},&quot;" office:value-type="string" office:string-value="{'name':'MstrRAnalogIn4',  'typ':0, 'value':0, 'metadata':{&#10;&#9;'modbus':{ 'addr':3005, 'blockname':'holdingreg',&#10;&#9;'blocktype':3, 'datatype':'uint'}}},">
            <text:p>{'name':'MstrRAnalogIn4', <text:s/>'typ':0, 'value':0, 'metadata':{<text:line-break/><text:tab/>'modbus':{ 'addr':3005, 'blockname':'holdingreg',<text:line-break/><text:tab/>'blocktype':3, 'datatype':'uint'}}},</text:p>
          </table:table-cell>
          <table:table-cell table:number-columns-repeated="5"/>
          <table:table-cell office:value-type="float" office:value="43006">
            <text:p>43006</text:p>
          </table:table-cell>
        </table:table-row>
        <table:table-row table:style-name="ro2">
          <table:table-cell office:value-type="string">
            <text:p>MstrRPressureScaled</text:p>
          </table:table-cell>
          <table:table-cell table:number-columns-repeated="2" office:value-type="float" office:value="0">
            <text:p>0</text:p>
          </table:table-cell>
          <table:table-cell table:formula="of:=[.P28]-40001" office:value-type="float" office:value="3006">
            <text:p>3006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28]&amp;&quot;',  'typ':&quot;&amp;[.B28]&amp;&quot;, 'value':&quot;&amp;PROPER([.C28])&amp;&quot;, 'metadata':{&quot;&amp;CHAR(10)&amp;CHAR(9)&amp;&quot;'modbus':{ 'addr':&quot;&amp;[.D28]&amp;&quot;, 'blockname':'&quot;&amp;[.E28]&amp;&quot;',&quot;&amp;CHAR(10)&amp;CHAR(9)&amp;&quot;'blocktype':&quot;&amp;[.F28]&amp;&quot;, 'datatype':'&quot;&amp;[.G28]&amp;&quot;'}}},&quot;" office:value-type="string" office:string-value="{'name':'MstrRPressureScaled',  'typ':0, 'value':0, 'metadata':{&#10;&#9;'modbus':{ 'addr':3006, 'blockname':'holdingreg',&#10;&#9;'blocktype':3, 'datatype':'float'}}},">
            <text:p>{'name':'MstrRPressureScaled', <text:s/>'typ':0, 'value':0, 'metadata':{<text:line-break/><text:tab/>'modbus':{ 'addr':3006, 'blockname':'holdingreg',<text:line-break/><text:tab/>'blocktype':3, 'datatype':'float'}}},</text:p>
          </table:table-cell>
          <table:table-cell table:number-columns-repeated="5"/>
          <table:table-cell office:value-type="float" office:value="43007">
            <text:p>43007</text:p>
          </table:table-cell>
        </table:table-row>
        <table:table-row table:style-name="ro2">
          <table:table-cell office:value-type="string">
            <text:p>MstrWControlPump/Sol</text:p>
          </table:table-cell>
          <table:table-cell table:number-columns-repeated="2" office:value-type="float" office:value="0">
            <text:p>0</text:p>
          </table:table-cell>
          <table:table-cell table:formula="of:=[.P29]-40001" office:value-type="float" office:value="3049">
            <text:p>304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number-columns-repeated="2"/>
          <table:table-cell table:formula="of:=&quot;{'name':'&quot;&amp;[.A29]&amp;&quot;',  'typ':&quot;&amp;[.B29]&amp;&quot;, 'value':&quot;&amp;PROPER([.C29])&amp;&quot;, 'metadata':{&quot;&amp;CHAR(10)&amp;CHAR(9)&amp;&quot;'modbus':{ 'addr':&quot;&amp;[.D29]&amp;&quot;, 'blockname':'&quot;&amp;[.E29]&amp;&quot;',&quot;&amp;CHAR(10)&amp;CHAR(9)&amp;&quot;'blocktype':&quot;&amp;[.F29]&amp;&quot;, 'datatype':'&quot;&amp;[.G29]&amp;&quot;'}}},&quot;" office:value-type="string" office:string-value="{'name':'MstrWControlPump/Sol',  'typ':0, 'value':0, 'metadata':{&#10;&#9;'modbus':{ 'addr':3049, 'blockname':'holdingreg',&#10;&#9;'blocktype':3, 'datatype':'uint'}}},">
            <text:p>{'name':'MstrWControlPump/Sol', <text:s/>'typ':0, 'value':0, 'metadata':{<text:line-break/><text:tab/>'modbus':{ 'addr':3049, 'blockname':'holdingreg',<text:line-break/><text:tab/>'blocktype':3, 'datatype':'uint'}}},</text:p>
          </table:table-cell>
          <table:table-cell table:number-columns-repeated="5"/>
          <table:table-cell office:value-type="float" office:value="43050">
            <text:p>43050</text:p>
          </table:table-cell>
        </table:table-row>
        <table:table-row table:style-name="ro2">
          <table:table-cell office:value-type="string">
            <text:p>MstrWSystemMode</text:p>
          </table:table-cell>
          <table:table-cell table:number-columns-repeated="2" office:value-type="float" office:value="0">
            <text:p>0</text:p>
          </table:table-cell>
          <table:table-cell table:formula="of:=[.P30]-40001" office:value-type="float" office:value="3050">
            <text:p>3050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number-columns-repeated="2"/>
          <table:table-cell table:formula="of:=&quot;{'name':'&quot;&amp;[.A30]&amp;&quot;',  'typ':&quot;&amp;[.B30]&amp;&quot;, 'value':&quot;&amp;PROPER([.C30])&amp;&quot;, 'metadata':{&quot;&amp;CHAR(10)&amp;CHAR(9)&amp;&quot;'modbus':{ 'addr':&quot;&amp;[.D30]&amp;&quot;, 'blockname':'&quot;&amp;[.E30]&amp;&quot;',&quot;&amp;CHAR(10)&amp;CHAR(9)&amp;&quot;'blocktype':&quot;&amp;[.F30]&amp;&quot;, 'datatype':'&quot;&amp;[.G30]&amp;&quot;'}}},&quot;" office:value-type="string" office:string-value="{'name':'MstrWSystemMode',  'typ':0, 'value':0, 'metadata':{&#10;&#9;'modbus':{ 'addr':3050, 'blockname':'holdingreg',&#10;&#9;'blocktype':3, 'datatype':'uint'}}},">
            <text:p>{'name':'MstrWSystemMode', <text:s/>'typ':0, 'value':0, 'metadata':{<text:line-break/><text:tab/>'modbus':{ 'addr':3050, 'blockname':'holdingreg',<text:line-break/><text:tab/>'blocktype':3, 'datatype':'uint'}}},</text:p>
          </table:table-cell>
          <table:table-cell table:number-columns-repeated="5"/>
          <table:table-cell office:value-type="float" office:value="43051">
            <text:p>43051</text:p>
          </table:table-cell>
        </table:table-row>
        <table:table-row table:style-name="ro2">
          <table:table-cell office:value-type="string">
            <text:p>MstrWMANPumpCmd</text:p>
          </table:table-cell>
          <table:table-cell table:number-columns-repeated="2" office:value-type="float" office:value="0">
            <text:p>0</text:p>
          </table:table-cell>
          <table:table-cell table:formula="of:=[.P31]-40001" office:value-type="float" office:value="3051">
            <text:p>305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number-columns-repeated="2"/>
          <table:table-cell table:formula="of:=&quot;{'name':'&quot;&amp;[.A31]&amp;&quot;',  'typ':&quot;&amp;[.B31]&amp;&quot;, 'value':&quot;&amp;PROPER([.C31])&amp;&quot;, 'metadata':{&quot;&amp;CHAR(10)&amp;CHAR(9)&amp;&quot;'modbus':{ 'addr':&quot;&amp;[.D31]&amp;&quot;, 'blockname':'&quot;&amp;[.E31]&amp;&quot;',&quot;&amp;CHAR(10)&amp;CHAR(9)&amp;&quot;'blocktype':&quot;&amp;[.F31]&amp;&quot;, 'datatype':'&quot;&amp;[.G31]&amp;&quot;'}}},&quot;" office:value-type="string" office:string-value="{'name':'MstrWMANPumpCmd',  'typ':0, 'value':0, 'metadata':{&#10;&#9;'modbus':{ 'addr':3051, 'blockname':'holdingreg',&#10;&#9;'blocktype':3, 'datatype':'uint'}}},">
            <text:p>{'name':'MstrWMANPumpCmd', <text:s/>'typ':0, 'value':0, 'metadata':{<text:line-break/><text:tab/>'modbus':{ 'addr':3051, 'blockname':'holdingreg',<text:line-break/><text:tab/>'blocktype':3, 'datatype':'uint'}}},</text:p>
          </table:table-cell>
          <table:table-cell table:number-columns-repeated="5"/>
          <table:table-cell office:value-type="float" office:value="43052">
            <text:p>43052</text:p>
          </table:table-cell>
        </table:table-row>
        <table:table-row table:style-name="ro2">
          <table:table-cell office:value-type="string">
            <text:p>MstrWMANSolCmd</text:p>
          </table:table-cell>
          <table:table-cell table:number-columns-repeated="2" office:value-type="float" office:value="0">
            <text:p>0</text:p>
          </table:table-cell>
          <table:table-cell table:formula="of:=[.P32]-40001" office:value-type="float" office:value="3052">
            <text:p>3052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number-columns-repeated="2"/>
          <table:table-cell table:formula="of:=&quot;{'name':'&quot;&amp;[.A32]&amp;&quot;',  'typ':&quot;&amp;[.B32]&amp;&quot;, 'value':&quot;&amp;PROPER([.C32])&amp;&quot;, 'metadata':{&quot;&amp;CHAR(10)&amp;CHAR(9)&amp;&quot;'modbus':{ 'addr':&quot;&amp;[.D32]&amp;&quot;, 'blockname':'&quot;&amp;[.E32]&amp;&quot;',&quot;&amp;CHAR(10)&amp;CHAR(9)&amp;&quot;'blocktype':&quot;&amp;[.F32]&amp;&quot;, 'datatype':'&quot;&amp;[.G32]&amp;&quot;'}}},&quot;" office:value-type="string" office:string-value="{'name':'MstrWMANSolCmd',  'typ':0, 'value':0, 'metadata':{&#10;&#9;'modbus':{ 'addr':3052, 'blockname':'holdingreg',&#10;&#9;'blocktype':3, 'datatype':'uint'}}},">
            <text:p>{'name':'MstrWMANSolCmd', <text:s/>'typ':0, 'value':0, 'metadata':{<text:line-break/><text:tab/>'modbus':{ 'addr':3052, 'blockname':'holdingreg',<text:line-break/><text:tab/>'blocktype':3, 'datatype':'uint'}}},</text:p>
          </table:table-cell>
          <table:table-cell table:number-columns-repeated="5"/>
          <table:table-cell office:value-type="float" office:value="43053">
            <text:p>43053</text:p>
          </table:table-cell>
        </table:table-row>
        <table:table-row table:style-name="ro2">
          <table:table-cell office:value-type="string">
            <text:p>MstrWNothing1</text:p>
          </table:table-cell>
          <table:table-cell table:number-columns-repeated="2" office:value-type="float" office:value="0">
            <text:p>0</text:p>
          </table:table-cell>
          <table:table-cell table:formula="of:=[.P33]-40001" office:value-type="float" office:value="3053">
            <text:p>3053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33]&amp;&quot;',  'typ':&quot;&amp;[.B33]&amp;&quot;, 'value':&quot;&amp;PROPER([.C33])&amp;&quot;, 'metadata':{&quot;&amp;CHAR(10)&amp;CHAR(9)&amp;&quot;'modbus':{ 'addr':&quot;&amp;[.D33]&amp;&quot;, 'blockname':'&quot;&amp;[.E33]&amp;&quot;',&quot;&amp;CHAR(10)&amp;CHAR(9)&amp;&quot;'blocktype':&quot;&amp;[.F33]&amp;&quot;, 'datatype':'&quot;&amp;[.G33]&amp;&quot;'}}},&quot;" office:value-type="string" office:string-value="{'name':'MstrWNothing1',  'typ':0, 'value':0, 'metadata':{&#10;&#9;'modbus':{ 'addr':3053, 'blockname':'holdingreg',&#10;&#9;'blocktype':3, 'datatype':'uint'}}},">
            <text:p>{'name':'MstrWNothing1', <text:s/>'typ':0, 'value':0, 'metadata':{<text:line-break/><text:tab/>'modbus':{ 'addr':3053, 'blockname':'holdingreg',<text:line-break/><text:tab/>'blocktype':3, 'datatype':'uint'}}},</text:p>
          </table:table-cell>
          <table:table-cell table:number-columns-repeated="5"/>
          <table:table-cell office:value-type="float" office:value="43054">
            <text:p>43054</text:p>
          </table:table-cell>
        </table:table-row>
        <table:table-row table:style-name="ro2">
          <table:table-cell office:value-type="string">
            <text:p>MstrWNothing2</text:p>
          </table:table-cell>
          <table:table-cell table:number-columns-repeated="2" office:value-type="float" office:value="0">
            <text:p>0</text:p>
          </table:table-cell>
          <table:table-cell table:formula="of:=[.P34]-40001" office:value-type="float" office:value="3054">
            <text:p>3054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34]&amp;&quot;',  'typ':&quot;&amp;[.B34]&amp;&quot;, 'value':&quot;&amp;PROPER([.C34])&amp;&quot;, 'metadata':{&quot;&amp;CHAR(10)&amp;CHAR(9)&amp;&quot;'modbus':{ 'addr':&quot;&amp;[.D34]&amp;&quot;, 'blockname':'&quot;&amp;[.E34]&amp;&quot;',&quot;&amp;CHAR(10)&amp;CHAR(9)&amp;&quot;'blocktype':&quot;&amp;[.F34]&amp;&quot;, 'datatype':'&quot;&amp;[.G34]&amp;&quot;'}}},&quot;" office:value-type="string" office:string-value="{'name':'MstrWNothing2',  'typ':0, 'value':0, 'metadata':{&#10;&#9;'modbus':{ 'addr':3054, 'blockname':'holdingreg',&#10;&#9;'blocktype':3, 'datatype':'uint'}}},">
            <text:p>{'name':'MstrWNothing2', <text:s/>'typ':0, 'value':0, 'metadata':{<text:line-break/><text:tab/>'modbus':{ 'addr':3054, 'blockname':'holdingreg',<text:line-break/><text:tab/>'blocktype':3, 'datatype':'uint'}}},</text:p>
          </table:table-cell>
          <table:table-cell table:number-columns-repeated="5"/>
          <table:table-cell office:value-type="float" office:value="43055">
            <text:p>43055</text:p>
          </table:table-cell>
        </table:table-row>
        <table:table-row table:style-name="ro2">
          <table:table-cell office:value-type="string">
            <text:p>MstrWPIDSetpoin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P35]-40001" office:value-type="float" office:value="3055">
            <text:p>305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5]&amp;&quot;',  'typ':&quot;&amp;[.B35]&amp;&quot;, 'value':&quot;&amp;PROPER([.C35])&amp;&quot;, 'metadata':{&quot;&amp;CHAR(10)&amp;CHAR(9)&amp;&quot;'modbus':{ 'addr':&quot;&amp;[.D35]&amp;&quot;, 'blockname':'&quot;&amp;[.E35]&amp;&quot;',&quot;&amp;CHAR(10)&amp;CHAR(9)&amp;&quot;'blocktype':&quot;&amp;[.F35]&amp;&quot;, 'datatype':'&quot;&amp;[.G35]&amp;&quot;'}}},&quot;" office:value-type="string" office:string-value="{'name':'MstrWPIDSetpoint',  'typ':0, 'value':10, 'metadata':{&#10;&#9;'modbus':{ 'addr':3055, 'blockname':'holdingreg',&#10;&#9;'blocktype':3, 'datatype':'float'}}},">
            <text:p>{'name':'MstrWPIDSetpoint', <text:s/>'typ':0, 'value':10, 'metadata':{<text:line-break/><text:tab/>'modbus':{ 'addr':3055, 'blockname':'holdingreg',<text:line-break/><text:tab/>'blocktype':3, 'datatype':'float'}}},</text:p>
          </table:table-cell>
          <table:table-cell table:number-columns-repeated="5"/>
          <table:table-cell office:value-type="float" office:value="43056">
            <text:p>43056</text:p>
          </table:table-cell>
        </table:table-row>
        <table:table-row table:style-name="ro2">
          <table:table-cell office:value-type="string">
            <text:p>MstrWPIDGain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formula="of:=[.P36]-40001" office:value-type="float" office:value="3057">
            <text:p>3057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6]&amp;&quot;',  'typ':&quot;&amp;[.B36]&amp;&quot;, 'value':&quot;&amp;PROPER([.C36])&amp;&quot;, 'metadata':{&quot;&amp;CHAR(10)&amp;CHAR(9)&amp;&quot;'modbus':{ 'addr':&quot;&amp;[.D36]&amp;&quot;, 'blockname':'&quot;&amp;[.E36]&amp;&quot;',&quot;&amp;CHAR(10)&amp;CHAR(9)&amp;&quot;'blocktype':&quot;&amp;[.F36]&amp;&quot;, 'datatype':'&quot;&amp;[.G36]&amp;&quot;'}}},&quot;" office:value-type="string" office:string-value="{'name':'MstrWPIDGain',  'typ':0, 'value':115, 'metadata':{&#10;&#9;'modbus':{ 'addr':3057, 'blockname':'holdingreg',&#10;&#9;'blocktype':3, 'datatype':'float'}}},">
            <text:p>{'name':'MstrWPIDGain', <text:s/>'typ':0, 'value':115, 'metadata':{<text:line-break/><text:tab/>'modbus':{ 'addr':3057, 'blockname':'holdingreg',<text:line-break/><text:tab/>'blocktype':3, 'datatype':'float'}}},</text:p>
          </table:table-cell>
          <table:table-cell table:number-columns-repeated="5"/>
          <table:table-cell office:value-type="float" office:value="43058">
            <text:p>43058</text:p>
          </table:table-cell>
        </table:table-row>
        <table:table-row table:style-name="ro2">
          <table:table-cell office:value-type="string">
            <text:p>MstrWPIDResetRate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P37]-40001" office:value-type="float" office:value="3059">
            <text:p>305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7]&amp;&quot;',  'typ':&quot;&amp;[.B37]&amp;&quot;, 'value':&quot;&amp;PROPER([.C37])&amp;&quot;, 'metadata':{&quot;&amp;CHAR(10)&amp;CHAR(9)&amp;&quot;'modbus':{ 'addr':&quot;&amp;[.D37]&amp;&quot;, 'blockname':'&quot;&amp;[.E37]&amp;&quot;',&quot;&amp;CHAR(10)&amp;CHAR(9)&amp;&quot;'blocktype':&quot;&amp;[.F37]&amp;&quot;, 'datatype':'&quot;&amp;[.G37]&amp;&quot;'}}},&quot;" office:value-type="string" office:string-value="{'name':'MstrWPIDResetRate',  'typ':0, 'value':0.2, 'metadata':{&#10;&#9;'modbus':{ 'addr':3059, 'blockname':'holdingreg',&#10;&#9;'blocktype':3, 'datatype':'float'}}},">
            <text:p>{'name':'MstrWPIDResetRate', <text:s/>'typ':0, 'value':0.2, 'metadata':{<text:line-break/><text:tab/>'modbus':{ 'addr':3059, 'blockname':'holdingreg',<text:line-break/><text:tab/>'blocktype':3, 'datatype':'float'}}},</text:p>
          </table:table-cell>
          <table:table-cell table:number-columns-repeated="5"/>
          <table:table-cell office:value-type="float" office:value="43060">
            <text:p>43060</text:p>
          </table:table-cell>
        </table:table-row>
        <table:table-row table:style-name="ro2">
          <table:table-cell office:value-type="string">
            <text:p>MstrWPIDRate</text:p>
          </table:table-cell>
          <table:table-cell table:number-columns-repeated="2" office:value-type="float" office:value="0">
            <text:p>0</text:p>
          </table:table-cell>
          <table:table-cell table:formula="of:=[.P38]-40001" office:value-type="float" office:value="3061">
            <text:p>306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8]&amp;&quot;',  'typ':&quot;&amp;[.B38]&amp;&quot;, 'value':&quot;&amp;PROPER([.C38])&amp;&quot;, 'metadata':{&quot;&amp;CHAR(10)&amp;CHAR(9)&amp;&quot;'modbus':{ 'addr':&quot;&amp;[.D38]&amp;&quot;, 'blockname':'&quot;&amp;[.E38]&amp;&quot;',&quot;&amp;CHAR(10)&amp;CHAR(9)&amp;&quot;'blocktype':&quot;&amp;[.F38]&amp;&quot;, 'datatype':'&quot;&amp;[.G38]&amp;&quot;'}}},&quot;" office:value-type="string" office:string-value="{'name':'MstrWPIDRate',  'typ':0, 'value':0, 'metadata':{&#10;&#9;'modbus':{ 'addr':3061, 'blockname':'holdingreg',&#10;&#9;'blocktype':3, 'datatype':'float'}}},">
            <text:p>{'name':'MstrWPIDRate', <text:s/>'typ':0, 'value':0, 'metadata':{<text:line-break/><text:tab/>'modbus':{ 'addr':3061, 'blockname':'holdingreg',<text:line-break/><text:tab/>'blocktype':3, 'datatype':'float'}}},</text:p>
          </table:table-cell>
          <table:table-cell table:number-columns-repeated="5"/>
          <table:table-cell office:value-type="float" office:value="43062">
            <text:p>43062</text:p>
          </table:table-cell>
        </table:table-row>
        <table:table-row table:style-name="ro2">
          <table:table-cell office:value-type="string">
            <text:p>MstrWPIDDeadband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[.P39]-40001" office:value-type="float" office:value="3063">
            <text:p>3063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9]&amp;&quot;',  'typ':&quot;&amp;[.B39]&amp;&quot;, 'value':&quot;&amp;PROPER([.C39])&amp;&quot;, 'metadata':{&quot;&amp;CHAR(10)&amp;CHAR(9)&amp;&quot;'modbus':{ 'addr':&quot;&amp;[.D39]&amp;&quot;, 'blockname':'&quot;&amp;[.E39]&amp;&quot;',&quot;&amp;CHAR(10)&amp;CHAR(9)&amp;&quot;'blocktype':&quot;&amp;[.F39]&amp;&quot;, 'datatype':'&quot;&amp;[.G39]&amp;&quot;'}}},&quot;" office:value-type="string" office:string-value="{'name':'MstrWPIDDeadband',  'typ':0, 'value':0.5, 'metadata':{&#10;&#9;'modbus':{ 'addr':3063, 'blockname':'holdingreg',&#10;&#9;'blocktype':3, 'datatype':'float'}}},">
            <text:p>{'name':'MstrWPIDDeadband', <text:s/>'typ':0, 'value':0.5, 'metadata':{<text:line-break/><text:tab/>'modbus':{ 'addr':3063, 'blockname':'holdingreg',<text:line-break/><text:tab/>'blocktype':3, 'datatype':'float'}}},</text:p>
          </table:table-cell>
          <table:table-cell table:number-columns-repeated="5"/>
          <table:table-cell office:value-type="float" office:value="43064">
            <text:p>43064</text:p>
          </table:table-cell>
        </table:table-row>
        <table:table-row table:style-name="ro2">
          <table:table-cell office:value-type="string">
            <text:p>MstrWPIDCycleT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P40]-40001" office:value-type="float" office:value="3065">
            <text:p>306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0]&amp;&quot;',  'typ':&quot;&amp;[.B40]&amp;&quot;, 'value':&quot;&amp;PROPER([.C40])&amp;&quot;, 'metadata':{&quot;&amp;CHAR(10)&amp;CHAR(9)&amp;&quot;'modbus':{ 'addr':&quot;&amp;[.D40]&amp;&quot;, 'blockname':'&quot;&amp;[.E40]&amp;&quot;',&quot;&amp;CHAR(10)&amp;CHAR(9)&amp;&quot;'blocktype':&quot;&amp;[.F40]&amp;&quot;, 'datatype':'&quot;&amp;[.G40]&amp;&quot;'}}},&quot;" office:value-type="string" office:string-value="{'name':'MstrWPIDCycleTime',  'typ':0, 'value':1, 'metadata':{&#10;&#9;'modbus':{ 'addr':3065, 'blockname':'holdingreg',&#10;&#9;'blocktype':3, 'datatype':'float'}}},">
            <text:p>{'name':'MstrWPIDCycleTime', <text:s/>'typ':0, 'value':1, 'metadata':{<text:line-break/><text:tab/>'modbus':{ 'addr':3065, 'blockname':'holdingreg',<text:line-break/><text:tab/>'blocktype':3, 'datatype':'float'}}},</text:p>
          </table:table-cell>
          <table:table-cell table:number-columns-repeated="5"/>
          <table:table-cell office:value-type="float" office:value="43066">
            <text:p>43066</text:p>
          </table:table-cell>
        </table:table-row>
        <table:table-row table:style-name="ro2">
          <table:table-cell office:value-type="string">
            <text:p>PIDPressureScaled</text:p>
          </table:table-cell>
          <table:table-cell table:number-columns-repeated="2" office:value-type="float" office:value="0">
            <text:p>0</text:p>
          </table:table-cell>
          <table:table-cell table:formula="of:=[.P41]-40001" office:value-type="float" office:value="3999">
            <text:p>399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1]&amp;&quot;',  'typ':&quot;&amp;[.B41]&amp;&quot;, 'value':&quot;&amp;PROPER([.C41])&amp;&quot;, 'metadata':{&quot;&amp;CHAR(10)&amp;CHAR(9)&amp;&quot;'modbus':{ 'addr':&quot;&amp;[.D41]&amp;&quot;, 'blockname':'&quot;&amp;[.E41]&amp;&quot;',&quot;&amp;CHAR(10)&amp;CHAR(9)&amp;&quot;'blocktype':&quot;&amp;[.F41]&amp;&quot;, 'datatype':'&quot;&amp;[.G41]&amp;&quot;'}}},&quot;" office:value-type="string" office:string-value="{'name':'PIDPressureScaled',  'typ':0, 'value':0, 'metadata':{&#10;&#9;'modbus':{ 'addr':3999, 'blockname':'holdingreg',&#10;&#9;'blocktype':3, 'datatype':'float'}}},">
            <text:p>{'name':'PIDPressureScaled', <text:s/>'typ':0, 'value':0, 'metadata':{<text:line-break/><text:tab/>'modbus':{ 'addr':3999, 'blockname':'holdingreg',<text:line-break/><text:tab/>'blocktype':3, 'datatype':'float'}}},</text:p>
          </table:table-cell>
          <table:table-cell table:number-columns-repeated="5"/>
          <table:table-cell office:value-type="float" office:value="44000">
            <text:p>44000</text:p>
          </table:table-cell>
        </table:table-row>
        <table:table-row table:style-name="ro2">
          <table:table-cell office:value-type="string">
            <text:p>PIDSetpoin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P42]-40001" office:value-type="float" office:value="4001">
            <text:p>400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2]&amp;&quot;',  'typ':&quot;&amp;[.B42]&amp;&quot;, 'value':&quot;&amp;PROPER([.C42])&amp;&quot;, 'metadata':{&quot;&amp;CHAR(10)&amp;CHAR(9)&amp;&quot;'modbus':{ 'addr':&quot;&amp;[.D42]&amp;&quot;, 'blockname':'&quot;&amp;[.E42]&amp;&quot;',&quot;&amp;CHAR(10)&amp;CHAR(9)&amp;&quot;'blocktype':&quot;&amp;[.F42]&amp;&quot;, 'datatype':'&quot;&amp;[.G42]&amp;&quot;'}}},&quot;" office:value-type="string" office:string-value="{'name':'PIDSetpoint',  'typ':0, 'value':10, 'metadata':{&#10;&#9;'modbus':{ 'addr':4001, 'blockname':'holdingreg',&#10;&#9;'blocktype':3, 'datatype':'float'}}},">
            <text:p>{'name':'PIDSetpoint', <text:s/>'typ':0, 'value':10, 'metadata':{<text:line-break/><text:tab/>'modbus':{ 'addr':4001, 'blockname':'holdingreg',<text:line-break/><text:tab/>'blocktype':3, 'datatype':'float'}}},</text:p>
          </table:table-cell>
          <table:table-cell table:number-columns-repeated="5"/>
          <table:table-cell office:value-type="float" office:value="44002">
            <text:p>44002</text:p>
          </table:table-cell>
        </table:table-row>
        <table:table-row table:style-name="ro2">
          <table:table-cell office:value-type="string">
            <text:p>PIDGain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formula="of:=[.P43]-40001" office:value-type="float" office:value="4003">
            <text:p>4003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3]&amp;&quot;',  'typ':&quot;&amp;[.B43]&amp;&quot;, 'value':&quot;&amp;PROPER([.C43])&amp;&quot;, 'metadata':{&quot;&amp;CHAR(10)&amp;CHAR(9)&amp;&quot;'modbus':{ 'addr':&quot;&amp;[.D43]&amp;&quot;, 'blockname':'&quot;&amp;[.E43]&amp;&quot;',&quot;&amp;CHAR(10)&amp;CHAR(9)&amp;&quot;'blocktype':&quot;&amp;[.F43]&amp;&quot;, 'datatype':'&quot;&amp;[.G43]&amp;&quot;'}}},&quot;" office:value-type="string" office:string-value="{'name':'PIDGain',  'typ':0, 'value':115, 'metadata':{&#10;&#9;'modbus':{ 'addr':4003, 'blockname':'holdingreg',&#10;&#9;'blocktype':3, 'datatype':'float'}}},">
            <text:p>{'name':'PIDGain', <text:s/>'typ':0, 'value':115, 'metadata':{<text:line-break/><text:tab/>'modbus':{ 'addr':4003, 'blockname':'holdingreg',<text:line-break/><text:tab/>'blocktype':3, 'datatype':'float'}}},</text:p>
          </table:table-cell>
          <table:table-cell table:number-columns-repeated="5"/>
          <table:table-cell office:value-type="float" office:value="44004">
            <text:p>44004</text:p>
          </table:table-cell>
        </table:table-row>
        <table:table-row table:style-name="ro2">
          <table:table-cell office:value-type="string">
            <text:p>PIDResetRate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P44]-40001" office:value-type="float" office:value="4005">
            <text:p>400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4]&amp;&quot;',  'typ':&quot;&amp;[.B44]&amp;&quot;, 'value':&quot;&amp;PROPER([.C44])&amp;&quot;, 'metadata':{&quot;&amp;CHAR(10)&amp;CHAR(9)&amp;&quot;'modbus':{ 'addr':&quot;&amp;[.D44]&amp;&quot;, 'blockname':'&quot;&amp;[.E44]&amp;&quot;',&quot;&amp;CHAR(10)&amp;CHAR(9)&amp;&quot;'blocktype':&quot;&amp;[.F44]&amp;&quot;, 'datatype':'&quot;&amp;[.G44]&amp;&quot;'}}},&quot;" office:value-type="string" office:string-value="{'name':'PIDResetRate',  'typ':0, 'value':0.2, 'metadata':{&#10;&#9;'modbus':{ 'addr':4005, 'blockname':'holdingreg',&#10;&#9;'blocktype':3, 'datatype':'float'}}},">
            <text:p>{'name':'PIDResetRate', <text:s/>'typ':0, 'value':0.2, 'metadata':{<text:line-break/><text:tab/>'modbus':{ 'addr':4005, 'blockname':'holdingreg',<text:line-break/><text:tab/>'blocktype':3, 'datatype':'float'}}},</text:p>
          </table:table-cell>
          <table:table-cell table:number-columns-repeated="5"/>
          <table:table-cell office:value-type="float" office:value="44006">
            <text:p>44006</text:p>
          </table:table-cell>
        </table:table-row>
        <table:table-row table:style-name="ro2">
          <table:table-cell office:value-type="string">
            <text:p>PIDRate</text:p>
          </table:table-cell>
          <table:table-cell table:number-columns-repeated="2" office:value-type="float" office:value="0">
            <text:p>0</text:p>
          </table:table-cell>
          <table:table-cell table:formula="of:=[.P45]-40001" office:value-type="float" office:value="4007">
            <text:p>4007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5]&amp;&quot;',  'typ':&quot;&amp;[.B45]&amp;&quot;, 'value':&quot;&amp;PROPER([.C45])&amp;&quot;, 'metadata':{&quot;&amp;CHAR(10)&amp;CHAR(9)&amp;&quot;'modbus':{ 'addr':&quot;&amp;[.D45]&amp;&quot;, 'blockname':'&quot;&amp;[.E45]&amp;&quot;',&quot;&amp;CHAR(10)&amp;CHAR(9)&amp;&quot;'blocktype':&quot;&amp;[.F45]&amp;&quot;, 'datatype':'&quot;&amp;[.G45]&amp;&quot;'}}},&quot;" office:value-type="string" office:string-value="{'name':'PIDRate',  'typ':0, 'value':0, 'metadata':{&#10;&#9;'modbus':{ 'addr':4007, 'blockname':'holdingreg',&#10;&#9;'blocktype':3, 'datatype':'float'}}},">
            <text:p>{'name':'PIDRate', <text:s/>'typ':0, 'value':0, 'metadata':{<text:line-break/><text:tab/>'modbus':{ 'addr':4007, 'blockname':'holdingreg',<text:line-break/><text:tab/>'blocktype':3, 'datatype':'float'}}},</text:p>
          </table:table-cell>
          <table:table-cell table:number-columns-repeated="5"/>
          <table:table-cell office:value-type="float" office:value="44008">
            <text:p>44008</text:p>
          </table:table-cell>
        </table:table-row>
        <table:table-row table:style-name="ro2">
          <table:table-cell office:value-type="string">
            <text:p>PIDDeadband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[.P46]-40001" office:value-type="float" office:value="4009">
            <text:p>400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6]&amp;&quot;',  'typ':&quot;&amp;[.B46]&amp;&quot;, 'value':&quot;&amp;PROPER([.C46])&amp;&quot;, 'metadata':{&quot;&amp;CHAR(10)&amp;CHAR(9)&amp;&quot;'modbus':{ 'addr':&quot;&amp;[.D46]&amp;&quot;, 'blockname':'&quot;&amp;[.E46]&amp;&quot;',&quot;&amp;CHAR(10)&amp;CHAR(9)&amp;&quot;'blocktype':&quot;&amp;[.F46]&amp;&quot;, 'datatype':'&quot;&amp;[.G46]&amp;&quot;'}}},&quot;" office:value-type="string" office:string-value="{'name':'PIDDeadband',  'typ':0, 'value':0.5, 'metadata':{&#10;&#9;'modbus':{ 'addr':4009, 'blockname':'holdingreg',&#10;&#9;'blocktype':3, 'datatype':'float'}}},">
            <text:p>{'name':'PIDDeadband', <text:s/>'typ':0, 'value':0.5, 'metadata':{<text:line-break/><text:tab/>'modbus':{ 'addr':4009, 'blockname':'holdingreg',<text:line-break/><text:tab/>'blocktype':3, 'datatype':'float'}}},</text:p>
          </table:table-cell>
          <table:table-cell table:number-columns-repeated="5"/>
          <table:table-cell office:value-type="float" office:value="44010">
            <text:p>44010</text:p>
          </table:table-cell>
        </table:table-row>
        <table:table-row table:style-name="ro2">
          <table:table-cell office:value-type="string">
            <text:p>PIDFullPercent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.P47]-40001" office:value-type="float" office:value="4011">
            <text:p>401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7]&amp;&quot;',  'typ':&quot;&amp;[.B47]&amp;&quot;, 'value':&quot;&amp;PROPER([.C47])&amp;&quot;, 'metadata':{&quot;&amp;CHAR(10)&amp;CHAR(9)&amp;&quot;'modbus':{ 'addr':&quot;&amp;[.D47]&amp;&quot;, 'blockname':'&quot;&amp;[.E47]&amp;&quot;',&quot;&amp;CHAR(10)&amp;CHAR(9)&amp;&quot;'blocktype':&quot;&amp;[.F47]&amp;&quot;, 'datatype':'&quot;&amp;[.G47]&amp;&quot;'}}},&quot;" office:value-type="string" office:string-value="{'name':'PIDFullPercent',  'typ':0, 'value':100, 'metadata':{&#10;&#9;'modbus':{ 'addr':4011, 'blockname':'holdingreg',&#10;&#9;'blocktype':3, 'datatype':'float'}}},">
            <text:p>{'name':'PIDFullPercent', <text:s/>'typ':0, 'value':100, 'metadata':{<text:line-break/><text:tab/>'modbus':{ 'addr':4011, 'blockname':'holdingreg',<text:line-break/><text:tab/>'blocktype':3, 'datatype':'float'}}},</text:p>
          </table:table-cell>
          <table:table-cell table:number-columns-repeated="5"/>
          <table:table-cell office:value-type="float" office:value="44012">
            <text:p>44012</text:p>
          </table:table-cell>
        </table:table-row>
        <table:table-row table:style-name="ro2">
          <table:table-cell office:value-type="string">
            <text:p>PIDZeroPercent</text:p>
          </table:table-cell>
          <table:table-cell table:number-columns-repeated="2" office:value-type="float" office:value="0">
            <text:p>0</text:p>
          </table:table-cell>
          <table:table-cell table:formula="of:=[.P48]-40001" office:value-type="float" office:value="4013">
            <text:p>4013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8]&amp;&quot;',  'typ':&quot;&amp;[.B48]&amp;&quot;, 'value':&quot;&amp;PROPER([.C48])&amp;&quot;, 'metadata':{&quot;&amp;CHAR(10)&amp;CHAR(9)&amp;&quot;'modbus':{ 'addr':&quot;&amp;[.D48]&amp;&quot;, 'blockname':'&quot;&amp;[.E48]&amp;&quot;',&quot;&amp;CHAR(10)&amp;CHAR(9)&amp;&quot;'blocktype':&quot;&amp;[.F48]&amp;&quot;, 'datatype':'&quot;&amp;[.G48]&amp;&quot;'}}},&quot;" office:value-type="string" office:string-value="{'name':'PIDZeroPercent',  'typ':0, 'value':0, 'metadata':{&#10;&#9;'modbus':{ 'addr':4013, 'blockname':'holdingreg',&#10;&#9;'blocktype':3, 'datatype':'float'}}},">
            <text:p>{'name':'PIDZeroPercent', <text:s/>'typ':0, 'value':0, 'metadata':{<text:line-break/><text:tab/>'modbus':{ 'addr':4013, 'blockname':'holdingreg',<text:line-break/><text:tab/>'blocktype':3, 'datatype':'float'}}},</text:p>
          </table:table-cell>
          <table:table-cell table:number-columns-repeated="5"/>
          <table:table-cell office:value-type="float" office:value="44014">
            <text:p>44014</text:p>
          </table:table-cell>
        </table:table-row>
        <table:table-row table:style-name="ro2">
          <table:table-cell office:value-type="string">
            <text:p>PIDCycleT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P49]-40001" office:value-type="float" office:value="4015">
            <text:p>401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9]&amp;&quot;',  'typ':&quot;&amp;[.B49]&amp;&quot;, 'value':&quot;&amp;PROPER([.C49])&amp;&quot;, 'metadata':{&quot;&amp;CHAR(10)&amp;CHAR(9)&amp;&quot;'modbus':{ 'addr':&quot;&amp;[.D49]&amp;&quot;, 'blockname':'&quot;&amp;[.E49]&amp;&quot;',&quot;&amp;CHAR(10)&amp;CHAR(9)&amp;&quot;'blocktype':&quot;&amp;[.F49]&amp;&quot;, 'datatype':'&quot;&amp;[.G49]&amp;&quot;'}}},&quot;" office:value-type="string" office:string-value="{'name':'PIDCycleTime',  'typ':0, 'value':1, 'metadata':{&#10;&#9;'modbus':{ 'addr':4015, 'blockname':'holdingreg',&#10;&#9;'blocktype':3, 'datatype':'float'}}},">
            <text:p>{'name':'PIDCycleTime', <text:s/>'typ':0, 'value':1, 'metadata':{<text:line-break/><text:tab/>'modbus':{ 'addr':4015, 'blockname':'holdingreg',<text:line-break/><text:tab/>'blocktype':3, 'datatype':'float'}}},</text:p>
          </table:table-cell>
          <table:table-cell table:number-columns-repeated="5"/>
          <table:table-cell office:value-type="float" office:value="44016">
            <text:p>44016</text:p>
          </table:table-cell>
        </table:table-row>
        <table:table-row table:style-name="ro2">
          <table:table-cell office:value-type="string">
            <text:p>PIDManualModeOutput</text:p>
          </table:table-cell>
          <table:table-cell table:number-columns-repeated="2" office:value-type="float" office:value="0">
            <text:p>0</text:p>
          </table:table-cell>
          <table:table-cell table:formula="of:=[.P50]-40001" office:value-type="float" office:value="4017">
            <text:p>4017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50]&amp;&quot;',  'typ':&quot;&amp;[.B50]&amp;&quot;, 'value':&quot;&amp;PROPER([.C50])&amp;&quot;, 'metadata':{&quot;&amp;CHAR(10)&amp;CHAR(9)&amp;&quot;'modbus':{ 'addr':&quot;&amp;[.D50]&amp;&quot;, 'blockname':'&quot;&amp;[.E50]&amp;&quot;',&quot;&amp;CHAR(10)&amp;CHAR(9)&amp;&quot;'blocktype':&quot;&amp;[.F50]&amp;&quot;, 'datatype':'&quot;&amp;[.G50]&amp;&quot;'}}},&quot;" office:value-type="string" office:string-value="{'name':'PIDManualModeOutput',  'typ':0, 'value':0, 'metadata':{&#10;&#9;'modbus':{ 'addr':4017, 'blockname':'holdingreg',&#10;&#9;'blocktype':3, 'datatype':'float'}}},">
            <text:p>{'name':'PIDManualModeOutput', <text:s/>'typ':0, 'value':0, 'metadata':{<text:line-break/><text:tab/>'modbus':{ 'addr':4017, 'blockname':'holdingreg',<text:line-break/><text:tab/>'blocktype':3, 'datatype':'float'}}},</text:p>
          </table:table-cell>
          <table:table-cell table:number-columns-repeated="5"/>
          <table:table-cell office:value-type="float" office:value="44018">
            <text:p>44018</text:p>
          </table:table-cell>
        </table:table-row>
        <table:table-row table:style-name="ro2">
          <table:table-cell office:value-type="string">
            <text:p>MotorOutputEnabled</text:p>
          </table:table-cell>
          <table:table-cell table:number-columns-repeated="2" office:value-type="float" office:value="0">
            <text:p>0</text:p>
          </table:table-cell>
          <table:table-cell table:formula="of:=[.P51]-40001" office:value-type="float" office:value="4019">
            <text:p>401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?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51]&amp;&quot;',  'typ':&quot;&amp;[.B51]&amp;&quot;, 'value':&quot;&amp;PROPER([.C51])&amp;&quot;, 'metadata':{&quot;&amp;CHAR(10)&amp;CHAR(9)&amp;&quot;'modbus':{ 'addr':&quot;&amp;[.D51]&amp;&quot;, 'blockname':'&quot;&amp;[.E51]&amp;&quot;',&quot;&amp;CHAR(10)&amp;CHAR(9)&amp;&quot;'blocktype':&quot;&amp;[.F51]&amp;&quot;, 'datatype':'&quot;&amp;[.G51]&amp;&quot;'}}},&quot;" office:value-type="string" office:string-value="{'name':'MotorOutputEnabled',  'typ':0, 'value':0, 'metadata':{&#10;&#9;'modbus':{ 'addr':4019, 'blockname':'holdingreg',&#10;&#9;'blocktype':3, 'datatype':'float?'}}},">
            <text:p>{'name':'MotorOutputEnabled', <text:s/>'typ':0, 'value':0, 'metadata':{<text:line-break/><text:tab/>'modbus':{ 'addr':4019, 'blockname':'holdingreg',<text:line-break/><text:tab/>'blocktype':3, 'datatype':'float?'}}},</text:p>
          </table:table-cell>
          <table:table-cell table:number-columns-repeated="5"/>
          <table:table-cell office:value-type="float" office:value="44020">
            <text:p>44020</text:p>
          </table:table-cell>
        </table:table-row>
        <table:table-row table:style-name="ro2">
          <table:table-cell office:value-type="string">
            <text:p>PIDOutputPercent</text:p>
          </table:table-cell>
          <table:table-cell table:number-columns-repeated="2" office:value-type="float" office:value="0">
            <text:p>0</text:p>
          </table:table-cell>
          <table:table-cell table:formula="of:=[.P52]-40001" office:value-type="float" office:value="4020">
            <text:p>4020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52]&amp;&quot;',  'typ':&quot;&amp;[.B52]&amp;&quot;, 'value':&quot;&amp;PROPER([.C52])&amp;&quot;, 'metadata':{&quot;&amp;CHAR(10)&amp;CHAR(9)&amp;&quot;'modbus':{ 'addr':&quot;&amp;[.D52]&amp;&quot;, 'blockname':'&quot;&amp;[.E52]&amp;&quot;',&quot;&amp;CHAR(10)&amp;CHAR(9)&amp;&quot;'blocktype':&quot;&amp;[.F52]&amp;&quot;, 'datatype':'&quot;&amp;[.G52]&amp;&quot;'}}},&quot;" office:value-type="string" office:string-value="{'name':'PIDOutputPercent',  'typ':0, 'value':0, 'metadata':{&#10;&#9;'modbus':{ 'addr':4020, 'blockname':'holdingreg',&#10;&#9;'blocktype':3, 'datatype':'float'}}},">
            <text:p>{'name':'PIDOutputPercent', <text:s/>'typ':0, 'value':0, 'metadata':{<text:line-break/><text:tab/>'modbus':{ 'addr':4020, 'blockname':'holdingreg',<text:line-break/><text:tab/>'blocktype':3, 'datatype':'float'}}},</text:p>
          </table:table-cell>
          <table:table-cell table:number-columns-repeated="5"/>
          <table:table-cell office:value-type="float" office:value="44021">
            <text:p>44021</text:p>
          </table:table-cell>
        </table:table-row>
        <table:table-row table:style-name="ro2">
          <table:table-cell office:value-type="string">
            <text:p>PIDOldProcessValue</text:p>
          </table:table-cell>
          <table:table-cell table:number-columns-repeated="2" office:value-type="float" office:value="0">
            <text:p>0</text:p>
          </table:table-cell>
          <table:table-cell table:formula="of:=[.P53]-40001" office:value-type="float" office:value="4022">
            <text:p>4022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53]&amp;&quot;',  'typ':&quot;&amp;[.B53]&amp;&quot;, 'value':&quot;&amp;PROPER([.C53])&amp;&quot;, 'metadata':{&quot;&amp;CHAR(10)&amp;CHAR(9)&amp;&quot;'modbus':{ 'addr':&quot;&amp;[.D53]&amp;&quot;, 'blockname':'&quot;&amp;[.E53]&amp;&quot;',&quot;&amp;CHAR(10)&amp;CHAR(9)&amp;&quot;'blocktype':&quot;&amp;[.F53]&amp;&quot;, 'datatype':'&quot;&amp;[.G53]&amp;&quot;'}}},&quot;" office:value-type="string" office:string-value="{'name':'PIDOldProcessValue',  'typ':0, 'value':0, 'metadata':{&#10;&#9;'modbus':{ 'addr':4022, 'blockname':'holdingreg',&#10;&#9;'blocktype':3, 'datatype':'float'}}},">
            <text:p>{'name':'PIDOldProcessValue', <text:s/>'typ':0, 'value':0, 'metadata':{<text:line-break/><text:tab/>'modbus':{ 'addr':4022, 'blockname':'holdingreg',<text:line-break/><text:tab/>'blocktype':3, 'datatype':'float'}}},</text:p>
          </table:table-cell>
          <table:table-cell table:number-columns-repeated="5"/>
          <table:table-cell office:value-type="float" office:value="44023">
            <text:p>44023</text:p>
          </table:table-cell>
        </table:table-row>
        <table:table-row table:style-name="ro2">
          <table:table-cell office:value-type="string">
            <text:p>PIDOlderProcessValue</text:p>
          </table:table-cell>
          <table:table-cell table:number-columns-repeated="2" office:value-type="float" office:value="0">
            <text:p>0</text:p>
          </table:table-cell>
          <table:table-cell table:formula="of:=[.P54]-40001" office:value-type="float" office:value="4024">
            <text:p>4024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54]&amp;&quot;',  'typ':&quot;&amp;[.B54]&amp;&quot;, 'value':&quot;&amp;PROPER([.C54])&amp;&quot;, 'metadata':{&quot;&amp;CHAR(10)&amp;CHAR(9)&amp;&quot;'modbus':{ 'addr':&quot;&amp;[.D54]&amp;&quot;, 'blockname':'&quot;&amp;[.E54]&amp;&quot;',&quot;&amp;CHAR(10)&amp;CHAR(9)&amp;&quot;'blocktype':&quot;&amp;[.F54]&amp;&quot;, 'datatype':'&quot;&amp;[.G54]&amp;&quot;'}}},&quot;" office:value-type="string" office:string-value="{'name':'PIDOlderProcessValue',  'typ':0, 'value':0, 'metadata':{&#10;&#9;'modbus':{ 'addr':4024, 'blockname':'holdingreg',&#10;&#9;'blocktype':3, 'datatype':'float'}}},">
            <text:p>{'name':'PIDOlderProcessValue', <text:s/>'typ':0, 'value':0, 'metadata':{<text:line-break/><text:tab/>'modbus':{ 'addr':4024, 'blockname':'holdingreg',<text:line-break/><text:tab/>'blocktype':3, 'datatype':'float'}}},</text:p>
          </table:table-cell>
          <table:table-cell table:number-columns-repeated="5"/>
          <table:table-cell office:value-type="float" office:value="44025">
            <text:p>44025</text:p>
          </table:table-cell>
        </table:table-row>
        <table:table-row table:style-name="ro2">
          <table:table-cell office:value-type="string">
            <text:p>PIDOldErrorValue</text:p>
          </table:table-cell>
          <table:table-cell table:number-columns-repeated="2" office:value-type="float" office:value="0">
            <text:p>0</text:p>
          </table:table-cell>
          <table:table-cell table:formula="of:=[.P55]-40001" office:value-type="float" office:value="4026">
            <text:p>4026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55]&amp;&quot;',  'typ':&quot;&amp;[.B55]&amp;&quot;, 'value':&quot;&amp;PROPER([.C55])&amp;&quot;, 'metadata':{&quot;&amp;CHAR(10)&amp;CHAR(9)&amp;&quot;'modbus':{ 'addr':&quot;&amp;[.D55]&amp;&quot;, 'blockname':'&quot;&amp;[.E55]&amp;&quot;',&quot;&amp;CHAR(10)&amp;CHAR(9)&amp;&quot;'blocktype':&quot;&amp;[.F55]&amp;&quot;, 'datatype':'&quot;&amp;[.G55]&amp;&quot;'}}},&quot;" office:value-type="string" office:string-value="{'name':'PIDOldErrorValue',  'typ':0, 'value':0, 'metadata':{&#10;&#9;'modbus':{ 'addr':4026, 'blockname':'holdingreg',&#10;&#9;'blocktype':3, 'datatype':'float'}}},">
            <text:p>{'name':'PIDOldErrorValue', <text:s/>'typ':0, 'value':0, 'metadata':{<text:line-break/><text:tab/>'modbus':{ 'addr':4026, 'blockname':'holdingreg',<text:line-break/><text:tab/>'blocktype':3, 'datatype':'float'}}},</text:p>
          </table:table-cell>
          <table:table-cell table:number-columns-repeated="5"/>
          <table:table-cell office:value-type="float" office:value="44027">
            <text:p>44027</text:p>
          </table:table-cell>
        </table:table-row>
        <table:table-row table:style-name="ro2">
          <table:table-cell office:value-type="string">
            <text:p>PIDLastScanTime</text:p>
          </table:table-cell>
          <table:table-cell table:number-columns-repeated="2" office:value-type="float" office:value="0">
            <text:p>0</text:p>
          </table:table-cell>
          <table:table-cell table:formula="of:=[.P56]-40001" office:value-type="float" office:value="4028">
            <text:p>4028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32</text:p>
          </table:table-cell>
          <table:table-cell table:number-columns-repeated="2"/>
          <table:table-cell table:formula="of:=&quot;{'name':'&quot;&amp;[.A56]&amp;&quot;',  'typ':&quot;&amp;[.B56]&amp;&quot;, 'value':&quot;&amp;PROPER([.C56])&amp;&quot;, 'metadata':{&quot;&amp;CHAR(10)&amp;CHAR(9)&amp;&quot;'modbus':{ 'addr':&quot;&amp;[.D56]&amp;&quot;, 'blockname':'&quot;&amp;[.E56]&amp;&quot;',&quot;&amp;CHAR(10)&amp;CHAR(9)&amp;&quot;'blocktype':&quot;&amp;[.F56]&amp;&quot;, 'datatype':'&quot;&amp;[.G56]&amp;&quot;'}}},&quot;" office:value-type="string" office:string-value="{'name':'PIDLastScanTime',  'typ':0, 'value':0, 'metadata':{&#10;&#9;'modbus':{ 'addr':4028, 'blockname':'holdingreg',&#10;&#9;'blocktype':3, 'datatype':'uint32'}}},">
            <text:p>{'name':'PIDLastScanTime', <text:s/>'typ':0, 'value':0, 'metadata':{<text:line-break/><text:tab/>'modbus':{ 'addr':4028, 'blockname':'holdingreg',<text:line-break/><text:tab/>'blocktype':3, 'datatype':'uint32'}}},</text:p>
          </table:table-cell>
          <table:table-cell table:number-columns-repeated="5"/>
          <table:table-cell office:value-type="float" office:value="44029">
            <text:p>44029</text:p>
          </table:table-cell>
        </table:table-row>
        <table:table-row table:style-name="ro2">
          <table:table-cell office:value-type="string">
            <text:p>PIDOnTime</text:p>
          </table:table-cell>
          <table:table-cell table:number-columns-repeated="2" office:value-type="float" office:value="0">
            <text:p>0</text:p>
          </table:table-cell>
          <table:table-cell table:formula="of:=[.P57]-40001" office:value-type="float" office:value="4030">
            <text:p>4030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int32</text:p>
          </table:table-cell>
          <table:table-cell table:number-columns-repeated="2"/>
          <table:table-cell table:formula="of:=&quot;{'name':'&quot;&amp;[.A57]&amp;&quot;',  'typ':&quot;&amp;[.B57]&amp;&quot;, 'value':&quot;&amp;PROPER([.C57])&amp;&quot;, 'metadata':{&quot;&amp;CHAR(10)&amp;CHAR(9)&amp;&quot;'modbus':{ 'addr':&quot;&amp;[.D57]&amp;&quot;, 'blockname':'&quot;&amp;[.E57]&amp;&quot;',&quot;&amp;CHAR(10)&amp;CHAR(9)&amp;&quot;'blocktype':&quot;&amp;[.F57]&amp;&quot;, 'datatype':'&quot;&amp;[.G57]&amp;&quot;'}}},&quot;" office:value-type="string" office:string-value="{'name':'PIDOnTime',  'typ':0, 'value':0, 'metadata':{&#10;&#9;'modbus':{ 'addr':4030, 'blockname':'holdingreg',&#10;&#9;'blocktype':3, 'datatype':'uint32'}}},">
            <text:p>{'name':'PIDOnTime', <text:s/>'typ':0, 'value':0, 'metadata':{<text:line-break/><text:tab/>'modbus':{ 'addr':4030, 'blockname':'holdingreg',<text:line-break/><text:tab/>'blocktype':3, 'datatype':'uint32'}}},</text:p>
          </table:table-cell>
          <table:table-cell table:number-columns-repeated="5"/>
          <table:table-cell office:value-type="float" office:value="44031">
            <text:p>44031</text:p>
          </table:table-cell>
        </table:table-row>
      </table:table>
      <table:table table:name="MasterGas" table:style-name="ta1" table:print="false"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>
            <text:p>Tag</text:p>
          </table:table-cell>
          <table:table-cell office:value-type="string">
            <text:p>Typ(0-2)</text:p>
          </table:table-cell>
          <table:table-cell office:value-type="string">
            <text:p>Value</text:p>
          </table:table-cell>
          <table:table-cell office:value-type="string">
            <text:p>Modbus:Address</text:p>
          </table:table-cell>
          <table:table-cell office:value-type="string">
            <text:p>Modbus:blockname</text:p>
          </table:table-cell>
          <table:table-cell office:value-type="string">
            <text:p>Modbus:blocktype</text:p>
          </table:table-cell>
          <table:table-cell office:value-type="string">
            <text:p>type</text:p>
          </table:table-cell>
          <table:table-cell office:value-type="string">
            <text:p>Required?</text:p>
          </table:table-cell>
          <table:table-cell office:value-type="string">
            <text:p>Notes</text:p>
          </table:table-cell>
          <table:table-cell office:value-type="string">
            <text:p>PointString:</text:p>
          </table:table-cell>
          <table:table-cell table:number-columns-repeated="4"/>
          <table:table-cell office:value-type="string">
            <text:p>Modbus:Address</text:p>
          </table:table-cell>
          <table:table-cell/>
        </table:table-row>
        <table:table-row table:style-name="ro2">
          <table:table-cell office:value-type="string">
            <text:p>LEDOn</text:p>
          </table:table-cell>
          <table:table-cell office:value-type="float" office:value="2">
            <text:p>2</text:p>
          </table:table-cell>
          <table:table-cell table:style-name="ce2" office:value-type="boolean" office:boolean-value="false">
            <text:p>FALSE</text:p>
          </table:table-cell>
          <table:table-cell table:formula="of:=[.O2]-1" office:value-type="float" office:value="12">
            <text:p>1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/>
          <table:table-cell/>
          <table:table-cell table:formula="of:=&quot;{'name':'&quot;&amp;[.A2]&amp;&quot;',  'typ':&quot;&amp;[.B2]&amp;&quot;, 'value':&quot;&amp;PROPER([.C2])&amp;&quot;, 'metadata':{&quot;&amp;CHAR(10)&amp;CHAR(9)&amp;&quot;'modbus':{ 'addr':&quot;&amp;[.D2]&amp;&quot;, 'blockname':'&quot;&amp;[.E2]&amp;&quot;',&quot;&amp;CHAR(10)&amp;CHAR(9)&amp;&quot;'blocktype':&quot;&amp;[.F2]&amp;&quot;, 'datatype':'&quot;&amp;[.G2]&amp;&quot;'}}},&quot;" office:value-type="string" office:string-value="{'name':'LEDOn',  'typ':2, 'value':0, 'metadata':{&#10;&#9;'modbus':{ 'addr':12, 'blockname':'coil',&#10;&#9;'blocktype':1, 'datatype':'boolean'}}},">
            <text:p>{'name':'LEDOn', <text:s/>'typ':2, 'value':0, 'metadata':{<text:line-break/><text:tab/>'modbus':{ 'addr':12, 'blockname':'coil',<text:line-break/><text:tab/>'blocktype':1, 'datatype':'boolean'}}},</text:p>
          </table:table-cell>
          <table:table-cell table:number-columns-repeated="4"/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SingleReadDone</text:p>
          </table:table-cell>
          <table:table-cell office:value-type="float" office:value="2">
            <text:p>2</text:p>
          </table:table-cell>
          <table:table-cell table:style-name="ce2" office:value-type="boolean" office:boolean-value="false">
            <text:p>FALSE</text:p>
          </table:table-cell>
          <table:table-cell table:formula="of:=[.O3]-1" office:value-type="float" office:value="99">
            <text:p>99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/>
          <table:table-cell/>
          <table:table-cell table:formula="of:=&quot;{'name':'&quot;&amp;[.A3]&amp;&quot;',  'typ':&quot;&amp;[.B3]&amp;&quot;, 'value':&quot;&amp;PROPER([.C3])&amp;&quot;, 'metadata':{&quot;&amp;CHAR(10)&amp;CHAR(9)&amp;&quot;'modbus':{ 'addr':&quot;&amp;[.D3]&amp;&quot;, 'blockname':'&quot;&amp;[.E3]&amp;&quot;',&quot;&amp;CHAR(10)&amp;CHAR(9)&amp;&quot;'blocktype':&quot;&amp;[.F3]&amp;&quot;, 'datatype':'&quot;&amp;[.G3]&amp;&quot;'}}},&quot;" office:value-type="string" office:string-value="{'name':'SingleReadDone',  'typ':2, 'value':0, 'metadata':{&#10;&#9;'modbus':{ 'addr':99, 'blockname':'coil',&#10;&#9;'blocktype':1, 'datatype':'boolean'}}},">
            <text:p>{'name':'SingleReadDone', <text:s/>'typ':2, 'value':0, 'metadata':{<text:line-break/><text:tab/>'modbus':{ 'addr':99, 'blockname':'coil',<text:line-break/><text:tab/>'blocktype':1, 'datatype':'boolean'}}},</text:p>
          </table:table-cell>
          <table:table-cell table:number-columns-repeated="4"/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SingleReadErr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4]-1" office:value-type="float" office:value="100">
            <text:p>10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4]&amp;&quot;',  'typ':&quot;&amp;[.B4]&amp;&quot;, 'value':&quot;&amp;PROPER([.C4])&amp;&quot;, 'metadata':{&quot;&amp;CHAR(10)&amp;CHAR(9)&amp;&quot;'modbus':{ 'addr':&quot;&amp;[.D4]&amp;&quot;, 'blockname':'&quot;&amp;[.E4]&amp;&quot;',&quot;&amp;CHAR(10)&amp;CHAR(9)&amp;&quot;'blocktype':&quot;&amp;[.F4]&amp;&quot;, 'datatype':'&quot;&amp;[.G4]&amp;&quot;'}}},&quot;" office:value-type="string" office:string-value="{'name':'SingleReadErr',  'typ':0, 'value':0, 'metadata':{&#10;&#9;'modbus':{ 'addr':100, 'blockname':'coil',&#10;&#9;'blocktype':1, 'datatype':'boolean'}}},">
            <text:p>{'name':'SingleReadErr', <text:s/>'typ':0, 'value':0, 'metadata':{<text:line-break/><text:tab/>'modbus':{ 'addr':100, 'blockname':'coil',<text:line-break/><text:tab/>'blocktype':1, 'datatype':'boolean'}}},</text:p>
          </table:table-cell>
          <table:table-cell table:number-columns-repeated="4"/>
          <table:table-cell office:value-type="float" office:value="101">
            <text:p>101</text:p>
          </table:table-cell>
          <table:table-cell/>
        </table:table-row>
        <table:table-row table:style-name="ro2">
          <table:table-cell office:value-type="string">
            <text:p>StationBypassed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5]-1" office:value-type="float" office:value="101">
            <text:p>10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5]&amp;&quot;',  'typ':&quot;&amp;[.B5]&amp;&quot;, 'value':&quot;&amp;PROPER([.C5])&amp;&quot;, 'metadata':{&quot;&amp;CHAR(10)&amp;CHAR(9)&amp;&quot;'modbus':{ 'addr':&quot;&amp;[.D5]&amp;&quot;, 'blockname':'&quot;&amp;[.E5]&amp;&quot;',&quot;&amp;CHAR(10)&amp;CHAR(9)&amp;&quot;'blocktype':&quot;&amp;[.F5]&amp;&quot;, 'datatype':'&quot;&amp;[.G5]&amp;&quot;'}}},&quot;" office:value-type="string" office:string-value="{'name':'StationBypassed',  'typ':0, 'value':0, 'metadata':{&#10;&#9;'modbus':{ 'addr':101, 'blockname':'coil',&#10;&#9;'blocktype':1, 'datatype':'boolean'}}},">
            <text:p>{'name':'StationBypassed', <text:s/>'typ':0, 'value':0, 'metadata':{<text:line-break/><text:tab/>'modbus':{ 'addr':101, 'blockname':'coil',<text:line-break/><text:tab/>'blocktype':1, 'datatype':'boolean'}}},</text:p>
          </table:table-cell>
          <table:table-cell table:number-columns-repeated="4"/>
          <table:table-cell office:value-type="float" office:value="102">
            <text:p>102</text:p>
          </table:table-cell>
          <table:table-cell/>
        </table:table-row>
        <table:table-row table:style-name="ro2">
          <table:table-cell office:value-type="string">
            <text:p>SingleWriteDone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6]-1" office:value-type="float" office:value="102">
            <text:p>10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6]&amp;&quot;',  'typ':&quot;&amp;[.B6]&amp;&quot;, 'value':&quot;&amp;PROPER([.C6])&amp;&quot;, 'metadata':{&quot;&amp;CHAR(10)&amp;CHAR(9)&amp;&quot;'modbus':{ 'addr':&quot;&amp;[.D6]&amp;&quot;, 'blockname':'&quot;&amp;[.E6]&amp;&quot;',&quot;&amp;CHAR(10)&amp;CHAR(9)&amp;&quot;'blocktype':&quot;&amp;[.F6]&amp;&quot;, 'datatype':'&quot;&amp;[.G6]&amp;&quot;'}}},&quot;" office:value-type="string" office:string-value="{'name':'SingleWriteDone',  'typ':0, 'value':0, 'metadata':{&#10;&#9;'modbus':{ 'addr':102, 'blockname':'coil',&#10;&#9;'blocktype':1, 'datatype':'boolean'}}},">
            <text:p>{'name':'SingleWriteDone', <text:s/>'typ':0, 'value':0, 'metadata':{<text:line-break/><text:tab/>'modbus':{ 'addr':102, 'blockname':'coil',<text:line-break/><text:tab/>'blocktype':1, 'datatype':'boolean'}}},</text:p>
          </table:table-cell>
          <table:table-cell table:number-columns-repeated="4"/>
          <table:table-cell office:value-type="float" office:value="103">
            <text:p>103</text:p>
          </table:table-cell>
          <table:table-cell/>
        </table:table-row>
        <table:table-row table:style-name="ro2">
          <table:table-cell office:value-type="string">
            <text:p>SingleWriteErr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7]-1" office:value-type="float" office:value="103">
            <text:p>103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7]&amp;&quot;',  'typ':&quot;&amp;[.B7]&amp;&quot;, 'value':&quot;&amp;PROPER([.C7])&amp;&quot;, 'metadata':{&quot;&amp;CHAR(10)&amp;CHAR(9)&amp;&quot;'modbus':{ 'addr':&quot;&amp;[.D7]&amp;&quot;, 'blockname':'&quot;&amp;[.E7]&amp;&quot;',&quot;&amp;CHAR(10)&amp;CHAR(9)&amp;&quot;'blocktype':&quot;&amp;[.F7]&amp;&quot;, 'datatype':'&quot;&amp;[.G7]&amp;&quot;'}}},&quot;" office:value-type="string" office:string-value="{'name':'SingleWriteErr',  'typ':0, 'value':0, 'metadata':{&#10;&#9;'modbus':{ 'addr':103, 'blockname':'coil',&#10;&#9;'blocktype':1, 'datatype':'boolean'}}},">
            <text:p>{'name':'SingleWriteErr', <text:s/>'typ':0, 'value':0, 'metadata':{<text:line-break/><text:tab/>'modbus':{ 'addr':103, 'blockname':'coil',<text:line-break/><text:tab/>'blocktype':1, 'datatype':'boolean'}}},</text:p>
          </table:table-cell>
          <table:table-cell table:number-columns-repeated="4"/>
          <table:table-cell office:value-type="float" office:value="104">
            <text:p>104</text:p>
          </table:table-cell>
          <table:table-cell/>
        </table:table-row>
        <table:table-row table:style-name="ro2">
          <table:table-cell office:value-type="string">
            <text:p>SeqCntDone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8]-1" office:value-type="float" office:value="1000">
            <text:p>100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8]&amp;&quot;',  'typ':&quot;&amp;[.B8]&amp;&quot;, 'value':&quot;&amp;PROPER([.C8])&amp;&quot;, 'metadata':{&quot;&amp;CHAR(10)&amp;CHAR(9)&amp;&quot;'modbus':{ 'addr':&quot;&amp;[.D8]&amp;&quot;, 'blockname':'&quot;&amp;[.E8]&amp;&quot;',&quot;&amp;CHAR(10)&amp;CHAR(9)&amp;&quot;'blocktype':&quot;&amp;[.F8]&amp;&quot;, 'datatype':'&quot;&amp;[.G8]&amp;&quot;'}}},&quot;" office:value-type="string" office:string-value="{'name':'SeqCntDone',  'typ':0, 'value':0, 'metadata':{&#10;&#9;'modbus':{ 'addr':1000, 'blockname':'coil',&#10;&#9;'blocktype':1, 'datatype':'boolean'}}},">
            <text:p>{'name':'SeqCntDone', <text:s/>'typ':0, 'value':0, 'metadata':{<text:line-break/><text:tab/>'modbus':{ 'addr':1000, 'blockname':'coil',<text:line-break/><text:tab/>'blocktype':1, 'datatype':'boolean'}}},</text:p>
          </table:table-cell>
          <table:table-cell table:number-columns-repeated="4"/>
          <table:table-cell office:value-type="float" office:value="1001">
            <text:p>1001</text:p>
          </table:table-cell>
          <table:table-cell/>
        </table:table-row>
        <table:table-row table:style-name="ro2">
          <table:table-cell office:value-type="string">
            <text:p>GasReadOK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9]-1" office:value-type="float" office:value="1004">
            <text:p>1004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9]&amp;&quot;',  'typ':&quot;&amp;[.B9]&amp;&quot;, 'value':&quot;&amp;PROPER([.C9])&amp;&quot;, 'metadata':{&quot;&amp;CHAR(10)&amp;CHAR(9)&amp;&quot;'modbus':{ 'addr':&quot;&amp;[.D9]&amp;&quot;, 'blockname':'&quot;&amp;[.E9]&amp;&quot;',&quot;&amp;CHAR(10)&amp;CHAR(9)&amp;&quot;'blocktype':&quot;&amp;[.F9]&amp;&quot;, 'datatype':'&quot;&amp;[.G9]&amp;&quot;'}}},&quot;" office:value-type="string" office:string-value="{'name':'GasReadOK',  'typ':0, 'value':0, 'metadata':{&#10;&#9;'modbus':{ 'addr':1004, 'blockname':'coil',&#10;&#9;'blocktype':1, 'datatype':'boolean'}}},">
            <text:p>{'name':'GasReadOK', <text:s/>'typ':0, 'value':0, 'metadata':{<text:line-break/><text:tab/>'modbus':{ 'addr':1004, 'blockname':'coil',<text:line-break/><text:tab/>'blocktype':1, 'datatype':'boolean'}}},</text:p>
          </table:table-cell>
          <table:table-cell table:number-columns-repeated="4"/>
          <table:table-cell office:value-type="float" office:value="1005">
            <text:p>1005</text:p>
          </table:table-cell>
          <table:table-cell/>
        </table:table-row>
        <table:table-row table:style-name="ro2">
          <table:table-cell office:value-type="string">
            <text:p>GasReadErr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10]-1" office:value-type="float" office:value="1005">
            <text:p>1005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0]&amp;&quot;',  'typ':&quot;&amp;[.B10]&amp;&quot;, 'value':&quot;&amp;PROPER([.C10])&amp;&quot;, 'metadata':{&quot;&amp;CHAR(10)&amp;CHAR(9)&amp;&quot;'modbus':{ 'addr':&quot;&amp;[.D10]&amp;&quot;, 'blockname':'&quot;&amp;[.E10]&amp;&quot;',&quot;&amp;CHAR(10)&amp;CHAR(9)&amp;&quot;'blocktype':&quot;&amp;[.F10]&amp;&quot;, 'datatype':'&quot;&amp;[.G10]&amp;&quot;'}}},&quot;" office:value-type="string" office:string-value="{'name':'GasReadErr',  'typ':0, 'value':0, 'metadata':{&#10;&#9;'modbus':{ 'addr':1005, 'blockname':'coil',&#10;&#9;'blocktype':1, 'datatype':'boolean'}}},">
            <text:p>{'name':'GasReadErr', <text:s/>'typ':0, 'value':0, 'metadata':{<text:line-break/><text:tab/>'modbus':{ 'addr':1005, 'blockname':'coil',<text:line-break/><text:tab/>'blocktype':1, 'datatype':'boolean'}}},</text:p>
          </table:table-cell>
          <table:table-cell table:number-columns-repeated="4"/>
          <table:table-cell office:value-type="float" office:value="1006">
            <text:p>1006</text:p>
          </table:table-cell>
          <table:table-cell/>
        </table:table-row>
        <table:table-row table:style-name="ro2">
          <table:table-cell office:value-type="string">
            <text:p>GasReadBypass</text:p>
          </table:table-cell>
          <table:table-cell office:value-type="float" office:value="1">
            <text:p>1</text:p>
          </table:table-cell>
          <table:table-cell table:style-name="ce2" office:value-type="boolean" office:boolean-value="false">
            <text:p>FALSE</text:p>
          </table:table-cell>
          <table:table-cell table:formula="of:=[.O11]-1" office:value-type="float" office:value="1006">
            <text:p>1006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1]&amp;&quot;',  'typ':&quot;&amp;[.B11]&amp;&quot;, 'value':&quot;&amp;PROPER([.C11])&amp;&quot;, 'metadata':{&quot;&amp;CHAR(10)&amp;CHAR(9)&amp;&quot;'modbus':{ 'addr':&quot;&amp;[.D11]&amp;&quot;, 'blockname':'&quot;&amp;[.E11]&amp;&quot;',&quot;&amp;CHAR(10)&amp;CHAR(9)&amp;&quot;'blocktype':&quot;&amp;[.F11]&amp;&quot;, 'datatype':'&quot;&amp;[.G11]&amp;&quot;'}}},&quot;" office:value-type="string" office:string-value="{'name':'GasReadBypass',  'typ':1, 'value':0, 'metadata':{&#10;&#9;'modbus':{ 'addr':1006, 'blockname':'coil',&#10;&#9;'blocktype':1, 'datatype':'boolean'}}},">
            <text:p>{'name':'GasReadBypass', <text:s/>'typ':1, 'value':0, 'metadata':{<text:line-break/><text:tab/>'modbus':{ 'addr':1006, 'blockname':'coil',<text:line-break/><text:tab/>'blocktype':1, 'datatype':'boolean'}}},</text:p>
          </table:table-cell>
          <table:table-cell table:number-columns-repeated="4"/>
          <table:table-cell office:value-type="float" office:value="1007">
            <text:p>1007</text:p>
          </table:table-cell>
          <table:table-cell/>
        </table:table-row>
        <table:table-row table:style-name="ro2">
          <table:table-cell office:value-type="string">
            <text:p>GasWriteOK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12]-1" office:value-type="float" office:value="1019">
            <text:p>1019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2]&amp;&quot;',  'typ':&quot;&amp;[.B12]&amp;&quot;, 'value':&quot;&amp;PROPER([.C12])&amp;&quot;, 'metadata':{&quot;&amp;CHAR(10)&amp;CHAR(9)&amp;&quot;'modbus':{ 'addr':&quot;&amp;[.D12]&amp;&quot;, 'blockname':'&quot;&amp;[.E12]&amp;&quot;',&quot;&amp;CHAR(10)&amp;CHAR(9)&amp;&quot;'blocktype':&quot;&amp;[.F12]&amp;&quot;, 'datatype':'&quot;&amp;[.G12]&amp;&quot;'}}},&quot;" office:value-type="string" office:string-value="{'name':'GasWriteOK',  'typ':0, 'value':0, 'metadata':{&#10;&#9;'modbus':{ 'addr':1019, 'blockname':'coil',&#10;&#9;'blocktype':1, 'datatype':'boolean'}}},">
            <text:p>{'name':'GasWriteOK', <text:s/>'typ':0, 'value':0, 'metadata':{<text:line-break/><text:tab/>'modbus':{ 'addr':1019, 'blockname':'coil',<text:line-break/><text:tab/>'blocktype':1, 'datatype':'boolean'}}},</text:p>
          </table:table-cell>
          <table:table-cell table:number-columns-repeated="4"/>
          <table:table-cell office:value-type="float" office:value="1020">
            <text:p>1020</text:p>
          </table:table-cell>
          <table:table-cell/>
        </table:table-row>
        <table:table-row table:style-name="ro2">
          <table:table-cell office:value-type="string">
            <text:p>GasWriteErr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13]-1" office:value-type="float" office:value="1020">
            <text:p>102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3]&amp;&quot;',  'typ':&quot;&amp;[.B13]&amp;&quot;, 'value':&quot;&amp;PROPER([.C13])&amp;&quot;, 'metadata':{&quot;&amp;CHAR(10)&amp;CHAR(9)&amp;&quot;'modbus':{ 'addr':&quot;&amp;[.D13]&amp;&quot;, 'blockname':'&quot;&amp;[.E13]&amp;&quot;',&quot;&amp;CHAR(10)&amp;CHAR(9)&amp;&quot;'blocktype':&quot;&amp;[.F13]&amp;&quot;, 'datatype':'&quot;&amp;[.G13]&amp;&quot;'}}},&quot;" office:value-type="string" office:string-value="{'name':'GasWriteErr',  'typ':0, 'value':0, 'metadata':{&#10;&#9;'modbus':{ 'addr':1020, 'blockname':'coil',&#10;&#9;'blocktype':1, 'datatype':'boolean'}}},">
            <text:p>{'name':'GasWriteErr', <text:s/>'typ':0, 'value':0, 'metadata':{<text:line-break/><text:tab/>'modbus':{ 'addr':1020, 'blockname':'coil',<text:line-break/><text:tab/>'blocktype':1, 'datatype':'boolean'}}},</text:p>
          </table:table-cell>
          <table:table-cell table:number-columns-repeated="4"/>
          <table:table-cell office:value-type="float" office:value="1021">
            <text:p>1021</text:p>
          </table:table-cell>
          <table:table-cell/>
        </table:table-row>
        <table:table-row table:style-name="ro2">
          <table:table-cell office:value-type="string">
            <text:p>GasWriteBP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14]-1" office:value-type="float" office:value="1021">
            <text:p>102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4]&amp;&quot;',  'typ':&quot;&amp;[.B14]&amp;&quot;, 'value':&quot;&amp;PROPER([.C14])&amp;&quot;, 'metadata':{&quot;&amp;CHAR(10)&amp;CHAR(9)&amp;&quot;'modbus':{ 'addr':&quot;&amp;[.D14]&amp;&quot;, 'blockname':'&quot;&amp;[.E14]&amp;&quot;',&quot;&amp;CHAR(10)&amp;CHAR(9)&amp;&quot;'blocktype':&quot;&amp;[.F14]&amp;&quot;, 'datatype':'&quot;&amp;[.G14]&amp;&quot;'}}},&quot;" office:value-type="string" office:string-value="{'name':'GasWriteBP',  'typ':0, 'value':0, 'metadata':{&#10;&#9;'modbus':{ 'addr':1021, 'blockname':'coil',&#10;&#9;'blocktype':1, 'datatype':'boolean'}}},">
            <text:p>{'name':'GasWriteBP', <text:s/>'typ':0, 'value':0, 'metadata':{<text:line-break/><text:tab/>'modbus':{ 'addr':1021, 'blockname':'coil',<text:line-break/><text:tab/>'blocktype':1, 'datatype':'boolean'}}},</text:p>
          </table:table-cell>
          <table:table-cell table:number-columns-repeated="4"/>
          <table:table-cell office:value-type="float" office:value="1022">
            <text:p>1022</text:p>
          </table:table-cell>
          <table:table-cell/>
        </table:table-row>
        <table:table-row table:style-name="ro2">
          <table:table-cell office:value-type="string">
            <text:p>GasBypCmd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15]-1" office:value-type="float" office:value="1100">
            <text:p>110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5]&amp;&quot;',  'typ':&quot;&amp;[.B15]&amp;&quot;, 'value':&quot;&amp;PROPER([.C15])&amp;&quot;, 'metadata':{&quot;&amp;CHAR(10)&amp;CHAR(9)&amp;&quot;'modbus':{ 'addr':&quot;&amp;[.D15]&amp;&quot;, 'blockname':'&quot;&amp;[.E15]&amp;&quot;',&quot;&amp;CHAR(10)&amp;CHAR(9)&amp;&quot;'blocktype':&quot;&amp;[.F15]&amp;&quot;, 'datatype':'&quot;&amp;[.G15]&amp;&quot;'}}},&quot;" office:value-type="string" office:string-value="{'name':'GasBypCmd',  'typ':0, 'value':0, 'metadata':{&#10;&#9;'modbus':{ 'addr':1100, 'blockname':'coil',&#10;&#9;'blocktype':1, 'datatype':'boolean'}}},">
            <text:p>{'name':'GasBypCmd', <text:s/>'typ':0, 'value':0, 'metadata':{<text:line-break/><text:tab/>'modbus':{ 'addr':1100, 'blockname':'coil',<text:line-break/><text:tab/>'blocktype':1, 'datatype':'boolean'}}},</text:p>
          </table:table-cell>
          <table:table-cell table:number-columns-repeated="4"/>
          <table:table-cell office:value-type="float" office:value="1101">
            <text:p>1101</text:p>
          </table:table-cell>
          <table:table-cell/>
        </table:table-row>
        <table:table-row table:style-name="ro2">
          <table:table-cell office:value-type="string">
            <text:p>CommSeqCount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16]-40001" office:value-type="float" office:value="2000">
            <text:p>2000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16]&amp;&quot;',  'typ':&quot;&amp;[.B16]&amp;&quot;, 'value':&quot;&amp;PROPER([.C16])&amp;&quot;, 'metadata':{&quot;&amp;CHAR(10)&amp;CHAR(9)&amp;&quot;'modbus':{ 'addr':&quot;&amp;[.D16]&amp;&quot;, 'blockname':'&quot;&amp;[.E16]&amp;&quot;',&quot;&amp;CHAR(10)&amp;CHAR(9)&amp;&quot;'blocktype':&quot;&amp;[.F16]&amp;&quot;, 'datatype':'&quot;&amp;[.G16]&amp;&quot;'}}},&quot;" office:value-type="string" office:string-value="{'name':'CommSeqCounter',  'typ':0, 'value':1, 'metadata':{&#10;&#9;'modbus':{ 'addr':2000, 'blockname':'holdingreg',&#10;&#9;'blocktype':3, 'datatype':'float'}}},">
            <text:p>{'name':'CommSeqCounter', <text:s/>'typ':0, 'value':1, 'metadata':{<text:line-break/><text:tab/>'modbus':{ 'addr':2000, 'blockname':'holdingreg',<text:line-break/><text:tab/>'blocktype':3, 'datatype':'float'}}},</text:p>
          </table:table-cell>
          <table:table-cell table:number-columns-repeated="4"/>
          <table:table-cell office:value-type="float" office:value="42001">
            <text:p>42001</text:p>
          </table:table-cell>
          <table:table-cell/>
        </table:table-row>
        <table:table-row table:style-name="ro2">
          <table:table-cell office:value-type="string">
            <text:p>MstrRGasDigOut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17]-40001" office:value-type="float" office:value="3010">
            <text:p>3010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7]&amp;&quot;',  'typ':&quot;&amp;[.B17]&amp;&quot;, 'value':&quot;&amp;PROPER([.C17])&amp;&quot;, 'metadata':{&quot;&amp;CHAR(10)&amp;CHAR(9)&amp;&quot;'modbus':{ 'addr':&quot;&amp;[.D17]&amp;&quot;, 'blockname':'&quot;&amp;[.E17]&amp;&quot;',&quot;&amp;CHAR(10)&amp;CHAR(9)&amp;&quot;'blocktype':&quot;&amp;[.F17]&amp;&quot;, 'datatype':'&quot;&amp;[.G17]&amp;&quot;'}}},&quot;" office:value-type="string" office:string-value="{'name':'MstrRGasDigOut',  'typ':0, 'value':0, 'metadata':{&#10;&#9;'modbus':{ 'addr':3010, 'blockname':'holdingreg',&#10;&#9;'blocktype':3, 'datatype':'boolean'}}},">
            <text:p>{'name':'MstrRGasDigOut', <text:s/>'typ':0, 'value':0, 'metadata':{<text:line-break/><text:tab/>'modbus':{ 'addr':3010, 'blockname':'holdingreg',<text:line-break/><text:tab/>'blocktype':3, 'datatype':'boolean'}}},</text:p>
          </table:table-cell>
          <table:table-cell table:number-columns-repeated="4"/>
          <table:table-cell office:value-type="float" office:value="43011">
            <text:p>43011</text:p>
          </table:table-cell>
          <table:table-cell/>
        </table:table-row>
        <table:table-row table:style-name="ro2">
          <table:table-cell office:value-type="string">
            <text:p>MstrRGasDigIn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formula="of:=[.O18]-40001" office:value-type="float" office:value="3011">
            <text:p>301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8]&amp;&quot;',  'typ':&quot;&amp;[.B18]&amp;&quot;, 'value':&quot;&amp;PROPER([.C18])&amp;&quot;, 'metadata':{&quot;&amp;CHAR(10)&amp;CHAR(9)&amp;&quot;'modbus':{ 'addr':&quot;&amp;[.D18]&amp;&quot;, 'blockname':'&quot;&amp;[.E18]&amp;&quot;',&quot;&amp;CHAR(10)&amp;CHAR(9)&amp;&quot;'blocktype':&quot;&amp;[.F18]&amp;&quot;, 'datatype':'&quot;&amp;[.G18]&amp;&quot;'}}},&quot;" office:value-type="string" office:string-value="{'name':'MstrRGasDigIn',  'typ':0, 'value':0, 'metadata':{&#10;&#9;'modbus':{ 'addr':3011, 'blockname':'holdingreg',&#10;&#9;'blocktype':3, 'datatype':'boolean'}}},">
            <text:p>{'name':'MstrRGasDigIn', <text:s/>'typ':0, 'value':0, 'metadata':{<text:line-break/><text:tab/>'modbus':{ 'addr':3011, 'blockname':'holdingreg',<text:line-break/><text:tab/>'blocktype':3, 'datatype':'boolean'}}},</text:p>
          </table:table-cell>
          <table:table-cell table:number-columns-repeated="4"/>
          <table:table-cell office:value-type="float" office:value="43012">
            <text:p>43012</text:p>
          </table:table-cell>
          <table:table-cell/>
        </table:table-row>
        <table:table-row table:style-name="ro2">
          <table:table-cell office:value-type="string">
            <text:p>MstrRGasPressureInRaw</text:p>
          </table:table-cell>
          <table:table-cell table:number-columns-repeated="2" office:value-type="float" office:value="0">
            <text:p>0</text:p>
          </table:table-cell>
          <table:table-cell table:formula="of:=[.O19]-40001" office:value-type="float" office:value="3012">
            <text:p>3012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number-columns-repeated="2"/>
          <table:table-cell table:formula="of:=&quot;{'name':'&quot;&amp;[.A19]&amp;&quot;',  'typ':&quot;&amp;[.B19]&amp;&quot;, 'value':&quot;&amp;PROPER([.C19])&amp;&quot;, 'metadata':{&quot;&amp;CHAR(10)&amp;CHAR(9)&amp;&quot;'modbus':{ 'addr':&quot;&amp;[.D19]&amp;&quot;, 'blockname':'&quot;&amp;[.E19]&amp;&quot;',&quot;&amp;CHAR(10)&amp;CHAR(9)&amp;&quot;'blocktype':&quot;&amp;[.F19]&amp;&quot;, 'datatype':'&quot;&amp;[.G19]&amp;&quot;'}}},&quot;" office:value-type="string" office:string-value="{'name':'MstrRGasPressureInRaw',  'typ':0, 'value':0, 'metadata':{&#10;&#9;'modbus':{ 'addr':3012, 'blockname':'holdingreg',&#10;&#9;'blocktype':3, 'datatype':'unsigned'}}},">
            <text:p>{'name':'MstrRGasPressureInRaw', <text:s/>'typ':0, 'value':0, 'metadata':{<text:line-break/><text:tab/>'modbus':{ 'addr':3012, 'blockname':'holdingreg',<text:line-break/><text:tab/>'blocktype':3, 'datatype':'unsigned'}}},</text:p>
          </table:table-cell>
          <table:table-cell table:number-columns-repeated="4"/>
          <table:table-cell office:value-type="float" office:value="43013">
            <text:p>43013</text:p>
          </table:table-cell>
          <table:table-cell/>
        </table:table-row>
        <table:table-row table:style-name="ro2">
          <table:table-cell office:value-type="string">
            <text:p>MstrRGasAnalogIn1</text:p>
          </table:table-cell>
          <table:table-cell table:number-columns-repeated="2" office:value-type="float" office:value="0">
            <text:p>0</text:p>
          </table:table-cell>
          <table:table-cell table:formula="of:=[.O20]-40001" office:value-type="float" office:value="3013">
            <text:p>3013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0]&amp;&quot;',  'typ':&quot;&amp;[.B20]&amp;&quot;, 'value':&quot;&amp;PROPER([.C20])&amp;&quot;, 'metadata':{&quot;&amp;CHAR(10)&amp;CHAR(9)&amp;&quot;'modbus':{ 'addr':&quot;&amp;[.D20]&amp;&quot;, 'blockname':'&quot;&amp;[.E20]&amp;&quot;',&quot;&amp;CHAR(10)&amp;CHAR(9)&amp;&quot;'blocktype':&quot;&amp;[.F20]&amp;&quot;, 'datatype':'&quot;&amp;[.G20]&amp;&quot;'}}},&quot;" office:value-type="string" office:string-value="{'name':'MstrRGasAnalogIn1',  'typ':0, 'value':0, 'metadata':{&#10;&#9;'modbus':{ 'addr':3013, 'blockname':'holdingreg',&#10;&#9;'blocktype':3, 'datatype':'unsigned'}}},">
            <text:p>{'name':'MstrRGasAnalogIn1', <text:s/>'typ':0, 'value':0, 'metadata':{<text:line-break/><text:tab/>'modbus':{ 'addr':3013, 'blockname':'holdingreg',<text:line-break/><text:tab/>'blocktype':3, 'datatype':'unsigned'}}},</text:p>
          </table:table-cell>
          <table:table-cell table:number-columns-repeated="4"/>
          <table:table-cell office:value-type="float" office:value="43014">
            <text:p>43014</text:p>
          </table:table-cell>
          <table:table-cell/>
        </table:table-row>
        <table:table-row table:style-name="ro2">
          <table:table-cell table:style-name="ce3" office:value-type="string">
            <text:p>MstrRGasAnalogIn2</text:p>
          </table:table-cell>
          <table:table-cell table:number-columns-repeated="2" office:value-type="float" office:value="0">
            <text:p>0</text:p>
          </table:table-cell>
          <table:table-cell table:formula="of:=[.O21]-40001" office:value-type="float" office:value="3014">
            <text:p>3014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1]&amp;&quot;',  'typ':&quot;&amp;[.B21]&amp;&quot;, 'value':&quot;&amp;PROPER([.C21])&amp;&quot;, 'metadata':{&quot;&amp;CHAR(10)&amp;CHAR(9)&amp;&quot;'modbus':{ 'addr':&quot;&amp;[.D21]&amp;&quot;, 'blockname':'&quot;&amp;[.E21]&amp;&quot;',&quot;&amp;CHAR(10)&amp;CHAR(9)&amp;&quot;'blocktype':&quot;&amp;[.F21]&amp;&quot;, 'datatype':'&quot;&amp;[.G21]&amp;&quot;'}}},&quot;" office:value-type="string" office:string-value="{'name':'MstrRGasAnalogIn2',  'typ':0, 'value':0, 'metadata':{&#10;&#9;'modbus':{ 'addr':3014, 'blockname':'holdingreg',&#10;&#9;'blocktype':3, 'datatype':'unsigned'}}},">
            <text:p>{'name':'MstrRGasAnalogIn2', <text:s/>'typ':0, 'value':0, 'metadata':{<text:line-break/><text:tab/>'modbus':{ 'addr':3014, 'blockname':'holdingreg',<text:line-break/><text:tab/>'blocktype':3, 'datatype':'unsigned'}}},</text:p>
          </table:table-cell>
          <table:table-cell table:number-columns-repeated="4"/>
          <table:table-cell office:value-type="float" office:value="43015">
            <text:p>43015</text:p>
          </table:table-cell>
          <table:table-cell/>
        </table:table-row>
        <table:table-row table:style-name="ro2">
          <table:table-cell office:value-type="string">
            <text:p>MstrRGasAnalogIn3</text:p>
          </table:table-cell>
          <table:table-cell table:number-columns-repeated="2" office:value-type="float" office:value="0">
            <text:p>0</text:p>
          </table:table-cell>
          <table:table-cell table:formula="of:=[.O22]-40001" office:value-type="float" office:value="3015">
            <text:p>301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2]&amp;&quot;',  'typ':&quot;&amp;[.B22]&amp;&quot;, 'value':&quot;&amp;PROPER([.C22])&amp;&quot;, 'metadata':{&quot;&amp;CHAR(10)&amp;CHAR(9)&amp;&quot;'modbus':{ 'addr':&quot;&amp;[.D22]&amp;&quot;, 'blockname':'&quot;&amp;[.E22]&amp;&quot;',&quot;&amp;CHAR(10)&amp;CHAR(9)&amp;&quot;'blocktype':&quot;&amp;[.F22]&amp;&quot;, 'datatype':'&quot;&amp;[.G22]&amp;&quot;'}}},&quot;" office:value-type="string" office:string-value="{'name':'MstrRGasAnalogIn3',  'typ':0, 'value':0, 'metadata':{&#10;&#9;'modbus':{ 'addr':3015, 'blockname':'holdingreg',&#10;&#9;'blocktype':3, 'datatype':'unsigned'}}},">
            <text:p>{'name':'MstrRGasAnalogIn3', <text:s/>'typ':0, 'value':0, 'metadata':{<text:line-break/><text:tab/>'modbus':{ 'addr':3015, 'blockname':'holdingreg',<text:line-break/><text:tab/>'blocktype':3, 'datatype':'unsigned'}}},</text:p>
          </table:table-cell>
          <table:table-cell table:number-columns-repeated="4"/>
          <table:table-cell office:value-type="float" office:value="43016">
            <text:p>43016</text:p>
          </table:table-cell>
          <table:table-cell/>
        </table:table-row>
        <table:table-row table:style-name="ro2">
          <table:table-cell office:value-type="string">
            <text:p>MstrRGasAnalogIn4</text:p>
          </table:table-cell>
          <table:table-cell table:number-columns-repeated="2" office:value-type="float" office:value="0">
            <text:p>0</text:p>
          </table:table-cell>
          <table:table-cell table:formula="of:=[.O23]-40001" office:value-type="float" office:value="3016">
            <text:p>3016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3]&amp;&quot;',  'typ':&quot;&amp;[.B23]&amp;&quot;, 'value':&quot;&amp;PROPER([.C23])&amp;&quot;, 'metadata':{&quot;&amp;CHAR(10)&amp;CHAR(9)&amp;&quot;'modbus':{ 'addr':&quot;&amp;[.D23]&amp;&quot;, 'blockname':'&quot;&amp;[.E23]&amp;&quot;',&quot;&amp;CHAR(10)&amp;CHAR(9)&amp;&quot;'blocktype':&quot;&amp;[.F23]&amp;&quot;, 'datatype':'&quot;&amp;[.G23]&amp;&quot;'}}},&quot;" office:value-type="string" office:string-value="{'name':'MstrRGasAnalogIn4',  'typ':0, 'value':0, 'metadata':{&#10;&#9;'modbus':{ 'addr':3016, 'blockname':'holdingreg',&#10;&#9;'blocktype':3, 'datatype':'unsigned'}}},">
            <text:p>{'name':'MstrRGasAnalogIn4', <text:s/>'typ':0, 'value':0, 'metadata':{<text:line-break/><text:tab/>'modbus':{ 'addr':3016, 'blockname':'holdingreg',<text:line-break/><text:tab/>'blocktype':3, 'datatype':'unsigned'}}},</text:p>
          </table:table-cell>
          <table:table-cell table:number-columns-repeated="4"/>
          <table:table-cell office:value-type="float" office:value="43017">
            <text:p>43017</text:p>
          </table:table-cell>
          <table:table-cell/>
        </table:table-row>
        <table:table-row table:style-name="ro2">
          <table:table-cell office:value-type="string">
            <text:p>MstrRGasPressureScaled</text:p>
          </table:table-cell>
          <table:table-cell table:number-columns-repeated="2" office:value-type="float" office:value="0">
            <text:p>0</text:p>
          </table:table-cell>
          <table:table-cell table:formula="of:=[.O24]-40001" office:value-type="float" office:value="3017">
            <text:p>3017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24]&amp;&quot;',  'typ':&quot;&amp;[.B24]&amp;&quot;, 'value':&quot;&amp;PROPER([.C24])&amp;&quot;, 'metadata':{&quot;&amp;CHAR(10)&amp;CHAR(9)&amp;&quot;'modbus':{ 'addr':&quot;&amp;[.D24]&amp;&quot;, 'blockname':'&quot;&amp;[.E24]&amp;&quot;',&quot;&amp;CHAR(10)&amp;CHAR(9)&amp;&quot;'blocktype':&quot;&amp;[.F24]&amp;&quot;, 'datatype':'&quot;&amp;[.G24]&amp;&quot;'}}},&quot;" office:value-type="string" office:string-value="{'name':'MstrRGasPressureScaled',  'typ':0, 'value':0, 'metadata':{&#10;&#9;'modbus':{ 'addr':3017, 'blockname':'holdingreg',&#10;&#9;'blocktype':3, 'datatype':'float'}}},">
            <text:p>{'name':'MstrRGasPressureScaled', <text:s/>'typ':0, 'value':0, 'metadata':{<text:line-break/><text:tab/>'modbus':{ 'addr':3017, 'blockname':'holdingreg',<text:line-break/><text:tab/>'blocktype':3, 'datatype':'float'}}},</text:p>
          </table:table-cell>
          <table:table-cell table:number-columns-repeated="4"/>
          <table:table-cell office:value-type="float" office:value="43018">
            <text:p>43018</text:p>
          </table:table-cell>
          <table:table-cell/>
        </table:table-row>
        <table:table-row table:style-name="ro2">
          <table:table-cell office:value-type="string">
            <text:p>MstrWGasControlPump/Sol</text:p>
          </table:table-cell>
          <table:table-cell table:number-columns-repeated="2" office:value-type="float" office:value="0">
            <text:p>0</text:p>
          </table:table-cell>
          <table:table-cell table:formula="of:=[.O25]-40001" office:value-type="float" office:value="3515">
            <text:p>351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number-columns-repeated="2"/>
          <table:table-cell table:formula="of:=&quot;{'name':'&quot;&amp;[.A25]&amp;&quot;',  'typ':&quot;&amp;[.B25]&amp;&quot;, 'value':&quot;&amp;PROPER([.C25])&amp;&quot;, 'metadata':{&quot;&amp;CHAR(10)&amp;CHAR(9)&amp;&quot;'modbus':{ 'addr':&quot;&amp;[.D25]&amp;&quot;, 'blockname':'&quot;&amp;[.E25]&amp;&quot;',&quot;&amp;CHAR(10)&amp;CHAR(9)&amp;&quot;'blocktype':&quot;&amp;[.F25]&amp;&quot;, 'datatype':'&quot;&amp;[.G25]&amp;&quot;'}}},&quot;" office:value-type="string" office:string-value="{'name':'MstrWGasControlPump/Sol',  'typ':0, 'value':0, 'metadata':{&#10;&#9;'modbus':{ 'addr':3515, 'blockname':'holdingreg',&#10;&#9;'blocktype':3, 'datatype':'unsigned'}}},">
            <text:p>{'name':'MstrWGasControlPump/Sol', <text:s/>'typ':0, 'value':0, 'metadata':{<text:line-break/><text:tab/>'modbus':{ 'addr':3515, 'blockname':'holdingreg',<text:line-break/><text:tab/>'blocktype':3, 'datatype':'unsigned'}}},</text:p>
          </table:table-cell>
          <table:table-cell table:number-columns-repeated="4"/>
          <table:table-cell table:formula="of:=[.P25]+516-50" office:value-type="float" office:value="43516">
            <text:p>43516</text:p>
          </table:table-cell>
          <table:table-cell office:value-type="float" office:value="43050">
            <text:p>43050</text:p>
          </table:table-cell>
        </table:table-row>
        <table:table-row table:style-name="ro2">
          <table:table-cell office:value-type="string">
            <text:p>MstrWGasSystemMode</text:p>
          </table:table-cell>
          <table:table-cell table:number-columns-repeated="2" office:value-type="float" office:value="0">
            <text:p>0</text:p>
          </table:table-cell>
          <table:table-cell table:formula="of:=[.O26]-40001" office:value-type="float" office:value="3516">
            <text:p>3516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number-columns-repeated="2"/>
          <table:table-cell table:formula="of:=&quot;{'name':'&quot;&amp;[.A26]&amp;&quot;',  'typ':&quot;&amp;[.B26]&amp;&quot;, 'value':&quot;&amp;PROPER([.C26])&amp;&quot;, 'metadata':{&quot;&amp;CHAR(10)&amp;CHAR(9)&amp;&quot;'modbus':{ 'addr':&quot;&amp;[.D26]&amp;&quot;, 'blockname':'&quot;&amp;[.E26]&amp;&quot;',&quot;&amp;CHAR(10)&amp;CHAR(9)&amp;&quot;'blocktype':&quot;&amp;[.F26]&amp;&quot;, 'datatype':'&quot;&amp;[.G26]&amp;&quot;'}}},&quot;" office:value-type="string" office:string-value="{'name':'MstrWGasSystemMode',  'typ':0, 'value':0, 'metadata':{&#10;&#9;'modbus':{ 'addr':3516, 'blockname':'holdingreg',&#10;&#9;'blocktype':3, 'datatype':'unsigned'}}},">
            <text:p>{'name':'MstrWGasSystemMode', <text:s/>'typ':0, 'value':0, 'metadata':{<text:line-break/><text:tab/>'modbus':{ 'addr':3516, 'blockname':'holdingreg',<text:line-break/><text:tab/>'blocktype':3, 'datatype':'unsigned'}}},</text:p>
          </table:table-cell>
          <table:table-cell table:number-columns-repeated="4"/>
          <table:table-cell table:formula="of:=[.P26]+516-50" office:value-type="float" office:value="43517">
            <text:p>43517</text:p>
          </table:table-cell>
          <table:table-cell office:value-type="float" office:value="43051">
            <text:p>43051</text:p>
          </table:table-cell>
        </table:table-row>
        <table:table-row table:style-name="ro2">
          <table:table-cell office:value-type="string">
            <text:p>MstrWGasMANPumpCmd</text:p>
          </table:table-cell>
          <table:table-cell table:number-columns-repeated="2" office:value-type="float" office:value="0">
            <text:p>0</text:p>
          </table:table-cell>
          <table:table-cell table:formula="of:=[.O27]-40001" office:value-type="float" office:value="3517">
            <text:p>3517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number-columns-repeated="2"/>
          <table:table-cell table:formula="of:=&quot;{'name':'&quot;&amp;[.A27]&amp;&quot;',  'typ':&quot;&amp;[.B27]&amp;&quot;, 'value':&quot;&amp;PROPER([.C27])&amp;&quot;, 'metadata':{&quot;&amp;CHAR(10)&amp;CHAR(9)&amp;&quot;'modbus':{ 'addr':&quot;&amp;[.D27]&amp;&quot;, 'blockname':'&quot;&amp;[.E27]&amp;&quot;',&quot;&amp;CHAR(10)&amp;CHAR(9)&amp;&quot;'blocktype':&quot;&amp;[.F27]&amp;&quot;, 'datatype':'&quot;&amp;[.G27]&amp;&quot;'}}},&quot;" office:value-type="string" office:string-value="{'name':'MstrWGasMANPumpCmd',  'typ':0, 'value':0, 'metadata':{&#10;&#9;'modbus':{ 'addr':3517, 'blockname':'holdingreg',&#10;&#9;'blocktype':3, 'datatype':'unsigned'}}},">
            <text:p>{'name':'MstrWGasMANPumpCmd', <text:s/>'typ':0, 'value':0, 'metadata':{<text:line-break/><text:tab/>'modbus':{ 'addr':3517, 'blockname':'holdingreg',<text:line-break/><text:tab/>'blocktype':3, 'datatype':'unsigned'}}},</text:p>
          </table:table-cell>
          <table:table-cell table:number-columns-repeated="4"/>
          <table:table-cell table:formula="of:=[.P27]+516-50" office:value-type="float" office:value="43518">
            <text:p>43518</text:p>
          </table:table-cell>
          <table:table-cell office:value-type="float" office:value="43052">
            <text:p>43052</text:p>
          </table:table-cell>
        </table:table-row>
        <table:table-row table:style-name="ro2">
          <table:table-cell office:value-type="string">
            <text:p>MstrWGasMANSolCmd</text:p>
          </table:table-cell>
          <table:table-cell table:number-columns-repeated="2" office:value-type="float" office:value="0">
            <text:p>0</text:p>
          </table:table-cell>
          <table:table-cell table:formula="of:=[.O28]-40001" office:value-type="float" office:value="3518">
            <text:p>3518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number-columns-repeated="2"/>
          <table:table-cell table:formula="of:=&quot;{'name':'&quot;&amp;[.A28]&amp;&quot;',  'typ':&quot;&amp;[.B28]&amp;&quot;, 'value':&quot;&amp;PROPER([.C28])&amp;&quot;, 'metadata':{&quot;&amp;CHAR(10)&amp;CHAR(9)&amp;&quot;'modbus':{ 'addr':&quot;&amp;[.D28]&amp;&quot;, 'blockname':'&quot;&amp;[.E28]&amp;&quot;',&quot;&amp;CHAR(10)&amp;CHAR(9)&amp;&quot;'blocktype':&quot;&amp;[.F28]&amp;&quot;, 'datatype':'&quot;&amp;[.G28]&amp;&quot;'}}},&quot;" office:value-type="string" office:string-value="{'name':'MstrWGasMANSolCmd',  'typ':0, 'value':0, 'metadata':{&#10;&#9;'modbus':{ 'addr':3518, 'blockname':'holdingreg',&#10;&#9;'blocktype':3, 'datatype':'unsigned'}}},">
            <text:p>{'name':'MstrWGasMANSolCmd', <text:s/>'typ':0, 'value':0, 'metadata':{<text:line-break/><text:tab/>'modbus':{ 'addr':3518, 'blockname':'holdingreg',<text:line-break/><text:tab/>'blocktype':3, 'datatype':'unsigned'}}},</text:p>
          </table:table-cell>
          <table:table-cell table:number-columns-repeated="4"/>
          <table:table-cell table:formula="of:=[.P28]+516-50" office:value-type="float" office:value="43519">
            <text:p>43519</text:p>
          </table:table-cell>
          <table:table-cell office:value-type="float" office:value="43053">
            <text:p>43053</text:p>
          </table:table-cell>
        </table:table-row>
        <table:table-row table:style-name="ro2">
          <table:table-cell office:value-type="string">
            <text:p>MstrWGasNothing1</text:p>
          </table:table-cell>
          <table:table-cell table:number-columns-repeated="2" office:value-type="float" office:value="0">
            <text:p>0</text:p>
          </table:table-cell>
          <table:table-cell table:formula="of:=[.O29]-40001" office:value-type="float" office:value="3519">
            <text:p>351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9]&amp;&quot;',  'typ':&quot;&amp;[.B29]&amp;&quot;, 'value':&quot;&amp;PROPER([.C29])&amp;&quot;, 'metadata':{&quot;&amp;CHAR(10)&amp;CHAR(9)&amp;&quot;'modbus':{ 'addr':&quot;&amp;[.D29]&amp;&quot;, 'blockname':'&quot;&amp;[.E29]&amp;&quot;',&quot;&amp;CHAR(10)&amp;CHAR(9)&amp;&quot;'blocktype':&quot;&amp;[.F29]&amp;&quot;, 'datatype':'&quot;&amp;[.G29]&amp;&quot;'}}},&quot;" office:value-type="string" office:string-value="{'name':'MstrWGasNothing1',  'typ':0, 'value':0, 'metadata':{&#10;&#9;'modbus':{ 'addr':3519, 'blockname':'holdingreg',&#10;&#9;'blocktype':3, 'datatype':'unsigned'}}},">
            <text:p>{'name':'MstrWGasNothing1', <text:s/>'typ':0, 'value':0, 'metadata':{<text:line-break/><text:tab/>'modbus':{ 'addr':3519, 'blockname':'holdingreg',<text:line-break/><text:tab/>'blocktype':3, 'datatype':'unsigned'}}},</text:p>
          </table:table-cell>
          <table:table-cell table:number-columns-repeated="4"/>
          <table:table-cell table:formula="of:=[.P29]+516-50" office:value-type="float" office:value="43520">
            <text:p>43520</text:p>
          </table:table-cell>
          <table:table-cell office:value-type="float" office:value="43054">
            <text:p>43054</text:p>
          </table:table-cell>
        </table:table-row>
        <table:table-row table:style-name="ro2">
          <table:table-cell office:value-type="string">
            <text:p>MstrWGasNothing2</text:p>
          </table:table-cell>
          <table:table-cell table:number-columns-repeated="2" office:value-type="float" office:value="0">
            <text:p>0</text:p>
          </table:table-cell>
          <table:table-cell table:formula="of:=[.O30]-40001" office:value-type="float" office:value="3520">
            <text:p>3520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unsigned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30]&amp;&quot;',  'typ':&quot;&amp;[.B30]&amp;&quot;, 'value':&quot;&amp;PROPER([.C30])&amp;&quot;, 'metadata':{&quot;&amp;CHAR(10)&amp;CHAR(9)&amp;&quot;'modbus':{ 'addr':&quot;&amp;[.D30]&amp;&quot;, 'blockname':'&quot;&amp;[.E30]&amp;&quot;',&quot;&amp;CHAR(10)&amp;CHAR(9)&amp;&quot;'blocktype':&quot;&amp;[.F30]&amp;&quot;, 'datatype':'&quot;&amp;[.G30]&amp;&quot;'}}},&quot;" office:value-type="string" office:string-value="{'name':'MstrWGasNothing2',  'typ':0, 'value':0, 'metadata':{&#10;&#9;'modbus':{ 'addr':3520, 'blockname':'holdingreg',&#10;&#9;'blocktype':3, 'datatype':'unsigned'}}},">
            <text:p>{'name':'MstrWGasNothing2', <text:s/>'typ':0, 'value':0, 'metadata':{<text:line-break/><text:tab/>'modbus':{ 'addr':3520, 'blockname':'holdingreg',<text:line-break/><text:tab/>'blocktype':3, 'datatype':'unsigned'}}},</text:p>
          </table:table-cell>
          <table:table-cell table:number-columns-repeated="4"/>
          <table:table-cell table:formula="of:=[.P30]+516-50" office:value-type="float" office:value="43521">
            <text:p>43521</text:p>
          </table:table-cell>
          <table:table-cell office:value-type="float" office:value="43055">
            <text:p>43055</text:p>
          </table:table-cell>
        </table:table-row>
        <table:table-row table:style-name="ro2">
          <table:table-cell office:value-type="string">
            <text:p>MstrWGasPIDSetpoin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O31]-40001" office:value-type="float" office:value="3521">
            <text:p>352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1]&amp;&quot;',  'typ':&quot;&amp;[.B31]&amp;&quot;, 'value':&quot;&amp;PROPER([.C31])&amp;&quot;, 'metadata':{&quot;&amp;CHAR(10)&amp;CHAR(9)&amp;&quot;'modbus':{ 'addr':&quot;&amp;[.D31]&amp;&quot;, 'blockname':'&quot;&amp;[.E31]&amp;&quot;',&quot;&amp;CHAR(10)&amp;CHAR(9)&amp;&quot;'blocktype':&quot;&amp;[.F31]&amp;&quot;, 'datatype':'&quot;&amp;[.G31]&amp;&quot;'}}},&quot;" office:value-type="string" office:string-value="{'name':'MstrWGasPIDSetpoint',  'typ':0, 'value':10, 'metadata':{&#10;&#9;'modbus':{ 'addr':3521, 'blockname':'holdingreg',&#10;&#9;'blocktype':3, 'datatype':'float'}}},">
            <text:p>{'name':'MstrWGasPIDSetpoint', <text:s/>'typ':0, 'value':10, 'metadata':{<text:line-break/><text:tab/>'modbus':{ 'addr':3521, 'blockname':'holdingreg',<text:line-break/><text:tab/>'blocktype':3, 'datatype':'float'}}},</text:p>
          </table:table-cell>
          <table:table-cell table:number-columns-repeated="4"/>
          <table:table-cell table:formula="of:=[.P31]+516-50" office:value-type="float" office:value="43522">
            <text:p>43522</text:p>
          </table:table-cell>
          <table:table-cell office:value-type="float" office:value="43056">
            <text:p>43056</text:p>
          </table:table-cell>
        </table:table-row>
        <table:table-row table:style-name="ro2">
          <table:table-cell office:value-type="string">
            <text:p>MstrWGasPIDGain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formula="of:=[.O32]-40001" office:value-type="float" office:value="3523">
            <text:p>3523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2]&amp;&quot;',  'typ':&quot;&amp;[.B32]&amp;&quot;, 'value':&quot;&amp;PROPER([.C32])&amp;&quot;, 'metadata':{&quot;&amp;CHAR(10)&amp;CHAR(9)&amp;&quot;'modbus':{ 'addr':&quot;&amp;[.D32]&amp;&quot;, 'blockname':'&quot;&amp;[.E32]&amp;&quot;',&quot;&amp;CHAR(10)&amp;CHAR(9)&amp;&quot;'blocktype':&quot;&amp;[.F32]&amp;&quot;, 'datatype':'&quot;&amp;[.G32]&amp;&quot;'}}},&quot;" office:value-type="string" office:string-value="{'name':'MstrWGasPIDGain',  'typ':0, 'value':115, 'metadata':{&#10;&#9;'modbus':{ 'addr':3523, 'blockname':'holdingreg',&#10;&#9;'blocktype':3, 'datatype':'float'}}},">
            <text:p>{'name':'MstrWGasPIDGain', <text:s/>'typ':0, 'value':115, 'metadata':{<text:line-break/><text:tab/>'modbus':{ 'addr':3523, 'blockname':'holdingreg',<text:line-break/><text:tab/>'blocktype':3, 'datatype':'float'}}},</text:p>
          </table:table-cell>
          <table:table-cell table:number-columns-repeated="4"/>
          <table:table-cell table:formula="of:=[.P32]+516-50" office:value-type="float" office:value="43524">
            <text:p>43524</text:p>
          </table:table-cell>
          <table:table-cell office:value-type="float" office:value="43058">
            <text:p>43058</text:p>
          </table:table-cell>
        </table:table-row>
        <table:table-row table:style-name="ro2">
          <table:table-cell office:value-type="string">
            <text:p>MstrWGasPIDResetRate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O33]-40001" office:value-type="float" office:value="3525">
            <text:p>3525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3]&amp;&quot;',  'typ':&quot;&amp;[.B33]&amp;&quot;, 'value':&quot;&amp;PROPER([.C33])&amp;&quot;, 'metadata':{&quot;&amp;CHAR(10)&amp;CHAR(9)&amp;&quot;'modbus':{ 'addr':&quot;&amp;[.D33]&amp;&quot;, 'blockname':'&quot;&amp;[.E33]&amp;&quot;',&quot;&amp;CHAR(10)&amp;CHAR(9)&amp;&quot;'blocktype':&quot;&amp;[.F33]&amp;&quot;, 'datatype':'&quot;&amp;[.G33]&amp;&quot;'}}},&quot;" office:value-type="string" office:string-value="{'name':'MstrWGasPIDResetRate',  'typ':0, 'value':0.2, 'metadata':{&#10;&#9;'modbus':{ 'addr':3525, 'blockname':'holdingreg',&#10;&#9;'blocktype':3, 'datatype':'float'}}},">
            <text:p>{'name':'MstrWGasPIDResetRate', <text:s/>'typ':0, 'value':0.2, 'metadata':{<text:line-break/><text:tab/>'modbus':{ 'addr':3525, 'blockname':'holdingreg',<text:line-break/><text:tab/>'blocktype':3, 'datatype':'float'}}},</text:p>
          </table:table-cell>
          <table:table-cell table:number-columns-repeated="4"/>
          <table:table-cell table:formula="of:=[.P33]+516-50" office:value-type="float" office:value="43526">
            <text:p>43526</text:p>
          </table:table-cell>
          <table:table-cell office:value-type="float" office:value="43060">
            <text:p>43060</text:p>
          </table:table-cell>
        </table:table-row>
        <table:table-row table:style-name="ro2">
          <table:table-cell office:value-type="string">
            <text:p>MstrWGasPIDRate</text:p>
          </table:table-cell>
          <table:table-cell table:number-columns-repeated="2" office:value-type="float" office:value="0">
            <text:p>0</text:p>
          </table:table-cell>
          <table:table-cell table:formula="of:=[.O34]-40001" office:value-type="float" office:value="3527">
            <text:p>3527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4]&amp;&quot;',  'typ':&quot;&amp;[.B34]&amp;&quot;, 'value':&quot;&amp;PROPER([.C34])&amp;&quot;, 'metadata':{&quot;&amp;CHAR(10)&amp;CHAR(9)&amp;&quot;'modbus':{ 'addr':&quot;&amp;[.D34]&amp;&quot;, 'blockname':'&quot;&amp;[.E34]&amp;&quot;',&quot;&amp;CHAR(10)&amp;CHAR(9)&amp;&quot;'blocktype':&quot;&amp;[.F34]&amp;&quot;, 'datatype':'&quot;&amp;[.G34]&amp;&quot;'}}},&quot;" office:value-type="string" office:string-value="{'name':'MstrWGasPIDRate',  'typ':0, 'value':0, 'metadata':{&#10;&#9;'modbus':{ 'addr':3527, 'blockname':'holdingreg',&#10;&#9;'blocktype':3, 'datatype':'float'}}},">
            <text:p>{'name':'MstrWGasPIDRate', <text:s/>'typ':0, 'value':0, 'metadata':{<text:line-break/><text:tab/>'modbus':{ 'addr':3527, 'blockname':'holdingreg',<text:line-break/><text:tab/>'blocktype':3, 'datatype':'float'}}},</text:p>
          </table:table-cell>
          <table:table-cell table:number-columns-repeated="4"/>
          <table:table-cell table:formula="of:=[.P34]+516-50" office:value-type="float" office:value="43528">
            <text:p>43528</text:p>
          </table:table-cell>
          <table:table-cell office:value-type="float" office:value="43062">
            <text:p>43062</text:p>
          </table:table-cell>
        </table:table-row>
        <table:table-row table:style-name="ro2">
          <table:table-cell office:value-type="string">
            <text:p>MstrWGasPIDDeadband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formula="of:=[.O35]-40001" office:value-type="float" office:value="3529">
            <text:p>3529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5]&amp;&quot;',  'typ':&quot;&amp;[.B35]&amp;&quot;, 'value':&quot;&amp;PROPER([.C35])&amp;&quot;, 'metadata':{&quot;&amp;CHAR(10)&amp;CHAR(9)&amp;&quot;'modbus':{ 'addr':&quot;&amp;[.D35]&amp;&quot;, 'blockname':'&quot;&amp;[.E35]&amp;&quot;',&quot;&amp;CHAR(10)&amp;CHAR(9)&amp;&quot;'blocktype':&quot;&amp;[.F35]&amp;&quot;, 'datatype':'&quot;&amp;[.G35]&amp;&quot;'}}},&quot;" office:value-type="string" office:string-value="{'name':'MstrWGasPIDDeadband',  'typ':0, 'value':0.5, 'metadata':{&#10;&#9;'modbus':{ 'addr':3529, 'blockname':'holdingreg',&#10;&#9;'blocktype':3, 'datatype':'float'}}},">
            <text:p>{'name':'MstrWGasPIDDeadband', <text:s/>'typ':0, 'value':0.5, 'metadata':{<text:line-break/><text:tab/>'modbus':{ 'addr':3529, 'blockname':'holdingreg',<text:line-break/><text:tab/>'blocktype':3, 'datatype':'float'}}},</text:p>
          </table:table-cell>
          <table:table-cell table:number-columns-repeated="4"/>
          <table:table-cell table:formula="of:=[.P35]+516-50" office:value-type="float" office:value="43530">
            <text:p>43530</text:p>
          </table:table-cell>
          <table:table-cell office:value-type="float" office:value="43064">
            <text:p>43064</text:p>
          </table:table-cell>
        </table:table-row>
        <table:table-row table:style-name="ro2">
          <table:table-cell office:value-type="string">
            <text:p>MstrWGasPIDCycleT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O36]-40001" office:value-type="float" office:value="3531">
            <text:p>3531</text:p>
          </table:table-cell>
          <table:table-cell office:value-type="string">
            <text:p>holdingreg</text:p>
          </table:table-cell>
          <table:table-cell office:value-type="float" office:value="3">
            <text:p>3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36]&amp;&quot;',  'typ':&quot;&amp;[.B36]&amp;&quot;, 'value':&quot;&amp;PROPER([.C36])&amp;&quot;, 'metadata':{&quot;&amp;CHAR(10)&amp;CHAR(9)&amp;&quot;'modbus':{ 'addr':&quot;&amp;[.D36]&amp;&quot;, 'blockname':'&quot;&amp;[.E36]&amp;&quot;',&quot;&amp;CHAR(10)&amp;CHAR(9)&amp;&quot;'blocktype':&quot;&amp;[.F36]&amp;&quot;, 'datatype':'&quot;&amp;[.G36]&amp;&quot;'}}},&quot;" office:value-type="string" office:string-value="{'name':'MstrWGasPIDCycleTime',  'typ':0, 'value':1, 'metadata':{&#10;&#9;'modbus':{ 'addr':3531, 'blockname':'holdingreg',&#10;&#9;'blocktype':3, 'datatype':'float'}}},">
            <text:p>{'name':'MstrWGasPIDCycleTime', <text:s/>'typ':0, 'value':1, 'metadata':{<text:line-break/><text:tab/>'modbus':{ 'addr':3531, 'blockname':'holdingreg',<text:line-break/><text:tab/>'blocktype':3, 'datatype':'float'}}},</text:p>
          </table:table-cell>
          <table:table-cell table:number-columns-repeated="4"/>
          <table:table-cell table:formula="of:=[.P36]+516-50" office:value-type="float" office:value="43532">
            <text:p>43532</text:p>
          </table:table-cell>
          <table:table-cell office:value-type="float" office:value="43066">
            <text:p>43066</text:p>
          </table:table-cell>
        </table:table-row>
        <table:table-row table:style-name="ro3" table:number-rows-repeated="7">
          <table:table-cell table:number-columns-repeated="16"/>
        </table:table-row>
        <table:table-row table:style-name="ro3">
          <table:table-cell/>
          <table:table-cell office:value-type="string">
            <text:p>h</text:p>
          </table:table-cell>
          <table:table-cell table:number-columns-repeated="14"/>
        </table:table-row>
        <table:table-row table:style-name="ro3" table:number-rows-repeated="5">
          <table:table-cell table:number-columns-repeated="16"/>
        </table:table-row>
        <table:table-row table:style-name="ro3">
          <table:table-cell table:number-columns-repeated="7"/>
          <table:table-cell table:style-name="ce2"/>
          <table:table-cell table:number-columns-repeated="8"/>
        </table:table-row>
      </table:table>
      <table:table table:name="MasterFull" table:style-name="ta1" table:print="false"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3">
          <table:table-cell office:value-type="string">
            <text:p>Tag</text:p>
          </table:table-cell>
          <table:table-cell office:value-type="string">
            <text:p>Typ(0-2)</text:p>
          </table:table-cell>
          <table:table-cell office:value-type="string">
            <text:p>Value</text:p>
          </table:table-cell>
          <table:table-cell office:value-type="string">
            <text:p>Modbus:Address</text:p>
          </table:table-cell>
          <table:table-cell office:value-type="string">
            <text:p>Modbus:blockname</text:p>
          </table:table-cell>
          <table:table-cell office:value-type="string">
            <text:p>Modbus:blocktype</text:p>
          </table:table-cell>
          <table:table-cell office:value-type="string">
            <text:p>type</text:p>
          </table:table-cell>
          <table:table-cell office:value-type="string">
            <text:p>Required?</text:p>
          </table:table-cell>
          <table:table-cell office:value-type="string">
            <text:p>Notes</text:p>
          </table:table-cell>
          <table:table-cell office:value-type="string">
            <text:p>PointString:</text:p>
          </table:table-cell>
        </table:table-row>
        <table:table-row table:style-name="ro2">
          <table:table-cell office:value-type="string">
            <text:p>LEDForce</text:p>
          </table:table-cell>
          <table:table-cell office:value-type="float" office:value="2">
            <text:p>2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3">
            <text:p>13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/>
          <table:table-cell/>
          <table:table-cell table:formula="of:=&quot;{'name':'&quot;&amp;[.A2]&amp;&quot;',  'typ':&quot;&amp;[.B2]&amp;&quot;, 'value':&quot;&amp;PROPER([.C2])&amp;&quot;, 'metadata':{&quot;&amp;CHAR(10)&amp;CHAR(9)&amp;&quot;'modbus':{ 'addr':&quot;&amp;[.D2]&amp;&quot;, 'blockname':'&quot;&amp;[.E2]&amp;&quot;',&quot;&amp;CHAR(10)&amp;CHAR(9)&amp;&quot;'blocktype':&quot;&amp;[.F2]&amp;&quot;, 'datatype':'&quot;&amp;[.G2]&amp;&quot;'}}},&quot;" office:value-type="string" office:string-value="{'name':'LEDForce',  'typ':2, 'value':0, 'metadata':{&#10;&#9;'modbus':{ 'addr':13, 'blockname':'coil',&#10;&#9;'blocktype':1, 'datatype':'boolean'}}},">
            <text:p>{'name':'LEDForce', <text:s/>'typ':2, 'value':0, 'metadata':{<text:line-break/><text:tab/>'modbus':{ 'addr':13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SingleReadDone</text:p>
          </table:table-cell>
          <table:table-cell office:value-type="float" office:value="2">
            <text:p>2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0">
            <text:p>10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/>
          <table:table-cell/>
          <table:table-cell table:formula="of:=&quot;{'name':'&quot;&amp;[.A3]&amp;&quot;',  'typ':&quot;&amp;[.B3]&amp;&quot;, 'value':&quot;&amp;PROPER([.C3])&amp;&quot;, 'metadata':{&quot;&amp;CHAR(10)&amp;CHAR(9)&amp;&quot;'modbus':{ 'addr':&quot;&amp;[.D3]&amp;&quot;, 'blockname':'&quot;&amp;[.E3]&amp;&quot;',&quot;&amp;CHAR(10)&amp;CHAR(9)&amp;&quot;'blocktype':&quot;&amp;[.F3]&amp;&quot;, 'datatype':'&quot;&amp;[.G3]&amp;&quot;'}}},&quot;" office:value-type="string" office:string-value="{'name':'SingleReadDone',  'typ':2, 'value':0, 'metadata':{&#10;&#9;'modbus':{ 'addr':100, 'blockname':'coil',&#10;&#9;'blocktype':1, 'datatype':'boolean'}}},">
            <text:p>{'name':'SingleReadDone', <text:s/>'typ':2, 'value':0, 'metadata':{<text:line-break/><text:tab/>'modbus':{ 'addr':100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SingleReadErr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1">
            <text:p>10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4]&amp;&quot;',  'typ':&quot;&amp;[.B4]&amp;&quot;, 'value':&quot;&amp;PROPER([.C4])&amp;&quot;, 'metadata':{&quot;&amp;CHAR(10)&amp;CHAR(9)&amp;&quot;'modbus':{ 'addr':&quot;&amp;[.D4]&amp;&quot;, 'blockname':'&quot;&amp;[.E4]&amp;&quot;',&quot;&amp;CHAR(10)&amp;CHAR(9)&amp;&quot;'blocktype':&quot;&amp;[.F4]&amp;&quot;, 'datatype':'&quot;&amp;[.G4]&amp;&quot;'}}},&quot;" office:value-type="string" office:string-value="{'name':'SingleReadErr',  'typ':0, 'value':0, 'metadata':{&#10;&#9;'modbus':{ 'addr':101, 'blockname':'coil',&#10;&#9;'blocktype':1, 'datatype':'boolean'}}},">
            <text:p>{'name':'SingleReadErr', <text:s/>'typ':0, 'value':0, 'metadata':{<text:line-break/><text:tab/>'modbus':{ 'addr':101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StationBypassed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2">
            <text:p>10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5]&amp;&quot;',  'typ':&quot;&amp;[.B5]&amp;&quot;, 'value':&quot;&amp;PROPER([.C5])&amp;&quot;, 'metadata':{&quot;&amp;CHAR(10)&amp;CHAR(9)&amp;&quot;'modbus':{ 'addr':&quot;&amp;[.D5]&amp;&quot;, 'blockname':'&quot;&amp;[.E5]&amp;&quot;',&quot;&amp;CHAR(10)&amp;CHAR(9)&amp;&quot;'blocktype':&quot;&amp;[.F5]&amp;&quot;, 'datatype':'&quot;&amp;[.G5]&amp;&quot;'}}},&quot;" office:value-type="string" office:string-value="{'name':'StationBypassed',  'typ':0, 'value':0, 'metadata':{&#10;&#9;'modbus':{ 'addr':102, 'blockname':'coil',&#10;&#9;'blocktype':1, 'datatype':'boolean'}}},">
            <text:p>{'name':'StationBypassed', <text:s/>'typ':0, 'value':0, 'metadata':{<text:line-break/><text:tab/>'modbus':{ 'addr':102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SingleWriteDone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3">
            <text:p>103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6]&amp;&quot;',  'typ':&quot;&amp;[.B6]&amp;&quot;, 'value':&quot;&amp;PROPER([.C6])&amp;&quot;, 'metadata':{&quot;&amp;CHAR(10)&amp;CHAR(9)&amp;&quot;'modbus':{ 'addr':&quot;&amp;[.D6]&amp;&quot;, 'blockname':'&quot;&amp;[.E6]&amp;&quot;',&quot;&amp;CHAR(10)&amp;CHAR(9)&amp;&quot;'blocktype':&quot;&amp;[.F6]&amp;&quot;, 'datatype':'&quot;&amp;[.G6]&amp;&quot;'}}},&quot;" office:value-type="string" office:string-value="{'name':'SingleWriteDone',  'typ':0, 'value':0, 'metadata':{&#10;&#9;'modbus':{ 'addr':103, 'blockname':'coil',&#10;&#9;'blocktype':1, 'datatype':'boolean'}}},">
            <text:p>{'name':'SingleWriteDone', <text:s/>'typ':0, 'value':0, 'metadata':{<text:line-break/><text:tab/>'modbus':{ 'addr':103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SingleWriteErr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4">
            <text:p>104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7]&amp;&quot;',  'typ':&quot;&amp;[.B7]&amp;&quot;, 'value':&quot;&amp;PROPER([.C7])&amp;&quot;, 'metadata':{&quot;&amp;CHAR(10)&amp;CHAR(9)&amp;&quot;'modbus':{ 'addr':&quot;&amp;[.D7]&amp;&quot;, 'blockname':'&quot;&amp;[.E7]&amp;&quot;',&quot;&amp;CHAR(10)&amp;CHAR(9)&amp;&quot;'blocktype':&quot;&amp;[.F7]&amp;&quot;, 'datatype':'&quot;&amp;[.G7]&amp;&quot;'}}},&quot;" office:value-type="string" office:string-value="{'name':'SingleWriteErr',  'typ':0, 'value':0, 'metadata':{&#10;&#9;'modbus':{ 'addr':104, 'blockname':'coil',&#10;&#9;'blocktype':1, 'datatype':'boolean'}}},">
            <text:p>{'name':'SingleWriteErr', <text:s/>'typ':0, 'value':0, 'metadata':{<text:line-break/><text:tab/>'modbus':{ 'addr':104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SeqCntDone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01">
            <text:p>100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8]&amp;&quot;',  'typ':&quot;&amp;[.B8]&amp;&quot;, 'value':&quot;&amp;PROPER([.C8])&amp;&quot;, 'metadata':{&quot;&amp;CHAR(10)&amp;CHAR(9)&amp;&quot;'modbus':{ 'addr':&quot;&amp;[.D8]&amp;&quot;, 'blockname':'&quot;&amp;[.E8]&amp;&quot;',&quot;&amp;CHAR(10)&amp;CHAR(9)&amp;&quot;'blocktype':&quot;&amp;[.F8]&amp;&quot;, 'datatype':'&quot;&amp;[.G8]&amp;&quot;'}}},&quot;" office:value-type="string" office:string-value="{'name':'SeqCntDone',  'typ':0, 'value':0, 'metadata':{&#10;&#9;'modbus':{ 'addr':1001, 'blockname':'coil',&#10;&#9;'blocktype':1, 'datatype':'boolean'}}},">
            <text:p>{'name':'SeqCntDone', <text:s/>'typ':0, 'value':0, 'metadata':{<text:line-break/><text:tab/>'modbus':{ 'addr':1001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BlowerReadOK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02">
            <text:p>100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9]&amp;&quot;',  'typ':&quot;&amp;[.B9]&amp;&quot;, 'value':&quot;&amp;PROPER([.C9])&amp;&quot;, 'metadata':{&quot;&amp;CHAR(10)&amp;CHAR(9)&amp;&quot;'modbus':{ 'addr':&quot;&amp;[.D9]&amp;&quot;, 'blockname':'&quot;&amp;[.E9]&amp;&quot;',&quot;&amp;CHAR(10)&amp;CHAR(9)&amp;&quot;'blocktype':&quot;&amp;[.F9]&amp;&quot;, 'datatype':'&quot;&amp;[.G9]&amp;&quot;'}}},&quot;" office:value-type="string" office:string-value="{'name':'BlowerReadOK',  'typ':0, 'value':0, 'metadata':{&#10;&#9;'modbus':{ 'addr':1002, 'blockname':'coil',&#10;&#9;'blocktype':1, 'datatype':'boolean'}}},">
            <text:p>{'name':'BlowerReadOK', <text:s/>'typ':0, 'value':0, 'metadata':{<text:line-break/><text:tab/>'modbus':{ 'addr':1002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BlowerReadErr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03">
            <text:p>1003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0]&amp;&quot;',  'typ':&quot;&amp;[.B10]&amp;&quot;, 'value':&quot;&amp;PROPER([.C10])&amp;&quot;, 'metadata':{&quot;&amp;CHAR(10)&amp;CHAR(9)&amp;&quot;'modbus':{ 'addr':&quot;&amp;[.D10]&amp;&quot;, 'blockname':'&quot;&amp;[.E10]&amp;&quot;',&quot;&amp;CHAR(10)&amp;CHAR(9)&amp;&quot;'blocktype':&quot;&amp;[.F10]&amp;&quot;, 'datatype':'&quot;&amp;[.G10]&amp;&quot;'}}},&quot;" office:value-type="string" office:string-value="{'name':'BlowerReadErr',  'typ':0, 'value':0, 'metadata':{&#10;&#9;'modbus':{ 'addr':1003, 'blockname':'coil',&#10;&#9;'blocktype':1, 'datatype':'boolean'}}},">
            <text:p>{'name':'BlowerReadErr', <text:s/>'typ':0, 'value':0, 'metadata':{<text:line-break/><text:tab/>'modbus':{ 'addr':1003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BlowerBypassed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04">
            <text:p>1004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1]&amp;&quot;',  'typ':&quot;&amp;[.B11]&amp;&quot;, 'value':&quot;&amp;PROPER([.C11])&amp;&quot;, 'metadata':{&quot;&amp;CHAR(10)&amp;CHAR(9)&amp;&quot;'modbus':{ 'addr':&quot;&amp;[.D11]&amp;&quot;, 'blockname':'&quot;&amp;[.E11]&amp;&quot;',&quot;&amp;CHAR(10)&amp;CHAR(9)&amp;&quot;'blocktype':&quot;&amp;[.F11]&amp;&quot;, 'datatype':'&quot;&amp;[.G11]&amp;&quot;'}}},&quot;" office:value-type="string" office:string-value="{'name':'BlowerBypassed',  'typ':0, 'value':0, 'metadata':{&#10;&#9;'modbus':{ 'addr':1004, 'blockname':'coil',&#10;&#9;'blocktype':1, 'datatype':'boolean'}}},">
            <text:p>{'name':'BlowerBypassed', <text:s/>'typ':0, 'value':0, 'metadata':{<text:line-break/><text:tab/>'modbus':{ 'addr':1004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GasReadOK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05">
            <text:p>1005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2]&amp;&quot;',  'typ':&quot;&amp;[.B12]&amp;&quot;, 'value':&quot;&amp;PROPER([.C12])&amp;&quot;, 'metadata':{&quot;&amp;CHAR(10)&amp;CHAR(9)&amp;&quot;'modbus':{ 'addr':&quot;&amp;[.D12]&amp;&quot;, 'blockname':'&quot;&amp;[.E12]&amp;&quot;',&quot;&amp;CHAR(10)&amp;CHAR(9)&amp;&quot;'blocktype':&quot;&amp;[.F12]&amp;&quot;, 'datatype':'&quot;&amp;[.G12]&amp;&quot;'}}},&quot;" office:value-type="string" office:string-value="{'name':'GasReadOK',  'typ':0, 'value':0, 'metadata':{&#10;&#9;'modbus':{ 'addr':1005, 'blockname':'coil',&#10;&#9;'blocktype':1, 'datatype':'boolean'}}},">
            <text:p>{'name':'GasReadOK', <text:s/>'typ':0, 'value':0, 'metadata':{<text:line-break/><text:tab/>'modbus':{ 'addr':1005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GasReadErr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office:value-type="float" office:value="1006">
            <text:p>1006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3]&amp;&quot;',  'typ':&quot;&amp;[.B13]&amp;&quot;, 'value':&quot;&amp;PROPER([.C13])&amp;&quot;, 'metadata':{&quot;&amp;CHAR(10)&amp;CHAR(9)&amp;&quot;'modbus':{ 'addr':&quot;&amp;[.D13]&amp;&quot;, 'blockname':'&quot;&amp;[.E13]&amp;&quot;',&quot;&amp;CHAR(10)&amp;CHAR(9)&amp;&quot;'blocktype':&quot;&amp;[.F13]&amp;&quot;, 'datatype':'&quot;&amp;[.G13]&amp;&quot;'}}},&quot;" office:value-type="string" office:string-value="{'name':'GasReadErr',  'typ':0, 'value':0, 'metadata':{&#10;&#9;'modbus':{ 'addr':1006, 'blockname':'coil',&#10;&#9;'blocktype':1, 'datatype':'boolean'}}},">
            <text:p>{'name':'GasReadErr', <text:s/>'typ':0, 'value':0, 'metadata':{<text:line-break/><text:tab/>'modbus':{ 'addr':1006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GasReadBypa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7">
            <text:p>1007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4]&amp;&quot;',  'typ':&quot;&amp;[.B14]&amp;&quot;, 'value':&quot;&amp;PROPER([.C14])&amp;&quot;, 'metadata':{&quot;&amp;CHAR(10)&amp;CHAR(9)&amp;&quot;'modbus':{ 'addr':&quot;&amp;[.D14]&amp;&quot;, 'blockname':'&quot;&amp;[.E14]&amp;&quot;',&quot;&amp;CHAR(10)&amp;CHAR(9)&amp;&quot;'blocktype':&quot;&amp;[.F14]&amp;&quot;, 'datatype':'&quot;&amp;[.G14]&amp;&quot;'}}},&quot;" office:value-type="string" office:string-value="{'name':'GasReadBypass',  'typ':1, 'value':0, 'metadata':{&#10;&#9;'modbus':{ 'addr':1007, 'blockname':'coil',&#10;&#9;'blocktype':1, 'datatype':'boolean'}}},">
            <text:p>{'name':'GasReadBypass', <text:s/>'typ':1, 'value':0, 'metadata':{<text:line-break/><text:tab/>'modbus':{ 'addr':1007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ConveyRead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15]&amp;&quot;',  'typ':&quot;&amp;[.B15]&amp;&quot;, 'value':&quot;&amp;PROPER([.C15])&amp;&quot;, 'metadata':{&quot;&amp;CHAR(10)&amp;CHAR(9)&amp;&quot;'modbus':{ 'addr':&quot;&amp;[.D15]&amp;&quot;, 'blockname':'&quot;&amp;[.E15]&amp;&quot;',&quot;&amp;CHAR(10)&amp;CHAR(9)&amp;&quot;'blocktype':&quot;&amp;[.F15]&amp;&quot;, 'datatype':'&quot;&amp;[.G15]&amp;&quot;'}}},&quot;" office:value-type="string" office:string-value="{'name':'ConveyReadOK',  'typ':1, 'value':0, 'metadata':{&#10;&#9;'modbus':{ 'addr':1008, 'blockname':'coil',&#10;&#9;'blocktype':1, 'datatype':'boolean'}}},">
            <text:p>{'name':'ConveyReadOK', <text:s/>'typ':1, 'value':0, 'metadata':{<text:line-break/><text:tab/>'modbus':{ 'addr':1008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ConveyReadErr</text:p>
          </table:table-cell>
          <table:table-cell table:number-columns-repeated="2" office:value-type="float" office:value="0">
            <text:p>0</text:p>
          </table:table-cell>
          <table:table-cell office:value-type="float" office:value="1009">
            <text:p>1009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6]&amp;&quot;',  'typ':&quot;&amp;[.B16]&amp;&quot;, 'value':&quot;&amp;PROPER([.C16])&amp;&quot;, 'metadata':{&quot;&amp;CHAR(10)&amp;CHAR(9)&amp;&quot;'modbus':{ 'addr':&quot;&amp;[.D16]&amp;&quot;, 'blockname':'&quot;&amp;[.E16]&amp;&quot;',&quot;&amp;CHAR(10)&amp;CHAR(9)&amp;&quot;'blocktype':&quot;&amp;[.F16]&amp;&quot;, 'datatype':'&quot;&amp;[.G16]&amp;&quot;'}}},&quot;" office:value-type="string" office:string-value="{'name':'ConveyReadErr',  'typ':0, 'value':0, 'metadata':{&#10;&#9;'modbus':{ 'addr':1009, 'blockname':'coil',&#10;&#9;'blocktype':1, 'datatype':'boolean'}}},">
            <text:p>{'name':'ConveyReadErr', <text:s/>'typ':0, 'value':0, 'metadata':{<text:line-break/><text:tab/>'modbus':{ 'addr':1009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ConveyBypassed</text:p>
          </table:table-cell>
          <table:table-cell table:number-columns-repeated="2" office:value-type="float" office:value="0">
            <text:p>0</text:p>
          </table:table-cell>
          <table:table-cell office:value-type="float" office:value="1010">
            <text:p>101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7]&amp;&quot;',  'typ':&quot;&amp;[.B17]&amp;&quot;, 'value':&quot;&amp;PROPER([.C17])&amp;&quot;, 'metadata':{&quot;&amp;CHAR(10)&amp;CHAR(9)&amp;&quot;'modbus':{ 'addr':&quot;&amp;[.D17]&amp;&quot;, 'blockname':'&quot;&amp;[.E17]&amp;&quot;',&quot;&amp;CHAR(10)&amp;CHAR(9)&amp;&quot;'blocktype':&quot;&amp;[.F17]&amp;&quot;, 'datatype':'&quot;&amp;[.G17]&amp;&quot;'}}},&quot;" office:value-type="string" office:string-value="{'name':'ConveyBypassed',  'typ':0, 'value':0, 'metadata':{&#10;&#9;'modbus':{ 'addr':1010, 'blockname':'coil',&#10;&#9;'blocktype':1, 'datatype':'boolean'}}},">
            <text:p>{'name':'ConveyBypassed', <text:s/>'typ':0, 'value':0, 'metadata':{<text:line-break/><text:tab/>'modbus':{ 'addr':1010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1ReadOK</text:p>
          </table:table-cell>
          <table:table-cell table:number-columns-repeated="2" office:value-type="float" office:value="0">
            <text:p>0</text:p>
          </table:table-cell>
          <table:table-cell office:value-type="float" office:value="1011">
            <text:p>101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8]&amp;&quot;',  'typ':&quot;&amp;[.B18]&amp;&quot;, 'value':&quot;&amp;PROPER([.C18])&amp;&quot;, 'metadata':{&quot;&amp;CHAR(10)&amp;CHAR(9)&amp;&quot;'modbus':{ 'addr':&quot;&amp;[.D18]&amp;&quot;, 'blockname':'&quot;&amp;[.E18]&amp;&quot;',&quot;&amp;CHAR(10)&amp;CHAR(9)&amp;&quot;'blocktype':&quot;&amp;[.F18]&amp;&quot;, 'datatype':'&quot;&amp;[.G18]&amp;&quot;'}}},&quot;" office:value-type="string" office:string-value="{'name':'Water1ReadOK',  'typ':0, 'value':0, 'metadata':{&#10;&#9;'modbus':{ 'addr':1011, 'blockname':'coil',&#10;&#9;'blocktype':1, 'datatype':'boolean'}}},">
            <text:p>{'name':'Water1ReadOK', <text:s/>'typ':0, 'value':0, 'metadata':{<text:line-break/><text:tab/>'modbus':{ 'addr':1011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1ReadErr</text:p>
          </table:table-cell>
          <table:table-cell table:number-columns-repeated="2" office:value-type="float" office:value="0">
            <text:p>0</text:p>
          </table:table-cell>
          <table:table-cell office:value-type="float" office:value="1012">
            <text:p>101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19]&amp;&quot;',  'typ':&quot;&amp;[.B19]&amp;&quot;, 'value':&quot;&amp;PROPER([.C19])&amp;&quot;, 'metadata':{&quot;&amp;CHAR(10)&amp;CHAR(9)&amp;&quot;'modbus':{ 'addr':&quot;&amp;[.D19]&amp;&quot;, 'blockname':'&quot;&amp;[.E19]&amp;&quot;',&quot;&amp;CHAR(10)&amp;CHAR(9)&amp;&quot;'blocktype':&quot;&amp;[.F19]&amp;&quot;, 'datatype':'&quot;&amp;[.G19]&amp;&quot;'}}},&quot;" office:value-type="string" office:string-value="{'name':'Water1ReadErr',  'typ':0, 'value':0, 'metadata':{&#10;&#9;'modbus':{ 'addr':1012, 'blockname':'coil',&#10;&#9;'blocktype':1, 'datatype':'boolean'}}},">
            <text:p>{'name':'Water1ReadErr', <text:s/>'typ':0, 'value':0, 'metadata':{<text:line-break/><text:tab/>'modbus':{ 'addr':1012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1Bypassed</text:p>
          </table:table-cell>
          <table:table-cell table:number-columns-repeated="2"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0]&amp;&quot;',  'typ':&quot;&amp;[.B20]&amp;&quot;, 'value':&quot;&amp;PROPER([.C20])&amp;&quot;, 'metadata':{&quot;&amp;CHAR(10)&amp;CHAR(9)&amp;&quot;'modbus':{ 'addr':&quot;&amp;[.D20]&amp;&quot;, 'blockname':'&quot;&amp;[.E20]&amp;&quot;',&quot;&amp;CHAR(10)&amp;CHAR(9)&amp;&quot;'blocktype':&quot;&amp;[.F20]&amp;&quot;, 'datatype':'&quot;&amp;[.G20]&amp;&quot;'}}},&quot;" office:value-type="string" office:string-value="{'name':'Water1Bypassed',  'typ':0, 'value':0, 'metadata':{&#10;&#9;'modbus':{ 'addr':1013, 'blockname':'coil',&#10;&#9;'blocktype':1, 'datatype':'boolean'}}},">
            <text:p>{'name':'Water1Bypassed', <text:s/>'typ':0, 'value':0, 'metadata':{<text:line-break/><text:tab/>'modbus':{ 'addr':1013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2ReadOK</text:p>
          </table:table-cell>
          <table:table-cell table:number-columns-repeated="2"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1]&amp;&quot;',  'typ':&quot;&amp;[.B21]&amp;&quot;, 'value':&quot;&amp;PROPER([.C21])&amp;&quot;, 'metadata':{&quot;&amp;CHAR(10)&amp;CHAR(9)&amp;&quot;'modbus':{ 'addr':&quot;&amp;[.D21]&amp;&quot;, 'blockname':'&quot;&amp;[.E21]&amp;&quot;',&quot;&amp;CHAR(10)&amp;CHAR(9)&amp;&quot;'blocktype':&quot;&amp;[.F21]&amp;&quot;, 'datatype':'&quot;&amp;[.G21]&amp;&quot;'}}},&quot;" office:value-type="string" office:string-value="{'name':'Water2ReadOK',  'typ':0, 'value':0, 'metadata':{&#10;&#9;'modbus':{ 'addr':1014, 'blockname':'coil',&#10;&#9;'blocktype':1, 'datatype':'boolean'}}},">
            <text:p>{'name':'Water2ReadOK', <text:s/>'typ':0, 'value':0, 'metadata':{<text:line-break/><text:tab/>'modbus':{ 'addr':1014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2ReadErr</text:p>
          </table:table-cell>
          <table:table-cell table:number-columns-repeated="2" office:value-type="float" office:value="0">
            <text:p>0</text:p>
          </table:table-cell>
          <table:table-cell office:value-type="float" office:value="1015">
            <text:p>1015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2]&amp;&quot;',  'typ':&quot;&amp;[.B22]&amp;&quot;, 'value':&quot;&amp;PROPER([.C22])&amp;&quot;, 'metadata':{&quot;&amp;CHAR(10)&amp;CHAR(9)&amp;&quot;'modbus':{ 'addr':&quot;&amp;[.D22]&amp;&quot;, 'blockname':'&quot;&amp;[.E22]&amp;&quot;',&quot;&amp;CHAR(10)&amp;CHAR(9)&amp;&quot;'blocktype':&quot;&amp;[.F22]&amp;&quot;, 'datatype':'&quot;&amp;[.G22]&amp;&quot;'}}},&quot;" office:value-type="string" office:string-value="{'name':'Water2ReadErr',  'typ':0, 'value':0, 'metadata':{&#10;&#9;'modbus':{ 'addr':1015, 'blockname':'coil',&#10;&#9;'blocktype':1, 'datatype':'boolean'}}},">
            <text:p>{'name':'Water2ReadErr', <text:s/>'typ':0, 'value':0, 'metadata':{<text:line-break/><text:tab/>'modbus':{ 'addr':1015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2Bypassed</text:p>
          </table:table-cell>
          <table:table-cell table:number-columns-repeated="2"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23]&amp;&quot;',  'typ':&quot;&amp;[.B23]&amp;&quot;, 'value':&quot;&amp;PROPER([.C23])&amp;&quot;, 'metadata':{&quot;&amp;CHAR(10)&amp;CHAR(9)&amp;&quot;'modbus':{ 'addr':&quot;&amp;[.D23]&amp;&quot;, 'blockname':'&quot;&amp;[.E23]&amp;&quot;',&quot;&amp;CHAR(10)&amp;CHAR(9)&amp;&quot;'blocktype':&quot;&amp;[.F23]&amp;&quot;, 'datatype':'&quot;&amp;[.G23]&amp;&quot;'}}},&quot;" office:value-type="string" office:string-value="{'name':'Water2Bypassed',  'typ':0, 'value':0, 'metadata':{&#10;&#9;'modbus':{ 'addr':1016, 'blockname':'coil',&#10;&#9;'blocktype':1, 'datatype':'boolean'}}},">
            <text:p>{'name':'Water2Bypassed', <text:s/>'typ':0, 'value':0, 'metadata':{<text:line-break/><text:tab/>'modbus':{ 'addr':1016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BlowerWriteOK</text:p>
          </table:table-cell>
          <table:table-cell table:number-columns-repeated="2"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4]&amp;&quot;',  'typ':&quot;&amp;[.B24]&amp;&quot;, 'value':&quot;&amp;PROPER([.C24])&amp;&quot;, 'metadata':{&quot;&amp;CHAR(10)&amp;CHAR(9)&amp;&quot;'modbus':{ 'addr':&quot;&amp;[.D24]&amp;&quot;, 'blockname':'&quot;&amp;[.E24]&amp;&quot;',&quot;&amp;CHAR(10)&amp;CHAR(9)&amp;&quot;'blocktype':&quot;&amp;[.F24]&amp;&quot;, 'datatype':'&quot;&amp;[.G24]&amp;&quot;'}}},&quot;" office:value-type="string" office:string-value="{'name':'BlowerWriteOK',  'typ':0, 'value':0, 'metadata':{&#10;&#9;'modbus':{ 'addr':1017, 'blockname':'coil',&#10;&#9;'blocktype':1, 'datatype':'boolean'}}},">
            <text:p>{'name':'BlowerWriteOK', <text:s/>'typ':0, 'value':0, 'metadata':{<text:line-break/><text:tab/>'modbus':{ 'addr':1017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BlowerWriteEr</text:p>
          </table:table-cell>
          <table:table-cell table:number-columns-repeated="2"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5]&amp;&quot;',  'typ':&quot;&amp;[.B25]&amp;&quot;, 'value':&quot;&amp;PROPER([.C25])&amp;&quot;, 'metadata':{&quot;&amp;CHAR(10)&amp;CHAR(9)&amp;&quot;'modbus':{ 'addr':&quot;&amp;[.D25]&amp;&quot;, 'blockname':'&quot;&amp;[.E25]&amp;&quot;',&quot;&amp;CHAR(10)&amp;CHAR(9)&amp;&quot;'blocktype':&quot;&amp;[.F25]&amp;&quot;, 'datatype':'&quot;&amp;[.G25]&amp;&quot;'}}},&quot;" office:value-type="string" office:string-value="{'name':'BlowerWriteEr',  'typ':0, 'value':0, 'metadata':{&#10;&#9;'modbus':{ 'addr':1018, 'blockname':'coil',&#10;&#9;'blocktype':1, 'datatype':'boolean'}}},">
            <text:p>{'name':'BlowerWriteEr', <text:s/>'typ':0, 'value':0, 'metadata':{<text:line-break/><text:tab/>'modbus':{ 'addr':1018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BlowerWriteBP</text:p>
          </table:table-cell>
          <table:table-cell table:number-columns-repeated="2" office:value-type="float" office:value="0">
            <text:p>0</text:p>
          </table:table-cell>
          <table:table-cell office:value-type="float" office:value="1019">
            <text:p>1019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6]&amp;&quot;',  'typ':&quot;&amp;[.B26]&amp;&quot;, 'value':&quot;&amp;PROPER([.C26])&amp;&quot;, 'metadata':{&quot;&amp;CHAR(10)&amp;CHAR(9)&amp;&quot;'modbus':{ 'addr':&quot;&amp;[.D26]&amp;&quot;, 'blockname':'&quot;&amp;[.E26]&amp;&quot;',&quot;&amp;CHAR(10)&amp;CHAR(9)&amp;&quot;'blocktype':&quot;&amp;[.F26]&amp;&quot;, 'datatype':'&quot;&amp;[.G26]&amp;&quot;'}}},&quot;" office:value-type="string" office:string-value="{'name':'BlowerWriteBP',  'typ':0, 'value':0, 'metadata':{&#10;&#9;'modbus':{ 'addr':1019, 'blockname':'coil',&#10;&#9;'blocktype':1, 'datatype':'boolean'}}},">
            <text:p>{'name':'BlowerWriteBP', <text:s/>'typ':0, 'value':0, 'metadata':{<text:line-break/><text:tab/>'modbus':{ 'addr':1019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GasWriteOK</text:p>
          </table:table-cell>
          <table:table-cell table:number-columns-repeated="2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27]&amp;&quot;',  'typ':&quot;&amp;[.B27]&amp;&quot;, 'value':&quot;&amp;PROPER([.C27])&amp;&quot;, 'metadata':{&quot;&amp;CHAR(10)&amp;CHAR(9)&amp;&quot;'modbus':{ 'addr':&quot;&amp;[.D27]&amp;&quot;, 'blockname':'&quot;&amp;[.E27]&amp;&quot;',&quot;&amp;CHAR(10)&amp;CHAR(9)&amp;&quot;'blocktype':&quot;&amp;[.F27]&amp;&quot;, 'datatype':'&quot;&amp;[.G27]&amp;&quot;'}}},&quot;" office:value-type="string" office:string-value="{'name':'GasWriteOK',  'typ':0, 'value':0, 'metadata':{&#10;&#9;'modbus':{ 'addr':1020, 'blockname':'coil',&#10;&#9;'blocktype':1, 'datatype':'boolean'}}},">
            <text:p>{'name':'GasWriteOK', <text:s/>'typ':0, 'value':0, 'metadata':{<text:line-break/><text:tab/>'modbus':{ 'addr':1020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GasWriteEr</text:p>
          </table:table-cell>
          <table:table-cell table:number-columns-repeated="2"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28]&amp;&quot;',  'typ':&quot;&amp;[.B28]&amp;&quot;, 'value':&quot;&amp;PROPER([.C28])&amp;&quot;, 'metadata':{&quot;&amp;CHAR(10)&amp;CHAR(9)&amp;&quot;'modbus':{ 'addr':&quot;&amp;[.D28]&amp;&quot;, 'blockname':'&quot;&amp;[.E28]&amp;&quot;',&quot;&amp;CHAR(10)&amp;CHAR(9)&amp;&quot;'blocktype':&quot;&amp;[.F28]&amp;&quot;, 'datatype':'&quot;&amp;[.G28]&amp;&quot;'}}},&quot;" office:value-type="string" office:string-value="{'name':'GasWriteEr',  'typ':0, 'value':0, 'metadata':{&#10;&#9;'modbus':{ 'addr':1021, 'blockname':'coil',&#10;&#9;'blocktype':1, 'datatype':'boolean'}}},">
            <text:p>{'name':'GasWriteEr', <text:s/>'typ':0, 'value':0, 'metadata':{<text:line-break/><text:tab/>'modbus':{ 'addr':1021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GasWriteBP</text:p>
          </table:table-cell>
          <table:table-cell table:number-columns-repeated="2"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29]&amp;&quot;',  'typ':&quot;&amp;[.B29]&amp;&quot;, 'value':&quot;&amp;PROPER([.C29])&amp;&quot;, 'metadata':{&quot;&amp;CHAR(10)&amp;CHAR(9)&amp;&quot;'modbus':{ 'addr':&quot;&amp;[.D29]&amp;&quot;, 'blockname':'&quot;&amp;[.E29]&amp;&quot;',&quot;&amp;CHAR(10)&amp;CHAR(9)&amp;&quot;'blocktype':&quot;&amp;[.F29]&amp;&quot;, 'datatype':'&quot;&amp;[.G29]&amp;&quot;'}}},&quot;" office:value-type="string" office:string-value="{'name':'GasWriteBP',  'typ':0, 'value':0, 'metadata':{&#10;&#9;'modbus':{ 'addr':1022, 'blockname':'coil',&#10;&#9;'blocktype':1, 'datatype':'boolean'}}},">
            <text:p>{'name':'GasWriteBP', <text:s/>'typ':0, 'value':0, 'metadata':{<text:line-break/><text:tab/>'modbus':{ 'addr':1022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ConvWriteOK</text:p>
          </table:table-cell>
          <table:table-cell table:number-columns-repeated="2" office:value-type="float" office:value="0">
            <text:p>0</text:p>
          </table:table-cell>
          <table:table-cell office:value-type="float" office:value="1023">
            <text:p>1023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30]&amp;&quot;',  'typ':&quot;&amp;[.B30]&amp;&quot;, 'value':&quot;&amp;PROPER([.C30])&amp;&quot;, 'metadata':{&quot;&amp;CHAR(10)&amp;CHAR(9)&amp;&quot;'modbus':{ 'addr':&quot;&amp;[.D30]&amp;&quot;, 'blockname':'&quot;&amp;[.E30]&amp;&quot;',&quot;&amp;CHAR(10)&amp;CHAR(9)&amp;&quot;'blocktype':&quot;&amp;[.F30]&amp;&quot;, 'datatype':'&quot;&amp;[.G30]&amp;&quot;'}}},&quot;" office:value-type="string" office:string-value="{'name':'ConvWriteOK',  'typ':0, 'value':0, 'metadata':{&#10;&#9;'modbus':{ 'addr':1023, 'blockname':'coil',&#10;&#9;'blocktype':1, 'datatype':'boolean'}}},">
            <text:p>{'name':'ConvWriteOK', <text:s/>'typ':0, 'value':0, 'metadata':{<text:line-break/><text:tab/>'modbus':{ 'addr':1023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ConvWriteER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31]&amp;&quot;',  'typ':&quot;&amp;[.B31]&amp;&quot;, 'value':&quot;&amp;PROPER([.C31])&amp;&quot;, 'metadata':{&quot;&amp;CHAR(10)&amp;CHAR(9)&amp;&quot;'modbus':{ 'addr':&quot;&amp;[.D31]&amp;&quot;, 'blockname':'&quot;&amp;[.E31]&amp;&quot;',&quot;&amp;CHAR(10)&amp;CHAR(9)&amp;&quot;'blocktype':&quot;&amp;[.F31]&amp;&quot;, 'datatype':'&quot;&amp;[.G31]&amp;&quot;'}}},&quot;" office:value-type="string" office:string-value="{'name':'ConvWriteER',  'typ':0, 'value':0, 'metadata':{&#10;&#9;'modbus':{ 'addr':1024, 'blockname':'coil',&#10;&#9;'blocktype':1, 'datatype':'boolean'}}},">
            <text:p>{'name':'ConvWriteER', <text:s/>'typ':0, 'value':0, 'metadata':{<text:line-break/><text:tab/>'modbus':{ 'addr':1024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ConvWriteBP</text:p>
          </table:table-cell>
          <table:table-cell table:number-columns-repeated="2" office:value-type="float" office:value="0">
            <text:p>0</text:p>
          </table:table-cell>
          <table:table-cell office:value-type="float" office:value="1025">
            <text:p>1025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32]&amp;&quot;',  'typ':&quot;&amp;[.B32]&amp;&quot;, 'value':&quot;&amp;PROPER([.C32])&amp;&quot;, 'metadata':{&quot;&amp;CHAR(10)&amp;CHAR(9)&amp;&quot;'modbus':{ 'addr':&quot;&amp;[.D32]&amp;&quot;, 'blockname':'&quot;&amp;[.E32]&amp;&quot;',&quot;&amp;CHAR(10)&amp;CHAR(9)&amp;&quot;'blocktype':&quot;&amp;[.F32]&amp;&quot;, 'datatype':'&quot;&amp;[.G32]&amp;&quot;'}}},&quot;" office:value-type="string" office:string-value="{'name':'ConvWriteBP',  'typ':0, 'value':0, 'metadata':{&#10;&#9;'modbus':{ 'addr':1025, 'blockname':'coil',&#10;&#9;'blocktype':1, 'datatype':'boolean'}}},">
            <text:p>{'name':'ConvWriteBP', <text:s/>'typ':0, 'value':0, 'metadata':{<text:line-break/><text:tab/>'modbus':{ 'addr':1025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1WriteOK</text:p>
          </table:table-cell>
          <table:table-cell table:number-columns-repeated="2"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33]&amp;&quot;',  'typ':&quot;&amp;[.B33]&amp;&quot;, 'value':&quot;&amp;PROPER([.C33])&amp;&quot;, 'metadata':{&quot;&amp;CHAR(10)&amp;CHAR(9)&amp;&quot;'modbus':{ 'addr':&quot;&amp;[.D33]&amp;&quot;, 'blockname':'&quot;&amp;[.E33]&amp;&quot;',&quot;&amp;CHAR(10)&amp;CHAR(9)&amp;&quot;'blocktype':&quot;&amp;[.F33]&amp;&quot;, 'datatype':'&quot;&amp;[.G33]&amp;&quot;'}}},&quot;" office:value-type="string" office:string-value="{'name':'Water1WriteOK',  'typ':0, 'value':0, 'metadata':{&#10;&#9;'modbus':{ 'addr':1026, 'blockname':'coil',&#10;&#9;'blocktype':1, 'datatype':'boolean'}}},">
            <text:p>{'name':'Water1WriteOK', <text:s/>'typ':0, 'value':0, 'metadata':{<text:line-break/><text:tab/>'modbus':{ 'addr':1026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1WriteER</text:p>
          </table:table-cell>
          <table:table-cell table:number-columns-repeated="2" office:value-type="float" office:value="0">
            <text:p>0</text:p>
          </table:table-cell>
          <table:table-cell office:value-type="float" office:value="1027">
            <text:p>1027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style-name="ce2" office:value-type="boolean" office:boolean-value="false">
            <text:p>FALSE</text:p>
          </table:table-cell>
          <table:table-cell/>
          <table:table-cell table:formula="of:=&quot;{'name':'&quot;&amp;[.A34]&amp;&quot;',  'typ':&quot;&amp;[.B34]&amp;&quot;, 'value':&quot;&amp;PROPER([.C34])&amp;&quot;, 'metadata':{&quot;&amp;CHAR(10)&amp;CHAR(9)&amp;&quot;'modbus':{ 'addr':&quot;&amp;[.D34]&amp;&quot;, 'blockname':'&quot;&amp;[.E34]&amp;&quot;',&quot;&amp;CHAR(10)&amp;CHAR(9)&amp;&quot;'blocktype':&quot;&amp;[.F34]&amp;&quot;, 'datatype':'&quot;&amp;[.G34]&amp;&quot;'}}},&quot;" office:value-type="string" office:string-value="{'name':'Water1WriteER',  'typ':0, 'value':0, 'metadata':{&#10;&#9;'modbus':{ 'addr':1027, 'blockname':'coil',&#10;&#9;'blocktype':1, 'datatype':'boolean'}}},">
            <text:p>{'name':'Water1WriteER', <text:s/>'typ':0, 'value':0, 'metadata':{<text:line-break/><text:tab/>'modbus':{ 'addr':1027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1WriteBP</text:p>
          </table:table-cell>
          <table:table-cell table:number-columns-repeated="2"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35]&amp;&quot;',  'typ':&quot;&amp;[.B35]&amp;&quot;, 'value':&quot;&amp;PROPER([.C35])&amp;&quot;, 'metadata':{&quot;&amp;CHAR(10)&amp;CHAR(9)&amp;&quot;'modbus':{ 'addr':&quot;&amp;[.D35]&amp;&quot;, 'blockname':'&quot;&amp;[.E35]&amp;&quot;',&quot;&amp;CHAR(10)&amp;CHAR(9)&amp;&quot;'blocktype':&quot;&amp;[.F35]&amp;&quot;, 'datatype':'&quot;&amp;[.G35]&amp;&quot;'}}},&quot;" office:value-type="string" office:string-value="{'name':'Water1WriteBP',  'typ':0, 'value':0, 'metadata':{&#10;&#9;'modbus':{ 'addr':1028, 'blockname':'coil',&#10;&#9;'blocktype':1, 'datatype':'boolean'}}},">
            <text:p>{'name':'Water1WriteBP', <text:s/>'typ':0, 'value':0, 'metadata':{<text:line-break/><text:tab/>'modbus':{ 'addr':1028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2WriteOK</text:p>
          </table:table-cell>
          <table:table-cell table:number-columns-repeated="2" office:value-type="float" office:value="0">
            <text:p>0</text:p>
          </table:table-cell>
          <table:table-cell office:value-type="float" office:value="1029">
            <text:p>1029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36]&amp;&quot;',  'typ':&quot;&amp;[.B36]&amp;&quot;, 'value':&quot;&amp;PROPER([.C36])&amp;&quot;, 'metadata':{&quot;&amp;CHAR(10)&amp;CHAR(9)&amp;&quot;'modbus':{ 'addr':&quot;&amp;[.D36]&amp;&quot;, 'blockname':'&quot;&amp;[.E36]&amp;&quot;',&quot;&amp;CHAR(10)&amp;CHAR(9)&amp;&quot;'blocktype':&quot;&amp;[.F36]&amp;&quot;, 'datatype':'&quot;&amp;[.G36]&amp;&quot;'}}},&quot;" office:value-type="string" office:string-value="{'name':'Water2WriteOK',  'typ':0, 'value':0, 'metadata':{&#10;&#9;'modbus':{ 'addr':1029, 'blockname':'coil',&#10;&#9;'blocktype':1, 'datatype':'boolean'}}},">
            <text:p>{'name':'Water2WriteOK', <text:s/>'typ':0, 'value':0, 'metadata':{<text:line-break/><text:tab/>'modbus':{ 'addr':1029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2WriteER</text:p>
          </table:table-cell>
          <table:table-cell table:number-columns-repeated="2"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37]&amp;&quot;',  'typ':&quot;&amp;[.B37]&amp;&quot;, 'value':&quot;&amp;PROPER([.C37])&amp;&quot;, 'metadata':{&quot;&amp;CHAR(10)&amp;CHAR(9)&amp;&quot;'modbus':{ 'addr':&quot;&amp;[.D37]&amp;&quot;, 'blockname':'&quot;&amp;[.E37]&amp;&quot;',&quot;&amp;CHAR(10)&amp;CHAR(9)&amp;&quot;'blocktype':&quot;&amp;[.F37]&amp;&quot;, 'datatype':'&quot;&amp;[.G37]&amp;&quot;'}}},&quot;" office:value-type="string" office:string-value="{'name':'Water2WriteER',  'typ':0, 'value':0, 'metadata':{&#10;&#9;'modbus':{ 'addr':1030, 'blockname':'coil',&#10;&#9;'blocktype':1, 'datatype':'boolean'}}},">
            <text:p>{'name':'Water2WriteER', <text:s/>'typ':0, 'value':0, 'metadata':{<text:line-break/><text:tab/>'modbus':{ 'addr':1030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2WriteBP</text:p>
          </table:table-cell>
          <table:table-cell table:number-columns-repeated="2"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38]&amp;&quot;',  'typ':&quot;&amp;[.B38]&amp;&quot;, 'value':&quot;&amp;PROPER([.C38])&amp;&quot;, 'metadata':{&quot;&amp;CHAR(10)&amp;CHAR(9)&amp;&quot;'modbus':{ 'addr':&quot;&amp;[.D38]&amp;&quot;, 'blockname':'&quot;&amp;[.E38]&amp;&quot;',&quot;&amp;CHAR(10)&amp;CHAR(9)&amp;&quot;'blocktype':&quot;&amp;[.F38]&amp;&quot;, 'datatype':'&quot;&amp;[.G38]&amp;&quot;'}}},&quot;" office:value-type="string" office:string-value="{'name':'Water2WriteBP',  'typ':0, 'value':0, 'metadata':{&#10;&#9;'modbus':{ 'addr':1031, 'blockname':'coil',&#10;&#9;'blocktype':1, 'datatype':'boolean'}}},">
            <text:p>{'name':'Water2WriteBP', <text:s/>'typ':0, 'value':0, 'metadata':{<text:line-break/><text:tab/>'modbus':{ 'addr':1031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BlowerBypCmd</text:p>
          </table:table-cell>
          <table:table-cell table:number-columns-repeated="2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39]&amp;&quot;',  'typ':&quot;&amp;[.B39]&amp;&quot;, 'value':&quot;&amp;PROPER([.C39])&amp;&quot;, 'metadata':{&quot;&amp;CHAR(10)&amp;CHAR(9)&amp;&quot;'modbus':{ 'addr':&quot;&amp;[.D39]&amp;&quot;, 'blockname':'&quot;&amp;[.E39]&amp;&quot;',&quot;&amp;CHAR(10)&amp;CHAR(9)&amp;&quot;'blocktype':&quot;&amp;[.F39]&amp;&quot;, 'datatype':'&quot;&amp;[.G39]&amp;&quot;'}}},&quot;" office:value-type="string" office:string-value="{'name':'BlowerBypCmd',  'typ':0, 'value':0, 'metadata':{&#10;&#9;'modbus':{ 'addr':1100, 'blockname':'coil',&#10;&#9;'blocktype':1, 'datatype':'boolean'}}},">
            <text:p>{'name':'BlowerBypCmd', <text:s/>'typ':0, 'value':0, 'metadata':{<text:line-break/><text:tab/>'modbus':{ 'addr':1100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GasBypCmd</text:p>
          </table:table-cell>
          <table:table-cell table:number-columns-repeated="2" office:value-type="float" office:value="0">
            <text:p>0</text:p>
          </table:table-cell>
          <table:table-cell office:value-type="float" office:value="1101">
            <text:p>1101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40]&amp;&quot;',  'typ':&quot;&amp;[.B40]&amp;&quot;, 'value':&quot;&amp;PROPER([.C40])&amp;&quot;, 'metadata':{&quot;&amp;CHAR(10)&amp;CHAR(9)&amp;&quot;'modbus':{ 'addr':&quot;&amp;[.D40]&amp;&quot;, 'blockname':'&quot;&amp;[.E40]&amp;&quot;',&quot;&amp;CHAR(10)&amp;CHAR(9)&amp;&quot;'blocktype':&quot;&amp;[.F40]&amp;&quot;, 'datatype':'&quot;&amp;[.G40]&amp;&quot;'}}},&quot;" office:value-type="string" office:string-value="{'name':'GasBypCmd',  'typ':0, 'value':0, 'metadata':{&#10;&#9;'modbus':{ 'addr':1101, 'blockname':'coil',&#10;&#9;'blocktype':1, 'datatype':'boolean'}}},">
            <text:p>{'name':'GasBypCmd', <text:s/>'typ':0, 'value':0, 'metadata':{<text:line-break/><text:tab/>'modbus':{ 'addr':1101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ConveyBypCmd</text:p>
          </table:table-cell>
          <table:table-cell table:number-columns-repeated="2"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41]&amp;&quot;',  'typ':&quot;&amp;[.B41]&amp;&quot;, 'value':&quot;&amp;PROPER([.C41])&amp;&quot;, 'metadata':{&quot;&amp;CHAR(10)&amp;CHAR(9)&amp;&quot;'modbus':{ 'addr':&quot;&amp;[.D41]&amp;&quot;, 'blockname':'&quot;&amp;[.E41]&amp;&quot;',&quot;&amp;CHAR(10)&amp;CHAR(9)&amp;&quot;'blocktype':&quot;&amp;[.F41]&amp;&quot;, 'datatype':'&quot;&amp;[.G41]&amp;&quot;'}}},&quot;" office:value-type="string" office:string-value="{'name':'ConveyBypCmd',  'typ':0, 'value':0, 'metadata':{&#10;&#9;'modbus':{ 'addr':1102, 'blockname':'coil',&#10;&#9;'blocktype':1, 'datatype':'boolean'}}},">
            <text:p>{'name':'ConveyBypCmd', <text:s/>'typ':0, 'value':0, 'metadata':{<text:line-break/><text:tab/>'modbus':{ 'addr':1102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1BypCmd</text:p>
          </table:table-cell>
          <table:table-cell table:number-columns-repeated="2" office:value-type="float" office:value="0">
            <text:p>0</text:p>
          </table:table-cell>
          <table:table-cell office:value-type="float" office:value="1103">
            <text:p>1103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42]&amp;&quot;',  'typ':&quot;&amp;[.B42]&amp;&quot;, 'value':&quot;&amp;PROPER([.C42])&amp;&quot;, 'metadata':{&quot;&amp;CHAR(10)&amp;CHAR(9)&amp;&quot;'modbus':{ 'addr':&quot;&amp;[.D42]&amp;&quot;, 'blockname':'&quot;&amp;[.E42]&amp;&quot;',&quot;&amp;CHAR(10)&amp;CHAR(9)&amp;&quot;'blocktype':&quot;&amp;[.F42]&amp;&quot;, 'datatype':'&quot;&amp;[.G42]&amp;&quot;'}}},&quot;" office:value-type="string" office:string-value="{'name':'Water1BypCmd',  'typ':0, 'value':0, 'metadata':{&#10;&#9;'modbus':{ 'addr':1103, 'blockname':'coil',&#10;&#9;'blocktype':1, 'datatype':'boolean'}}},">
            <text:p>{'name':'Water1BypCmd', <text:s/>'typ':0, 'value':0, 'metadata':{<text:line-break/><text:tab/>'modbus':{ 'addr':1103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Water2BypCmd</text:p>
          </table:table-cell>
          <table:table-cell table:number-columns-repeated="2"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string">
            <text:p>coil</text:p>
          </table:table-cell>
          <table:table-cell office:value-type="float" office:value="1">
            <text:p>1</text:p>
          </table:table-cell>
          <table:table-cell office:value-type="string">
            <text:p>boolean</text:p>
          </table:table-cell>
          <table:table-cell table:number-columns-repeated="2"/>
          <table:table-cell table:formula="of:=&quot;{'name':'&quot;&amp;[.A43]&amp;&quot;',  'typ':&quot;&amp;[.B43]&amp;&quot;, 'value':&quot;&amp;PROPER([.C43])&amp;&quot;, 'metadata':{&quot;&amp;CHAR(10)&amp;CHAR(9)&amp;&quot;'modbus':{ 'addr':&quot;&amp;[.D43]&amp;&quot;, 'blockname':'&quot;&amp;[.E43]&amp;&quot;',&quot;&amp;CHAR(10)&amp;CHAR(9)&amp;&quot;'blocktype':&quot;&amp;[.F43]&amp;&quot;, 'datatype':'&quot;&amp;[.G43]&amp;&quot;'}}},&quot;" office:value-type="string" office:string-value="{'name':'Water2BypCmd',  'typ':0, 'value':0, 'metadata':{&#10;&#9;'modbus':{ 'addr':1104, 'blockname':'coil',&#10;&#9;'blocktype':1, 'datatype':'boolean'}}},">
            <text:p>{'name':'Water2BypCmd', <text:s/>'typ':0, 'value':0, 'metadata':{<text:line-break/><text:tab/>'modbus':{ 'addr':1104, 'blockname':'coil',<text:line-break/><text:tab/>'blocktype':1, 'datatype':'boolean'}}},</text:p>
          </table:table-cell>
        </table:table-row>
        <table:table-row table:style-name="ro2">
          <table:table-cell office:value-type="string">
            <text:p>CommSeqCounter</text:p>
          </table:table-cell>
          <table:table-cell table:number-columns-repeated="2" office:value-type="float" office:value="0">
            <text:p>0</text:p>
          </table:table-cell>
          <table:table-cell office:value-type="float" office:value="42001">
            <text:p>42001</text:p>
          </table:table-cell>
          <table:table-cell office:value-type="string">
            <text:p>holdingreg</text:p>
          </table:table-cell>
          <table:table-cell office:value-type="float" office:value="4">
            <text:p>4</text:p>
          </table:table-cell>
          <table:table-cell office:value-type="string">
            <text:p>float</text:p>
          </table:table-cell>
          <table:table-cell table:number-columns-repeated="2"/>
          <table:table-cell table:formula="of:=&quot;{'name':'&quot;&amp;[.A44]&amp;&quot;',  'typ':&quot;&amp;[.B44]&amp;&quot;, 'value':&quot;&amp;PROPER([.C44])&amp;&quot;, 'metadata':{&quot;&amp;CHAR(10)&amp;CHAR(9)&amp;&quot;'modbus':{ 'addr':&quot;&amp;[.D44]&amp;&quot;, 'blockname':'&quot;&amp;[.E44]&amp;&quot;',&quot;&amp;CHAR(10)&amp;CHAR(9)&amp;&quot;'blocktype':&quot;&amp;[.F44]&amp;&quot;, 'datatype':'&quot;&amp;[.G44]&amp;&quot;'}}},&quot;" office:value-type="string" office:string-value="{'name':'CommSeqCounter',  'typ':0, 'value':0, 'metadata':{&#10;&#9;'modbus':{ 'addr':42001, 'blockname':'holdingreg',&#10;&#9;'blocktype':4, 'datatype':'float'}}},">
            <text:p>{'name':'CommSeqCounter', <text:s/>'typ':0, 'value':0, 'metadata':{<text:line-break/><text:tab/>'modbus':{ 'addr':42001, 'blockname':'holdingreg',<text:line-break/><text:tab/>'blocktype':4, 'datatype':'float'}}},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number-columns-repeated="8"/>
          <table:table-cell office:value-type="string">
            <text:p>Missing the registers that hold information received and sent from the slaves</text:p>
          </table:table-cell>
          <table:table-cell/>
        </table:table-row>
        <table:table-row table:style-name="ro3" table:number-rows-repeated="4">
          <table:table-cell table:number-columns-repeated="10"/>
        </table:table-row>
        <table:table-row table:style-name="ro3">
          <table:table-cell table:number-columns-repeated="7"/>
          <table:table-cell table:style-name="ce2"/>
          <table:table-cell table:number-columns-repeated="2"/>
        </table:table-row>
      </table:table>
      <table:database-ranges>
        <table:database-range table:target-range-address="MasterGas.A1:MasterGas.J104857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1">05/21/2011</text:date>, <text:time>10:3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 </meta:initial-creator>
    <meta:creation-date>2011-04-22T11:25:18</meta:creation-date>
    <meta:generator>OpenOffice.org/3.2$Linux OpenOffice.org_project/320m12$Build-9483</meta:generator>
    <dc:date>2011-05-21T10:36:52</dc:date>
    <dc:creator>Brad </dc:creator>
    <meta:editing-duration>PT77H20M42S</meta:editing-duration>
    <meta:editing-cycles>33</meta:editing-cycles>
    <meta:document-statistic meta:table-count="3" meta:cell-count="1248" meta:object-count="0"/>
  </office:meta>
</office:document-meta>
</file>